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3" table:default-cell-style-name="ce1"/>
        <table:table-column table:style-name="co1" table:default-cell-style-name="Default"/>
        <table:table-row table:style-name="ro1">
          <table:table-cell table:style-name="ce2" office:value-type="string" calcext:value-type="string">
            <text:p>Player</text:p>
          </table:table-cell>
          <table:table-cell table:style-name="ce4"/>
          <table:table-cell table:style-name="ce2" office:value-type="string" calcext:value-type="string">
            <text:p>Apps</text:p>
          </table:table-cell>
          <table:table-cell table:style-name="ce2" office:value-type="string" calcext:value-type="string">
            <text:p>Mins</text:p>
          </table:table-cell>
          <table:table-cell table:style-name="ce2" office:value-type="string" calcext:value-type="string">
            <text:p>Goals</text:p>
          </table:table-cell>
          <table:table-cell table:style-name="ce2" office:value-type="string" calcext:value-type="string">
            <text:p>Assists</text:p>
          </table:table-cell>
          <table:table-cell table:style-name="ce2" office:value-type="string" calcext:value-type="string">
            <text:p>Yel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SpG</text:p>
          </table:table-cell>
          <table:table-cell table:style-name="ce2" office:value-type="string" calcext:value-type="string">
            <text:p>PS%</text:p>
          </table:table-cell>
          <table:table-cell table:style-name="ce2" office:value-type="string" calcext:value-type="string">
            <text:p>AerialsWon</text:p>
          </table:table-cell>
          <table:table-cell table:style-name="ce2" office:value-type="string" calcext:value-type="string">
            <text:p>MotM</text:p>
          </table:table-cell>
          <table:table-cell table:style-name="ce2" office:value-type="string" calcext:value-type="string">
            <text:p>Rating</text:p>
          </table:table-cell>
          <table:table-cell office:value-type="string" calcext:value-type="string">
            <text:p>Jogador</text:p>
          </table:table-cell>
        </table:table-row>
        <table:table-row table:style-name="ro2">
          <table:table-cell office:value-type="string" calcext:value-type="string">
            <text:p><text:a xlink:href="https://1xbet.whoscored.com/Players/149738/Show/Gustavo-Scarpa" xlink:type="simple">1Gustavo Scarpa</text:a><text:a xlink:href="https://1xbet.whoscored.com/Teams/1234/Show/Brazil-Palmeiras" xlink:type="simple">Palmeiras, </text:a>28, D(L),M(CLR)</text:p>
          </table:table-cell>
          <table:table-cell office:value-type="string" calcext:value-type="string">
            <text:p><text:a xlink:href="https://1xbet.whoscored.com/Players/149738/Show/Gustavo-Scarp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47" calcext:value-type="float">
            <text:p>7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.76</text:p>
          </table:table-cell>
          <table:table-cell table:formula="of:=RIGHT([.A2];LEN([.A2])-1)" office:value-type="string" office:string-value="Gustavo ScarpaPalmeiras, 28, D(L),M(CLR)" calcext:value-type="string">
            <text:p>Gustavo ScarpaPalmeiras, 28, D(L),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284377/Show/Marinho" xlink:type="simple">2Marinho</text:a><text:a xlink:href="https://1xbet.whoscored.com/Teams/1239/Show/Brazil-Flamengo" xlink:type="simple">Flamengo, </text:a>32, AM(CLR),FW</text:p>
          </table:table-cell>
          <table:table-cell office:value-type="string" calcext:value-type="string">
            <text:p><text:a xlink:href="https://1xbet.whoscored.com/Players/284377/Show/Marinh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81.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70</text:p>
          </table:table-cell>
          <table:table-cell table:formula="of:=RIGHT([.A3];LEN([.A3])-1)" office:value-type="string" office:string-value="MarinhoFlamengo, 32, AM(CLR),FW" calcext:value-type="string">
            <text:p>MarinhoFlamengo, 32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28627/Show/Giorgian-de-Arrascaeta" xlink:type="simple">3Giorgian de Arrascaeta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28627/Show/Giorgian-de-Arrascaet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618" calcext:value-type="float">
            <text:p>6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0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.58</text:p>
          </table:table-cell>
          <table:table-cell table:formula="of:=RIGHT([.A4];LEN([.A4])-1)" office:value-type="string" office:string-value="Giorgian de ArrascaetaFlamengo, 28, AM(CLR),FW" calcext:value-type="string">
            <text:p>Giorgian de ArrascaetaFlamengo, 28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89/Show/Joaquim" xlink:type="simple">4Joaquim</text:a><text:a xlink:href="https://1xbet.whoscored.com/Teams/8938/Show/Brazil-Cuiaba" xlink:type="simple">Cuiaba, </text:a>23, D(C)</text:p>
          </table:table-cell>
          <table:table-cell office:value-type="string" calcext:value-type="string">
            <text:p><text:a xlink:href="https://1xbet.whoscored.com/Players/416789/Show/Joaquim" xlink:type="simple"> </text:a><text:a xlink:href="https://1xbet.whoscored.com/Teams/8938/Show/Brazil-Cuia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9.7</text:p>
          </table:table-cell>
          <table:table-cell office:value-type="string" calcext:value-type="string">
            <text:p>5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53</text:p>
          </table:table-cell>
          <table:table-cell table:formula="of:=RIGHT([.A5];LEN([.A5])-1)" office:value-type="string" office:string-value="JoaquimCuiaba, 23, D(C)" calcext:value-type="string">
            <text:p>JoaquimCuiaba, 2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97581/Show/Ayrton" xlink:type="simple">5Ayrton</text:a><text:a xlink:href="https://1xbet.whoscored.com/Teams/1239/Show/Brazil-Flamengo" xlink:type="simple">Flamengo, </text:a>25, D(L),M(L)</text:p>
          </table:table-cell>
          <table:table-cell office:value-type="string" calcext:value-type="string">
            <text:p><text:a xlink:href="https://1xbet.whoscored.com/Players/297581/Show/Ayrton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78" calcext:value-type="float">
            <text:p>67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88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47</text:p>
          </table:table-cell>
          <table:table-cell table:formula="of:=RIGHT([.A6];LEN([.A6])-1)" office:value-type="string" office:string-value="AyrtonFlamengo, 25, D(L),M(L)" calcext:value-type="string">
            <text:p>AyrtonFlamengo, 25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99/Show/Germán-Cano" xlink:type="simple">6Germán Cano</text:a><text:a xlink:href="https://1xbet.whoscored.com/Teams/1232/Show/Brazil-Fluminense" xlink:type="simple">Fluminense, </text:a>34, FW</text:p>
          </table:table-cell>
          <table:table-cell office:value-type="string" calcext:value-type="string">
            <text:p><text:a xlink:href="https://1xbet.whoscored.com/Players/397899/Show/Germán-Cano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25" calcext:value-type="float">
            <text:p>9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76.1</text:p>
          </table:table-cell>
          <table:table-cell office:value-type="string" calcext:value-type="string">
            <text:p>0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.44</text:p>
          </table:table-cell>
          <table:table-cell table:formula="of:=RIGHT([.A7];LEN([.A7])-1)" office:value-type="string" office:string-value="Germán CanoFluminense, 34, FW" calcext:value-type="string">
            <text:p>Germán CanoFluminense, 34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295012/Show/Wanderson" xlink:type="simple">7Wanderson</text:a><text:a xlink:href="https://1xbet.whoscored.com/Teams/1219/Show/Brazil-Internacional" xlink:type="simple">Internacional, </text:a>27, AM(LR),FW</text:p>
          </table:table-cell>
          <table:table-cell office:value-type="string" calcext:value-type="string">
            <text:p><text:a xlink:href="https://1xbet.whoscored.com/Players/295012/Show/Wanderson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27" calcext:value-type="float">
            <text:p>5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83.6</text:p>
          </table:table-cell>
          <table:table-cell office:value-type="string" calcext:value-type="string">
            <text:p>0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.44</text:p>
          </table:table-cell>
          <table:table-cell table:formula="of:=RIGHT([.A8];LEN([.A8])-1)" office:value-type="string" office:string-value="WandersonInternacional, 27, AM(LR),FW" calcext:value-type="string">
            <text:p>WandersonInternacional, 27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53/Show/Igor-Paixão" xlink:type="simple">8Igor Paixão</text:a><text:a xlink:href="https://1xbet.whoscored.com/Teams/1236/Show/Brazil-Coritiba" xlink:type="simple">Coritiba, </text:a>22, AM(L)</text:p>
          </table:table-cell>
          <table:table-cell office:value-type="string" calcext:value-type="string">
            <text:p><text:a xlink:href="https://1xbet.whoscored.com/Players/436553/Show/Igor-Paixão" xlink:type="simple"> </text:a><text:a xlink:href="https://1xbet.whoscored.com/Teams/1236/Show/Brazil-Coriti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41</text:p>
          </table:table-cell>
          <table:table-cell table:formula="of:=RIGHT([.A9];LEN([.A9])-1)" office:value-type="string" office:string-value="Igor PaixãoCoritiba, 22, AM(L)" calcext:value-type="string">
            <text:p>Igor PaixãoCoritiba, 22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98130/Show/Matheuzinho" xlink:type="simple">9Matheuzinho</text:a><text:a xlink:href="https://1xbet.whoscored.com/Teams/1239/Show/Brazil-Flamengo" xlink:type="simple">Flamengo, </text:a>21, D(R)</text:p>
          </table:table-cell>
          <table:table-cell office:value-type="string" calcext:value-type="string">
            <text:p><text:a xlink:href="https://1xbet.whoscored.com/Players/398130/Show/Matheuzinho" xlink:type="simple"> </text:a><text:a xlink:href="https://1xbet.whoscored.com/Teams/1239/Show/Brazil-Flamen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41</text:p>
          </table:table-cell>
          <table:table-cell table:formula="of:=RIGHT([.A10];LEN([.A10])-1)" office:value-type="string" office:string-value="MatheuzinhoFlamengo, 21, D(R)" calcext:value-type="string">
            <text:p>MatheuzinhoFlamengo, 21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62/Show/Diego" xlink:type="simple">10Diego</text:a><text:a xlink:href="https://1xbet.whoscored.com/Teams/1218/Show/Brazil-Goias" xlink:type="simple">Goias, </text:a>26, D(R),M(R)</text:p>
          </table:table-cell>
          <table:table-cell office:value-type="string" calcext:value-type="string">
            <text:p><text:a xlink:href="https://1xbet.whoscored.com/Players/436562/Show/Diego" xlink:type="simple"> </text:a><text:a xlink:href="https://1xbet.whoscored.com/Teams/1218/Show/Brazil-Goi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.4</text:p>
          </table:table-cell>
          <table:table-cell office:value-type="string" calcext:value-type="string">
            <text:p>0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.40</text:p>
          </table:table-cell>
          <table:table-cell table:formula="of:=RIGHT([.A11];LEN([.A11])-2)" office:value-type="string" office:string-value="DiegoGoias, 26, D(R),M(R)" calcext:value-type="string">
            <text:p>DiegoGoias, 26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87/Show/Luiz-Henrique" xlink:type="simple">11Luiz Henrique</text:a><text:a xlink:href="https://1xbet.whoscored.com/Teams/1232/Show/Brazil-Fluminense" xlink:type="simple">Fluminense, </text:a>21, AM(LR)</text:p>
          </table:table-cell>
          <table:table-cell office:value-type="string" calcext:value-type="string">
            <text:p><text:a xlink:href="https://1xbet.whoscored.com/Players/397587/Show/Luiz-Henrique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82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7.40</text:p>
          </table:table-cell>
          <table:table-cell table:formula="of:=RIGHT([.A12];LEN([.A12])-2)" office:value-type="string" office:string-value="Luiz HenriqueFluminense, 21, AM(LR)" calcext:value-type="string">
            <text:p>Luiz HenriqueFluminense, 21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900/Show/Juninho-Capixaba" xlink:type="simple">12Juninho Capixaba</text:a><text:a xlink:href="https://1xbet.whoscored.com/Teams/2065/Show/Brazil-Fortaleza" xlink:type="simple">Fortaleza, </text:a>25, D(L),M(L)</text:p>
          </table:table-cell>
          <table:table-cell office:value-type="string" calcext:value-type="string">
            <text:p><text:a xlink:href="https://1xbet.whoscored.com/Players/337900/Show/Juninho-Capixaba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6.2</text:p>
          </table:table-cell>
          <table:table-cell office:value-type="string" calcext:value-type="string">
            <text:p>2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.37</text:p>
          </table:table-cell>
          <table:table-cell table:formula="of:=RIGHT([.A13];LEN([.A13])-2)" office:value-type="string" office:string-value="Juninho CapixabaFortaleza, 25, D(L),M(L)" calcext:value-type="string">
            <text:p>Juninho CapixabaFortaleza, 25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101467/Show/Éverton-Ribeiro" xlink:type="simple">13Éverton Ribeiro</text:a><text:a xlink:href="https://1xbet.whoscored.com/Teams/1239/Show/Brazil-Flamengo" xlink:type="simple">Flamengo, </text:a>33, AM(CLR)</text:p>
          </table:table-cell>
          <table:table-cell office:value-type="string" calcext:value-type="string">
            <text:p><text:a xlink:href="https://1xbet.whoscored.com/Players/101467/Show/Éverton-Ribei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628" calcext:value-type="float">
            <text:p>62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0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36</text:p>
          </table:table-cell>
          <table:table-cell table:formula="of:=RIGHT([.A14];LEN([.A14])-2)" office:value-type="string" office:string-value="Éverton RibeiroFlamengo, 33, AM(CLR)" calcext:value-type="string">
            <text:p>Éverton RibeiroFlamengo, 33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0345/Show/Cássio" xlink:type="simple">14Cássio</text:a><text:a xlink:href="https://1xbet.whoscored.com/Teams/1237/Show/Brazil-Corinthians" xlink:type="simple">Corinthians, </text:a>35, GK</text:p>
          </table:table-cell>
          <table:table-cell office:value-type="string" calcext:value-type="string">
            <text:p><text:a xlink:href="https://1xbet.whoscored.com/Players/40345/Show/Cássio" xlink:type="simple"> </text:a><text:a xlink:href="https://1xbet.whoscored.com/Teams/1237/Show/Brazil-Corinthian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71.7</text:p>
          </table:table-cell>
          <table:table-cell office:value-type="string" calcext:value-type="string">
            <text:p>0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33</text:p>
          </table:table-cell>
          <table:table-cell table:formula="of:=RIGHT([.A15];LEN([.A15])-2)" office:value-type="string" office:string-value="CássioCorinthians, 35, GK" calcext:value-type="string">
            <text:p>CássioCorinthians, 35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116227/Show/Léo-Baptistão" xlink:type="simple">15Léo Baptistão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16227/Show/Léo-Baptistã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723" calcext:value-type="float">
            <text:p>7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31</text:p>
          </table:table-cell>
          <table:table-cell table:formula="of:=RIGHT([.A16];LEN([.A16])-2)" office:value-type="string" office:string-value="Léo BaptistãoSantos FC, 29, AM(CLR),FW" calcext:value-type="string">
            <text:p>Léo BaptistãoSantos FC, 29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3445/Show/Jonathan-Calleri" xlink:type="simple">16Jonathan Calleri</text:a><text:a xlink:href="https://1xbet.whoscored.com/Teams/1224/Show/Brazil-Sao-Paulo" xlink:type="simple">Sao Paulo, </text:a>28, FW</text:p>
          </table:table-cell>
          <table:table-cell office:value-type="string" calcext:value-type="string">
            <text:p><text:a xlink:href="https://1xbet.whoscored.com/Players/133445/Show/Jonathan-Calleri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8(3)</text:p>
          </table:table-cell>
          <table:table-cell office:value-type="float" office:value="807" calcext:value-type="float">
            <text:p>80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71.4</text:p>
          </table:table-cell>
          <table:table-cell office:value-type="string" calcext:value-type="string">
            <text:p>2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30</text:p>
          </table:table-cell>
          <table:table-cell table:formula="of:=RIGHT([.A17];LEN([.A17])-2)" office:value-type="string" office:string-value="Jonathan CalleriSao Paulo, 28, FW" calcext:value-type="string">
            <text:p>Jonathan CalleriSao Paulo, 28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24039/Show/Jhon-Arias" xlink:type="simple">17Jhon Arias</text:a><text:a xlink:href="https://1xbet.whoscored.com/Teams/1232/Show/Brazil-Fluminense" xlink:type="simple">Fluminense, </text:a>24, AM(CL)</text:p>
          </table:table-cell>
          <table:table-cell office:value-type="string" calcext:value-type="string">
            <text:p><text:a xlink:href="https://1xbet.whoscored.com/Players/424039/Show/Jhon-Arias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831" calcext:value-type="float">
            <text:p>8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85.7</text:p>
          </table:table-cell>
          <table:table-cell office:value-type="string" calcext:value-type="string">
            <text:p>0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28</text:p>
          </table:table-cell>
          <table:table-cell table:formula="of:=RIGHT([.A18];LEN([.A18])-2)" office:value-type="string" office:string-value="Jhon AriasFluminense, 24, AM(CL)" calcext:value-type="string">
            <text:p>Jhon AriasFluminense, 24, A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302/Show/Artur" xlink:type="simple">18Artur</text:a><text:a xlink:href="https://1xbet.whoscored.com/Teams/5438/Show/Brazil-Red-Bull-Bragantino" xlink:type="simple">Red Bull Bragantino, </text:a>24, AM(LR)</text:p>
          </table:table-cell>
          <table:table-cell office:value-type="string" calcext:value-type="string">
            <text:p><text:a xlink:href="https://1xbet.whoscored.com/Players/318302/Show/Artur" xlink:type="simple"> </text:a><text:a xlink:href="https://1xbet.whoscored.com/Teams/5438/Show/Brazil-Red-Bull-Bragantin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39" calcext:value-type="float">
            <text:p>7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77.1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27</text:p>
          </table:table-cell>
          <table:table-cell table:formula="of:=RIGHT([.A19];LEN([.A19])-2)" office:value-type="string" office:string-value="ArturRed Bull Bragantino, 24, AM(LR)" calcext:value-type="string">
            <text:p>ArturRed Bull Bragantino, 24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20319/Show/Raniele" xlink:type="simple">19Raniele</text:a><text:a xlink:href="https://1xbet.whoscored.com/Teams/4619/Show/Brazil-Avai-FC" xlink:type="simple">Avai FC, </text:a>25, DMC</text:p>
          </table:table-cell>
          <table:table-cell office:value-type="string" calcext:value-type="string">
            <text:p><text:a xlink:href="https://1xbet.whoscored.com/Players/420319/Show/Raniele" xlink:type="simple"> </text:a><text:a xlink:href="https://1xbet.whoscored.com/Teams/4619/Show/Brazil-Avai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2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25</text:p>
          </table:table-cell>
          <table:table-cell table:formula="of:=RIGHT([.A20];LEN([.A20])-2)" office:value-type="string" office:string-value="RanieleAvai FC, 25, DMC" calcext:value-type="string">
            <text:p>RanieleAvai FC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34393/Show/Aderlan" xlink:type="simple">20Aderlan</text:a><text:a xlink:href="https://1xbet.whoscored.com/Teams/5438/Show/Brazil-Red-Bull-Bragantino" xlink:type="simple">Red Bull Bragantino, </text:a>31, D(R),M(R)</text:p>
          </table:table-cell>
          <table:table-cell office:value-type="string" calcext:value-type="string">
            <text:p><text:a xlink:href="https://1xbet.whoscored.com/Players/234393/Show/Aderlan" xlink:type="simple"> </text:a><text:a xlink:href="https://1xbet.whoscored.com/Teams/5438/Show/Brazil-Red-Bull-Bragantin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5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23</text:p>
          </table:table-cell>
          <table:table-cell table:formula="of:=RIGHT([.A21];LEN([.A21])-2)" office:value-type="string" office:string-value="AderlanRed Bull Bragantino, 31, D(R),M(R)" calcext:value-type="string">
            <text:p>AderlanRed Bull Bragantino, 31, D(R),M(R)</text:p>
          </table:table-cell>
        </table:table-row>
        <table:table-row table:style-name="ro1">
          <table:table-cell table:style-name="Default" table:number-columns-repeated="13"/>
          <table:table-cell table:formula="of:=RIGHT([.A22];LEN([.A22])-2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102256/Show/Edenílson" xlink:type="simple">21Edenílson</text:a><text:a xlink:href="https://1xbet.whoscored.com/Teams/1219/Show/Brazil-Internacional" xlink:type="simple">Internacional, </text:a>32, D(R),M(CLR)</text:p>
          </table:table-cell>
          <table:table-cell office:value-type="string" calcext:value-type="string">
            <text:p><text:a xlink:href="https://1xbet.whoscored.com/Players/102256/Show/Edenílson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14" calcext:value-type="float">
            <text:p>7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86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23</text:p>
          </table:table-cell>
          <table:table-cell table:formula="of:=RIGHT([.A23];LEN([.A23])-2)" office:value-type="string" office:string-value="EdenílsonInternacional, 32, D(R),M(CLR)" calcext:value-type="string">
            <text:p>EdenílsonInternacional, 32, D(R),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1/Show/Lucas-Pires" xlink:type="simple">22Lucas Pires</text:a><text:a xlink:href="https://1xbet.whoscored.com/Teams/1241/Show/Brazil-Santos-FC" xlink:type="simple">Santos FC, </text:a>21, D(L)</text:p>
          </table:table-cell>
          <table:table-cell office:value-type="string" calcext:value-type="string">
            <text:p><text:a xlink:href="https://1xbet.whoscored.com/Players/436501/Show/Lucas-Pires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43" calcext:value-type="float">
            <text:p>64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4.2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21</text:p>
          </table:table-cell>
          <table:table-cell table:formula="of:=RIGHT([.A24];LEN([.A24])-2)" office:value-type="string" office:string-value="Lucas PiresSantos FC, 21, D(L)" calcext:value-type="string">
            <text:p>Lucas PiresSantos FC, 21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133830/Show/Ignacio-Fernández" xlink:type="simple">23Ignacio Fernández</text:a><text:a xlink:href="https://1xbet.whoscored.com/Teams/1235/Show/Brazil-Atletico-MG" xlink:type="simple">Atletico MG, </text:a>32, M(CLR)</text:p>
          </table:table-cell>
          <table:table-cell office:value-type="string" calcext:value-type="string">
            <text:p><text:a xlink:href="https://1xbet.whoscored.com/Players/133830/Show/Ignacio-Fernández" xlink:type="simple"> </text:a><text:a xlink:href="https://1xbet.whoscored.com/Teams/1235/Show/Brazil-Atletico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59" calcext:value-type="float">
            <text:p>75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83.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.20</text:p>
          </table:table-cell>
          <table:table-cell table:formula="of:=RIGHT([.A25];LEN([.A25])-2)" office:value-type="string" office:string-value="Ignacio FernándezAtletico MG, 32, M(CLR)" calcext:value-type="string">
            <text:p>Ignacio FernándezAtletico MG, 32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37084/Show/João-Paulo" xlink:type="simple">24João Paulo</text:a><text:a xlink:href="https://1xbet.whoscored.com/Teams/1241/Show/Brazil-Santos-FC" xlink:type="simple">Santos FC, </text:a>27, GK</text:p>
          </table:table-cell>
          <table:table-cell office:value-type="string" calcext:value-type="string">
            <text:p><text:a xlink:href="https://1xbet.whoscored.com/Players/137084/Show/João-Paulo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5.1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20</text:p>
          </table:table-cell>
          <table:table-cell table:formula="of:=RIGHT([.A26];LEN([.A26])-2)" office:value-type="string" office:string-value="João PauloSantos FC, 27, GK" calcext:value-type="string">
            <text:p>João PauloSantos FC, 27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18866/Show/Marcelo-Benevenuto" xlink:type="simple">25Marcelo Benevenuto</text:a><text:a xlink:href="https://1xbet.whoscored.com/Teams/2065/Show/Brazil-Fortaleza" xlink:type="simple">Fortaleza, </text:a>26, D(C)</text:p>
          </table:table-cell>
          <table:table-cell office:value-type="string" calcext:value-type="string">
            <text:p><text:a xlink:href="https://1xbet.whoscored.com/Players/318866/Show/Marcelo-Benevenuto" xlink:type="simple"> </text:a><text:a xlink:href="https://1xbet.whoscored.com/Teams/2065/Show/Brazil-Fortalez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67" calcext:value-type="float">
            <text:p>86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9</text:p>
          </table:table-cell>
          <table:table-cell table:formula="of:=RIGHT([.A27];LEN([.A27])-2)" office:value-type="string" office:string-value="Marcelo BenevenutoFortaleza, 26, D(C)" calcext:value-type="string">
            <text:p>Marcelo BenevenutoFortaleza, 26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16886/Show/Hulk" xlink:type="simple">26Hulk</text:a><text:a xlink:href="https://1xbet.whoscored.com/Teams/1235/Show/Brazil-Atletico-MG" xlink:type="simple">Atletico MG, </text:a>36, AM(CLR),FW</text:p>
          </table:table-cell>
          <table:table-cell office:value-type="string" calcext:value-type="string">
            <text:p><text:a xlink:href="https://1xbet.whoscored.com/Players/16886/Show/Hulk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826" calcext:value-type="float">
            <text:p>8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71.7</text:p>
          </table:table-cell>
          <table:table-cell office:value-type="string" calcext:value-type="string">
            <text:p>1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19</text:p>
          </table:table-cell>
          <table:table-cell table:formula="of:=RIGHT([.A28];LEN([.A28])-2)" office:value-type="string" office:string-value="HulkAtletico MG, 36, AM(CLR),FW" calcext:value-type="string">
            <text:p>HulkAtletico MG, 36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85/Show/André" xlink:type="simple">27André</text:a><text:a xlink:href="https://1xbet.whoscored.com/Teams/1232/Show/Brazil-Fluminense" xlink:type="simple">Fluminense, </text:a>21, DMC</text:p>
          </table:table-cell>
          <table:table-cell office:value-type="string" calcext:value-type="string">
            <text:p><text:a xlink:href="https://1xbet.whoscored.com/Players/397585/Show/André" xlink:type="simple"> </text:a><text:a xlink:href="https://1xbet.whoscored.com/Teams/1232/Show/Brazil-Flumin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2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8</text:p>
          </table:table-cell>
          <table:table-cell table:formula="of:=RIGHT([.A29];LEN([.A29])-2)" office:value-type="string" office:string-value="AndréFluminense, 21, DMC" calcext:value-type="string">
            <text:p>AndréFluminense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6410/Show/Egídio" xlink:type="simple">28Egídio</text:a><text:a xlink:href="https://1xbet.whoscored.com/Teams/1236/Show/Brazil-Coritiba" xlink:type="simple">Coritiba, </text:a>36, D(L)</text:p>
          </table:table-cell>
          <table:table-cell office:value-type="string" calcext:value-type="string">
            <text:p><text:a xlink:href="https://1xbet.whoscored.com/Players/26410/Show/Egídi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18</text:p>
          </table:table-cell>
          <table:table-cell table:formula="of:=RIGHT([.A30];LEN([.A30])-2)" office:value-type="string" office:string-value="EgídioCoritiba, 36, D(L)" calcext:value-type="string">
            <text:p>EgídioCoritiba, 36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89163/Show/Rodrigo-Nestor" xlink:type="simple">29Rodrigo Nestor</text:a><text:a xlink:href="https://1xbet.whoscored.com/Teams/1224/Show/Brazil-Sao-Paulo" xlink:type="simple">Sao Paulo, </text:a>22, DMC</text:p>
          </table:table-cell>
          <table:table-cell office:value-type="string" calcext:value-type="string">
            <text:p><text:a xlink:href="https://1xbet.whoscored.com/Players/389163/Show/Rodrigo-Nestor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33" calcext:value-type="float">
            <text:p>5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8</text:p>
          </table:table-cell>
          <table:table-cell table:formula="of:=RIGHT([.A31];LEN([.A31])-2)" office:value-type="string" office:string-value="Rodrigo NestorSao Paulo, 22, DMC" calcext:value-type="string">
            <text:p>Rodrigo NestorSao Paulo, 22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21184/Show/Rodinei" xlink:type="simple">31Rodinei</text:a><text:a xlink:href="https://1xbet.whoscored.com/Teams/1239/Show/Brazil-Flamengo" xlink:type="simple">Flamengo, </text:a>30, D(R)</text:p>
          </table:table-cell>
          <table:table-cell office:value-type="string" calcext:value-type="string">
            <text:p><text:a xlink:href="https://1xbet.whoscored.com/Players/121184/Show/Rodinei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7</text:p>
          </table:table-cell>
          <table:table-cell table:formula="of:=RIGHT([.A32];LEN([.A32])-2)" office:value-type="string" office:string-value="RodineiFlamengo, 30, D(R)" calcext:value-type="string">
            <text:p>RodineiFlamengo, 30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895/Show/Adson" xlink:type="simple">32Adson</text:a><text:a xlink:href="https://1xbet.whoscored.com/Teams/1237/Show/Brazil-Corinthians" xlink:type="simple">Corinthians, </text:a>21, AM(LR)</text:p>
          </table:table-cell>
          <table:table-cell office:value-type="string" calcext:value-type="string">
            <text:p><text:a xlink:href="https://1xbet.whoscored.com/Players/416895/Show/Ads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5(5)</text:p>
          </table:table-cell>
          <table:table-cell office:value-type="float" office:value="563" calcext:value-type="float">
            <text:p>5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83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7</text:p>
          </table:table-cell>
          <table:table-cell table:formula="of:=RIGHT([.A33];LEN([.A33])-2)" office:value-type="string" office:string-value="AdsonCorinthians, 21, AM(LR)" calcext:value-type="string">
            <text:p>AdsonCorinthians, 21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03383/Show/Gustavo-Gómez" xlink:type="simple">33Gustavo Gómez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03383/Show/Gustavo-Gómez" xlink:type="simple"> </text:a><text:a xlink:href="https://1xbet.whoscored.com/Teams/1234/Show/Brazil-Palmeir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17</text:p>
          </table:table-cell>
          <table:table-cell table:formula="of:=RIGHT([.A34];LEN([.A34])-2)" office:value-type="string" office:string-value="Gustavo GómezPalmeiras, 29, D(C)" calcext:value-type="string">
            <text:p>Gustavo GómezPalmeiras, 29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25957/Show/Víctor-Cuesta" xlink:type="simple">34Víctor Cuesta</text:a><text:a xlink:href="https://1xbet.whoscored.com/Teams/1227/Show/Brazil-Botafogo-RJ" xlink:type="simple">Botafogo RJ, </text:a>33, D(C)</text:p>
          </table:table-cell>
          <table:table-cell office:value-type="string" calcext:value-type="string">
            <text:p><text:a xlink:href="https://1xbet.whoscored.com/Players/125957/Show/Víctor-Cuesta" xlink:type="simple"> </text:a><text:a xlink:href="https://1xbet.whoscored.com/Teams/1227/Show/Brazil-Botafogo-RJ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0.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6</text:p>
          </table:table-cell>
          <table:table-cell table:formula="of:=RIGHT([.A35];LEN([.A35])-2)" office:value-type="string" office:string-value="Víctor CuestaBotafogo RJ, 33, D(C)" calcext:value-type="string">
            <text:p>Víctor CuestaBotafogo RJ, 3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911/Show/Marlon" xlink:type="simple">35Marlon</text:a><text:a xlink:href="https://1xbet.whoscored.com/Teams/1228/Show/Brazil-America-MG" xlink:type="simple">America MG, </text:a>28, D(L)</text:p>
          </table:table-cell>
          <table:table-cell office:value-type="string" calcext:value-type="string">
            <text:p><text:a xlink:href="https://1xbet.whoscored.com/Players/416911/Show/Marlon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2</text:p>
          </table:table-cell>
          <table:table-cell office:value-type="string" calcext:value-type="string">
            <text:p>1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15</text:p>
          </table:table-cell>
          <table:table-cell table:formula="of:=RIGHT([.A36];LEN([.A36])-2)" office:value-type="string" office:string-value="MarlonAmerica MG, 28, D(L)" calcext:value-type="string">
            <text:p>MarlonAmerica MG, 28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02206/Show/Natan" xlink:type="simple">36Natan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402206/Show/Natan" xlink:type="simple"> </text:a><text:a xlink:href="https://1xbet.whoscored.com/Teams/5438/Show/Brazil-Red-Bull-Bragantin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4</text:p>
          </table:table-cell>
          <table:table-cell table:formula="of:=RIGHT([.A37];LEN([.A37])-2)" office:value-type="string" office:string-value="NatanRed Bull Bragantino, 21, D(C)" calcext:value-type="string">
            <text:p>NatanRed Bull Bragantino, 2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14095/Show/Gabriel" xlink:type="simple">37Gabriel</text:a><text:a xlink:href="https://1xbet.whoscored.com/Teams/1219/Show/Brazil-Internacional" xlink:type="simple">Internacional, </text:a>30, DMC</text:p>
          </table:table-cell>
          <table:table-cell office:value-type="string" calcext:value-type="string">
            <text:p><text:a xlink:href="https://1xbet.whoscored.com/Players/114095/Show/Gabriel" xlink:type="simple"> </text:a><text:a xlink:href="https://1xbet.whoscored.com/Teams/1219/Show/Brazil-Internacional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4</text:p>
          </table:table-cell>
          <table:table-cell table:formula="of:=RIGHT([.A38];LEN([.A38])-2)" office:value-type="string" office:string-value="GabrielInternacional, 30, DMC" calcext:value-type="string">
            <text:p>GabrielInternacional, 30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17/Show/Alemão" xlink:type="simple">38Alemão</text:a><text:a xlink:href="https://1xbet.whoscored.com/Teams/1219/Show/Brazil-Internacional" xlink:type="simple">Internacional, </text:a>24, FW</text:p>
          </table:table-cell>
          <table:table-cell office:value-type="string" calcext:value-type="string">
            <text:p><text:a xlink:href="https://1xbet.whoscored.com/Players/436617/Show/Alemã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5(4)</text:p>
          </table:table-cell>
          <table:table-cell office:value-type="float" office:value="468" calcext:value-type="float">
            <text:p>46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70.9</text:p>
          </table:table-cell>
          <table:table-cell office:value-type="string" calcext:value-type="string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14</text:p>
          </table:table-cell>
          <table:table-cell table:formula="of:=RIGHT([.A39];LEN([.A39])-2)" office:value-type="string" office:string-value="AlemãoInternacional, 24, FW" calcext:value-type="string">
            <text:p>AlemãoInternacional, 24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39173/Show/Murilo" xlink:type="simple">39Murilo</text:a><text:a xlink:href="https://1xbet.whoscored.com/Teams/1234/Show/Brazil-Palmeiras" xlink:type="simple">Palmeiras, </text:a>25, D(C),DMC</text:p>
          </table:table-cell>
          <table:table-cell office:value-type="string" calcext:value-type="string">
            <text:p><text:a xlink:href="https://1xbet.whoscored.com/Players/339173/Show/Murilo" xlink:type="simple"> </text:a><text:a xlink:href="https://1xbet.whoscored.com/Teams/1234/Show/Brazil-Palmeir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1</text:p>
          </table:table-cell>
          <table:table-cell table:formula="of:=RIGHT([.A40];LEN([.A40])-2)" office:value-type="string" office:string-value="MuriloPalmeiras, 25, D(C),DMC" calcext:value-type="string">
            <text:p>MuriloPalmeiras, 25, D(C),DMC</text:p>
          </table:table-cell>
        </table:table-row>
        <table:table-row table:style-name="ro4">
          <table:table-cell office:value-type="string" calcext:value-type="string">
            <text:p><text:a xlink:href="https://1xbet.whoscored.com/Players/114201/Show/Vina" xlink:type="simple">40Vina</text:a><text:a xlink:href="https://1xbet.whoscored.com/Teams/7334/Show/Brazil-Ceara" xlink:type="simple">Ceara, </text:a>31, M(CR),FW</text:p>
          </table:table-cell>
          <table:table-cell office:value-type="string" calcext:value-type="string">
            <text:p><text:a xlink:href="https://1xbet.whoscored.com/Players/114201/Show/Vina" xlink:type="simple"> </text:a><text:a xlink:href="https://1xbet.whoscored.com/Teams/7334/Show/Brazil-Cear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01" calcext:value-type="float">
            <text:p>7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76.7</text:p>
          </table:table-cell>
          <table:table-cell office:value-type="string" calcext:value-type="string">
            <text:p>0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10</text:p>
          </table:table-cell>
          <table:table-cell table:formula="of:=RIGHT([.A41];LEN([.A41])-2)" office:value-type="string" office:string-value="VinaCeara, 31, M(CR),FW" calcext:value-type="string">
            <text:p>VinaCeara, 31, M(CR),FW</text:p>
          </table:table-cell>
        </table:table-row>
        <table:table-row table:style-name="ro1">
          <table:table-cell table:style-name="Default" table:number-columns-repeated="13"/>
          <table:table-cell table:formula="of:=RIGHT([.A42];LEN([.A42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355664/Show/Luiz-Otávio" xlink:type="simple">41Luiz Otávio</text:a><text:a xlink:href="https://1xbet.whoscored.com/Teams/7334/Show/Brazil-Ceara" xlink:type="simple">Ceara, </text:a>33, D(C)</text:p>
          </table:table-cell>
          <table:table-cell office:value-type="string" calcext:value-type="string">
            <text:p><text:a xlink:href="https://1xbet.whoscored.com/Players/355664/Show/Luiz-Otávio" xlink:type="simple"> </text:a><text:a xlink:href="https://1xbet.whoscored.com/Teams/7334/Show/Brazil-Cear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5.8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0</text:p>
          </table:table-cell>
          <table:table-cell table:formula="of:=RIGHT([.A43];LEN([.A43])-2)" office:value-type="string" office:string-value="Luiz OtávioCeara, 33, D(C)" calcext:value-type="string">
            <text:p>Luiz OtávioCeara, 3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3931/Show/Maicon" xlink:type="simple">42Maicon</text:a><text:a xlink:href="https://1xbet.whoscored.com/Teams/1241/Show/Brazil-Santos-FC" xlink:type="simple">Santos FC, </text:a>33, D(C)</text:p>
          </table:table-cell>
          <table:table-cell office:value-type="string" calcext:value-type="string">
            <text:p><text:a xlink:href="https://1xbet.whoscored.com/Players/43931/Show/Maicon" xlink:type="simple"> </text:a><text:a xlink:href="https://1xbet.whoscored.com/Teams/1241/Show/Brazil-Santos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7.9</text:p>
          </table:table-cell>
          <table:table-cell office:value-type="string" calcext:value-type="string">
            <text:p>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10</text:p>
          </table:table-cell>
          <table:table-cell table:formula="of:=RIGHT([.A44];LEN([.A44])-2)" office:value-type="string" office:string-value="MaiconSantos FC, 33, D(C)" calcext:value-type="string">
            <text:p>MaiconSantos FC, 3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07747/Show/Rubens" xlink:type="simple">43Rubens</text:a><text:a xlink:href="https://1xbet.whoscored.com/Teams/1235/Show/Brazil-Atletico-MG" xlink:type="simple">Atletico MG, </text:a>21, D(L)</text:p>
          </table:table-cell>
          <table:table-cell office:value-type="string" calcext:value-type="string">
            <text:p><text:a xlink:href="https://1xbet.whoscored.com/Players/407747/Show/Rubens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80.3</text:p>
          </table:table-cell>
          <table:table-cell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10</text:p>
          </table:table-cell>
          <table:table-cell table:formula="of:=RIGHT([.A45];LEN([.A45])-2)" office:value-type="string" office:string-value="RubensAtletico MG, 21, D(L)" calcext:value-type="string">
            <text:p>RubensAtletico MG, 21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884/Show/Yago-Pikachu" xlink:type="simple">44Yago Pikachu</text:a><text:a xlink:href="https://1xbet.whoscored.com/Teams/2065/Show/Brazil-Fortaleza" xlink:type="simple">Fortaleza, </text:a>30, D(R),M(CLR)</text:p>
          </table:table-cell>
          <table:table-cell office:value-type="string" calcext:value-type="string">
            <text:p><text:a xlink:href="https://1xbet.whoscored.com/Players/337884/Show/Yago-Pikachu" xlink:type="simple"> </text:a><text:a xlink:href="https://1xbet.whoscored.com/Teams/2065/Show/Brazil-Fortalez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9</text:p>
          </table:table-cell>
          <table:table-cell table:formula="of:=RIGHT([.A46];LEN([.A46])-2)" office:value-type="string" office:string-value="Yago PikachuFortaleza, 30, D(R),M(CLR)" calcext:value-type="string">
            <text:p>Yago PikachuFortaleza, 30, D(R),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31079/Show/Lucas-Evangelista" xlink:type="simple">45Lucas Evangelista</text:a><text:a xlink:href="https://1xbet.whoscored.com/Teams/5438/Show/Brazil-Red-Bull-Bragantino" xlink:type="simple">Red Bull Bragantino, </text:a>27, M(CLR)</text:p>
          </table:table-cell>
          <table:table-cell office:value-type="string" calcext:value-type="string">
            <text:p><text:a xlink:href="https://1xbet.whoscored.com/Players/131079/Show/Lucas-Evangelista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83.6</text:p>
          </table:table-cell>
          <table:table-cell office:value-type="string" calcext:value-type="string">
            <text:p>1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9</text:p>
          </table:table-cell>
          <table:table-cell table:formula="of:=RIGHT([.A47];LEN([.A47])-2)" office:value-type="string" office:string-value="Lucas EvangelistaRed Bull Bragantino, 27, M(CLR)" calcext:value-type="string">
            <text:p>Lucas EvangelistaRed Bull Bragantino, 27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69/Show/Marcos-Leonardo" xlink:type="simple">46Marcos Leonardo</text:a><text:a xlink:href="https://1xbet.whoscored.com/Teams/1241/Show/Brazil-Santos-FC" xlink:type="simple">Santos FC, </text:a>19, FW</text:p>
          </table:table-cell>
          <table:table-cell office:value-type="string" calcext:value-type="string">
            <text:p><text:a xlink:href="https://1xbet.whoscored.com/Players/397569/Show/Marcos-Leonardo" xlink:type="simple"> </text:a><text:a xlink:href="https://1xbet.whoscored.com/Teams/1241/Show/Brazil-Santos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26" calcext:value-type="float">
            <text:p>8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75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8</text:p>
          </table:table-cell>
          <table:table-cell table:formula="of:=RIGHT([.A48];LEN([.A48])-2)" office:value-type="string" office:string-value="Marcos LeonardoSantos FC, 19, FW" calcext:value-type="string">
            <text:p>Marcos LeonardoSantos FC, 19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18676/Show/Marlon-Freitas" xlink:type="simple">47Marlon Freitas</text:a><text:a xlink:href="https://1xbet.whoscored.com/Teams/6368/Show/Brazil-Atletico-GO" xlink:type="simple">Atletico GO, </text:a>27, DMC</text:p>
          </table:table-cell>
          <table:table-cell office:value-type="string" calcext:value-type="string">
            <text:p><text:a xlink:href="https://1xbet.whoscored.com/Players/318676/Show/Marlon-Freitas" xlink:type="simple"> </text:a><text:a xlink:href="https://1xbet.whoscored.com/Teams/6368/Show/Brazil-Atletico-G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7</text:p>
          </table:table-cell>
          <table:table-cell table:formula="of:=RIGHT([.A49];LEN([.A49])-2)" office:value-type="string" office:string-value="Marlon FreitasAtletico GO, 27, DMC" calcext:value-type="string">
            <text:p>Marlon FreitasAtletico GO, 27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80756/Show/Rodrigo-Moledo" xlink:type="simple">48Rodrigo Moledo</text:a><text:a xlink:href="https://1xbet.whoscored.com/Teams/1219/Show/Brazil-Internacional" xlink:type="simple">Internacional, </text:a>34, D(C)</text:p>
          </table:table-cell>
          <table:table-cell office:value-type="string" calcext:value-type="string">
            <text:p><text:a xlink:href="https://1xbet.whoscored.com/Players/80756/Show/Rodrigo-Moled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89.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7</text:p>
          </table:table-cell>
          <table:table-cell table:formula="of:=RIGHT([.A50];LEN([.A50])-2)" office:value-type="string" office:string-value="Rodrigo MoledoInternacional, 34, D(C)" calcext:value-type="string">
            <text:p>Rodrigo MoledoInternacional, 3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74447/Show/Marcos-Rocha" xlink:type="simple">49Marcos Rocha</text:a><text:a xlink:href="https://1xbet.whoscored.com/Teams/1234/Show/Brazil-Palmeiras" xlink:type="simple">Palmeiras, </text:a>33, D(R),M(R)</text:p>
          </table:table-cell>
          <table:table-cell office:value-type="string" calcext:value-type="string">
            <text:p><text:a xlink:href="https://1xbet.whoscored.com/Players/74447/Show/Marcos-Rocha" xlink:type="simple"> </text:a><text:a xlink:href="https://1xbet.whoscored.com/Teams/1234/Show/Brazil-Palmeira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9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7</text:p>
          </table:table-cell>
          <table:table-cell table:formula="of:=RIGHT([.A51];LEN([.A51])-2)" office:value-type="string" office:string-value="Marcos RochaPalmeiras, 33, D(R),M(R)" calcext:value-type="string">
            <text:p>Marcos RochaPalmeiras, 33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280413/Show/Samuel-Xavier" xlink:type="simple">50Samuel Xavier</text:a><text:a xlink:href="https://1xbet.whoscored.com/Teams/1232/Show/Brazil-Fluminense" xlink:type="simple">Fluminense, </text:a>32, D(R)</text:p>
          </table:table-cell>
          <table:table-cell office:value-type="string" calcext:value-type="string">
            <text:p><text:a xlink:href="https://1xbet.whoscored.com/Players/280413/Show/Samuel-Xavier" xlink:type="simple"> </text:a><text:a xlink:href="https://1xbet.whoscored.com/Teams/1232/Show/Brazil-Flumin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85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7</text:p>
          </table:table-cell>
          <table:table-cell table:formula="of:=RIGHT([.A52];LEN([.A52])-2)" office:value-type="string" office:string-value="Samuel XavierFluminense, 32, D(R)" calcext:value-type="string">
            <text:p>Samuel XavierFluminense, 32, D(R)</text:p>
          </table:table-cell>
        </table:table-row>
        <table:table-row table:style-name="ro1">
          <table:table-cell table:style-name="Default" table:number-columns-repeated="13"/>
          <table:table-cell table:formula="of:=RIGHT([.A53];LEN([.A53])-2)" office:value-type="string" office:string-value="" calcext:value-type="error">
            <text:p>Erro:502</text:p>
          </table:table-cell>
        </table:table-row>
        <table:table-row table:style-name="ro3">
          <table:table-cell office:value-type="string" calcext:value-type="string">
            <text:p><text:a xlink:href="https://1xbet.whoscored.com/Players/402981/Show/Wellington-Rato" xlink:type="simple">51Wellington Rato</text:a><text:a xlink:href="https://1xbet.whoscored.com/Teams/6368/Show/Brazil-Atletico-GO" xlink:type="simple">Atletico GO, </text:a>30, AM(LR),FW</text:p>
          </table:table-cell>
          <table:table-cell office:value-type="string" calcext:value-type="string">
            <text:p><text:a xlink:href="https://1xbet.whoscored.com/Players/402981/Show/Wellington-Rat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883" calcext:value-type="float">
            <text:p>88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81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7.06</text:p>
          </table:table-cell>
          <table:table-cell table:formula="of:=RIGHT([.A54];LEN([.A54])-2)" office:value-type="string" office:string-value="Wellington RatoAtletico GO, 30, AM(LR),FW" calcext:value-type="string">
            <text:p>Wellington RatoAtletico GO, 30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96379/Show/Carlos-de-Pena" xlink:type="simple">52Carlos de Pena</text:a><text:a xlink:href="https://1xbet.whoscored.com/Teams/1219/Show/Brazil-Internacional" xlink:type="simple">Internacional, </text:a>30, AM(CL)</text:p>
          </table:table-cell>
          <table:table-cell office:value-type="string" calcext:value-type="string">
            <text:p><text:a xlink:href="https://1xbet.whoscored.com/Players/296379/Show/Carlos-de-Pena" xlink:type="simple"> </text:a><text:a xlink:href="https://1xbet.whoscored.com/Teams/1219/Show/Brazil-Internacional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895" calcext:value-type="float">
            <text:p>8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79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6</text:p>
          </table:table-cell>
          <table:table-cell table:formula="of:=RIGHT([.A55];LEN([.A55])-2)" office:value-type="string" office:string-value="Carlos de PenaInternacional, 30, AM(CL)" calcext:value-type="string">
            <text:p>Carlos de PenaInternacional, 30, A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349212/Show/Bissoli" xlink:type="simple">53Bissoli</text:a><text:a xlink:href="https://1xbet.whoscored.com/Teams/4619/Show/Brazil-Avai-FC" xlink:type="simple">Avai FC, </text:a>24, FW</text:p>
          </table:table-cell>
          <table:table-cell office:value-type="string" calcext:value-type="string">
            <text:p><text:a xlink:href="https://1xbet.whoscored.com/Players/349212/Show/Bissoli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845" calcext:value-type="float">
            <text:p>8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1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05</text:p>
          </table:table-cell>
          <table:table-cell table:formula="of:=RIGHT([.A56];LEN([.A56])-2)" office:value-type="string" office:string-value="BissoliAvai FC, 24, FW" calcext:value-type="string">
            <text:p>BissoliAvai FC, 24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8265/Show/Fábio-Santos" xlink:type="simple">54Fábio Santos</text:a><text:a xlink:href="https://1xbet.whoscored.com/Teams/1237/Show/Brazil-Corinthians" xlink:type="simple">Corinthians, </text:a>36, D(L)</text:p>
          </table:table-cell>
          <table:table-cell office:value-type="string" calcext:value-type="string">
            <text:p><text:a xlink:href="https://1xbet.whoscored.com/Players/18265/Show/Fábio-Santos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7.5</text:p>
          </table:table-cell>
          <table:table-cell office:value-type="string" calcext:value-type="string">
            <text:p>1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4</text:p>
          </table:table-cell>
          <table:table-cell table:formula="of:=RIGHT([.A57];LEN([.A57])-2)" office:value-type="string" office:string-value="Fábio SantosCorinthians, 36, D(L)" calcext:value-type="string">
            <text:p>Fábio SantosCorinthians, 36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23/Show/Nino" xlink:type="simple">55Nino</text:a><text:a xlink:href="https://1xbet.whoscored.com/Teams/1232/Show/Brazil-Fluminense" xlink:type="simple">Fluminense, </text:a>25, D(C)</text:p>
          </table:table-cell>
          <table:table-cell office:value-type="string" calcext:value-type="string">
            <text:p><text:a xlink:href="https://1xbet.whoscored.com/Players/373523/Show/Nino" xlink:type="simple"> </text:a><text:a xlink:href="https://1xbet.whoscored.com/Teams/1232/Show/Brazil-Flumin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1.6</text:p>
          </table:table-cell>
          <table:table-cell office:value-type="string" calcext:value-type="string">
            <text:p>2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4</text:p>
          </table:table-cell>
          <table:table-cell table:formula="of:=RIGHT([.A58];LEN([.A58])-2)" office:value-type="string" office:string-value="NinoFluminense, 25, D(C)" calcext:value-type="string">
            <text:p>NinoFluminense, 25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475/Show/Pedro" xlink:type="simple">56Pedro</text:a><text:a xlink:href="https://1xbet.whoscored.com/Teams/1239/Show/Brazil-Flamengo" xlink:type="simple">Flamengo, </text:a>25, FW</text:p>
          </table:table-cell>
          <table:table-cell office:value-type="string" calcext:value-type="string">
            <text:p><text:a xlink:href="https://1xbet.whoscored.com/Players/318475/Show/Ped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391" calcext:value-type="float">
            <text:p>39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72.6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4</text:p>
          </table:table-cell>
          <table:table-cell table:formula="of:=RIGHT([.A59];LEN([.A59])-2)" office:value-type="string" office:string-value="PedroFlamengo, 25, FW" calcext:value-type="string">
            <text:p>PedroFlamengo, 25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60050/Show/David-Terans" xlink:type="simple">57David Terans</text:a><text:a xlink:href="https://1xbet.whoscored.com/Teams/1243/Show/Brazil-Athletico-Paranaense" xlink:type="simple">Athletico Paranaense, </text:a>28, AM(CL)</text:p>
          </table:table-cell>
          <table:table-cell office:value-type="string" calcext:value-type="string">
            <text:p><text:a xlink:href="https://1xbet.whoscored.com/Players/360050/Show/David-Terans" xlink:type="simple"> </text:a><text:a xlink:href="https://1xbet.whoscored.com/Teams/1243/Show/Brazil-Athletico-Parana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27" calcext:value-type="float">
            <text:p>6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79.5</text:p>
          </table:table-cell>
          <table:table-cell office:value-type="string" calcext:value-type="string">
            <text:p>0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.04</text:p>
          </table:table-cell>
          <table:table-cell table:formula="of:=RIGHT([.A60];LEN([.A60])-2)" office:value-type="string" office:string-value="David TeransAthletico Paranaense, 28, AM(CL)" calcext:value-type="string">
            <text:p>David TeransAthletico Paranaense, 28, A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130563/Show/Mayke" xlink:type="simple">58Mayke</text:a><text:a xlink:href="https://1xbet.whoscored.com/Teams/1234/Show/Brazil-Palmeiras" xlink:type="simple">Palmeiras, </text:a>29, D(R)</text:p>
          </table:table-cell>
          <table:table-cell office:value-type="string" calcext:value-type="string">
            <text:p><text:a xlink:href="https://1xbet.whoscored.com/Players/130563/Show/Mayke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7.8</text:p>
          </table:table-cell>
          <table:table-cell office:value-type="string" calcext:value-type="string">
            <text:p>1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03</text:p>
          </table:table-cell>
          <table:table-cell table:formula="of:=RIGHT([.A61];LEN([.A61])-2)" office:value-type="string" office:string-value="MaykePalmeiras, 29, D(R)" calcext:value-type="string">
            <text:p>MaykePalmeiras, 29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28564/Show/Fabricio-Bustos" xlink:type="simple">59Fabricio Bustos</text:a><text:a xlink:href="https://1xbet.whoscored.com/Teams/1219/Show/Brazil-Internacional" xlink:type="simple">Internacional, </text:a>26, D(R)</text:p>
          </table:table-cell>
          <table:table-cell office:value-type="string" calcext:value-type="string">
            <text:p><text:a xlink:href="https://1xbet.whoscored.com/Players/328564/Show/Fabricio-Bustos" xlink:type="simple"> </text:a><text:a xlink:href="https://1xbet.whoscored.com/Teams/1219/Show/Brazil-Internacional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37" calcext:value-type="float">
            <text:p>7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0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3</text:p>
          </table:table-cell>
          <table:table-cell table:formula="of:=RIGHT([.A62];LEN([.A62])-2)" office:value-type="string" office:string-value="Fabricio BustosInternacional, 26, D(R)" calcext:value-type="string">
            <text:p>Fabricio BustosInternacional, 26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75752/Show/Dudu" xlink:type="simple">61Dudu</text:a><text:a xlink:href="https://1xbet.whoscored.com/Teams/1234/Show/Brazil-Palmeiras" xlink:type="simple">Palmeiras, </text:a>30, AM(CLR),FW</text:p>
          </table:table-cell>
          <table:table-cell office:value-type="string" calcext:value-type="string">
            <text:p><text:a xlink:href="https://1xbet.whoscored.com/Players/75752/Show/Dudu" xlink:type="simple"> </text:a><text:a xlink:href="https://1xbet.whoscored.com/Teams/1234/Show/Brazil-Palmeira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75.4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0</text:p>
          </table:table-cell>
          <table:table-cell table:formula="of:=RIGHT([.A63];LEN([.A63])-2)" office:value-type="string" office:string-value="DuduPalmeiras, 30, AM(CLR),FW" calcext:value-type="string">
            <text:p>DuduPalmeiras, 30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80244/Show/Patrick" xlink:type="simple">62Patrick</text:a><text:a xlink:href="https://1xbet.whoscored.com/Teams/1224/Show/Brazil-Sao-Paulo" xlink:type="simple">Sao Paulo, </text:a>30, M(CL)</text:p>
          </table:table-cell>
          <table:table-cell office:value-type="string" calcext:value-type="string">
            <text:p><text:a xlink:href="https://1xbet.whoscored.com/Players/280244/Show/Patrick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577" calcext:value-type="float">
            <text:p>57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9.8</text:p>
          </table:table-cell>
          <table:table-cell office:value-type="string" calcext:value-type="string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0</text:p>
          </table:table-cell>
          <table:table-cell table:formula="of:=RIGHT([.A64];LEN([.A64])-2)" office:value-type="string" office:string-value="PatrickSao Paulo, 30, M(CL)" calcext:value-type="string">
            <text:p>PatrickSao Paulo, 30, 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102175/Show/Léo-Gamalho" xlink:type="simple">63Léo Gamalho</text:a><text:a xlink:href="https://1xbet.whoscored.com/Teams/1236/Show/Brazil-Coritiba" xlink:type="simple">Coritiba, </text:a>36, FW</text:p>
          </table:table-cell>
          <table:table-cell office:value-type="string" calcext:value-type="string">
            <text:p><text:a xlink:href="https://1xbet.whoscored.com/Players/102175/Show/Léo-Gamalh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28" calcext:value-type="float">
            <text:p>72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71.3</text:p>
          </table:table-cell>
          <table:table-cell office:value-type="string" calcext:value-type="string">
            <text:p>2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9</text:p>
          </table:table-cell>
          <table:table-cell table:formula="of:=RIGHT([.A65];LEN([.A65])-2)" office:value-type="string" office:string-value="Léo GamalhoCoritiba, 36, FW" calcext:value-type="string">
            <text:p>Léo GamalhoCoritiba, 36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60371/Show/Everaldo" xlink:type="simple">64Everaldo</text:a><text:a xlink:href="https://1xbet.whoscored.com/Teams/1228/Show/Brazil-America-MG" xlink:type="simple">America MG, </text:a>28, AM(CLR)</text:p>
          </table:table-cell>
          <table:table-cell office:value-type="string" calcext:value-type="string">
            <text:p><text:a xlink:href="https://1xbet.whoscored.com/Players/360371/Show/Everald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552" calcext:value-type="float">
            <text:p>5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81.6</text:p>
          </table:table-cell>
          <table:table-cell office:value-type="string" calcext:value-type="string">
            <text:p>0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99</text:p>
          </table:table-cell>
          <table:table-cell table:formula="of:=RIGHT([.A66];LEN([.A66])-2)" office:value-type="string" office:string-value="EveraldoAmerica MG, 28, AM(CLR)" calcext:value-type="string">
            <text:p>EveraldoAmerica MG, 28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5298/Show/Marcelo-Boeck" xlink:type="simple">65Marcelo Boeck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35298/Show/Marcelo-Boeck" xlink:type="simple"> </text:a><text:a xlink:href="https://1xbet.whoscored.com/Teams/2065/Show/Brazil-Fortalez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9</text:p>
          </table:table-cell>
          <table:table-cell table:formula="of:=RIGHT([.A67];LEN([.A67])-2)" office:value-type="string" office:string-value="Marcelo BoeckFortaleza, 37, GK" calcext:value-type="string">
            <text:p>Marcelo BoeckFortaleza, 37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37517/Show/Nicolás" xlink:type="simple">66Nicolás</text:a><text:a xlink:href="https://1xbet.whoscored.com/Teams/1218/Show/Brazil-Goias" xlink:type="simple">Goias, </text:a>32, Forward</text:p>
          </table:table-cell>
          <table:table-cell office:value-type="string" calcext:value-type="string">
            <text:p><text:a xlink:href="https://1xbet.whoscored.com/Players/437517/Show/Nicolá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.9</text:p>
          </table:table-cell>
          <table:table-cell office:value-type="string" calcext:value-type="string">
            <text:p>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9</text:p>
          </table:table-cell>
          <table:table-cell table:formula="of:=RIGHT([.A68];LEN([.A68])-2)" office:value-type="string" office:string-value="NicolásGoias, 32, Forward" calcext:value-type="string">
            <text:p>NicolásGoias, 32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89158/Show/Welington" xlink:type="simple">67Welington</text:a><text:a xlink:href="https://1xbet.whoscored.com/Teams/1224/Show/Brazil-Sao-Paulo" xlink:type="simple">Sao Paulo, </text:a>21, D(L),M(L)</text:p>
          </table:table-cell>
          <table:table-cell office:value-type="string" calcext:value-type="string">
            <text:p><text:a xlink:href="https://1xbet.whoscored.com/Players/389158/Show/Welington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5(4)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8</text:p>
          </table:table-cell>
          <table:table-cell table:formula="of:=RIGHT([.A69];LEN([.A69])-2)" office:value-type="string" office:string-value="WelingtonSao Paulo, 21, D(L),M(L)" calcext:value-type="string">
            <text:p>WelingtonSao Paulo, 21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17514/Show/Matheus-Martins" xlink:type="simple">68Matheus Martins</text:a><text:a xlink:href="https://1xbet.whoscored.com/Teams/1232/Show/Brazil-Fluminense" xlink:type="simple">Fluminense, </text:a>19, Midfielder</text:p>
          </table:table-cell>
          <table:table-cell office:value-type="string" calcext:value-type="string">
            <text:p><text:a xlink:href="https://1xbet.whoscored.com/Players/417514/Show/Matheus-Martins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87.3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8</text:p>
          </table:table-cell>
          <table:table-cell table:formula="of:=RIGHT([.A70];LEN([.A70])-2)" office:value-type="string" office:string-value="Matheus MartinsFluminense, 19, Midfielder" calcext:value-type="string">
            <text:p>Matheus MartinsFluminense, 19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380777/Show/Pedrinho" xlink:type="simple">69Pedrinho</text:a><text:a xlink:href="https://1xbet.whoscored.com/Teams/1228/Show/Brazil-America-MG" xlink:type="simple">America MG, </text:a>22, AM(CL)</text:p>
          </table:table-cell>
          <table:table-cell office:value-type="string" calcext:value-type="string">
            <text:p><text:a xlink:href="https://1xbet.whoscored.com/Players/380777/Show/Pedrinh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8</text:p>
          </table:table-cell>
          <table:table-cell table:formula="of:=RIGHT([.A71];LEN([.A71])-2)" office:value-type="string" office:string-value="PedrinhoAmerica MG, 22, AM(CL)" calcext:value-type="string">
            <text:p>PedrinhoAmerica MG, 22, A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364161/Show/Luan-Cândido" xlink:type="simple">70Luan Cândido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64161/Show/Luan-Cândido" xlink:type="simple"> </text:a><text:a xlink:href="https://1xbet.whoscored.com/Teams/5438/Show/Brazil-Red-Bull-Bragantin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80" calcext:value-type="float">
            <text:p>8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78.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7</text:p>
          </table:table-cell>
          <table:table-cell table:formula="of:=RIGHT([.A72];LEN([.A72])-2)" office:value-type="string" office:string-value="Luan CândidoRed Bull Bragantino, 21, D(L)" calcext:value-type="string">
            <text:p>Luan CândidoRed Bull Bragantino, 21, D(L)</text:p>
          </table:table-cell>
        </table:table-row>
        <table:table-row table:style-name="ro1">
          <table:table-cell table:style-name="Default" table:number-columns-repeated="13"/>
          <table:table-cell table:formula="of:=RIGHT([.A73];LEN([.A73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03693/Show/João-Gomes" xlink:type="simple">71João Gomes</text:a><text:a xlink:href="https://1xbet.whoscored.com/Teams/1239/Show/Brazil-Flamengo" xlink:type="simple">Flamengo, </text:a>21, DMC</text:p>
          </table:table-cell>
          <table:table-cell office:value-type="string" calcext:value-type="string">
            <text:p><text:a xlink:href="https://1xbet.whoscored.com/Players/403693/Show/João-Gomes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88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6</text:p>
          </table:table-cell>
          <table:table-cell table:formula="of:=RIGHT([.A74];LEN([.A74])-2)" office:value-type="string" office:string-value="João GomesFlamengo, 21, DMC" calcext:value-type="string">
            <text:p>João GomesFlamengo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74768/Show/Gil" xlink:type="simple">72Gil</text:a><text:a xlink:href="https://1xbet.whoscored.com/Teams/1237/Show/Brazil-Corinthians" xlink:type="simple">Corinthians, </text:a>35, D(C)</text:p>
          </table:table-cell>
          <table:table-cell office:value-type="string" calcext:value-type="string">
            <text:p><text:a xlink:href="https://1xbet.whoscored.com/Players/74768/Show/Gil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7.4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6</text:p>
          </table:table-cell>
          <table:table-cell table:formula="of:=RIGHT([.A75];LEN([.A75])-2)" office:value-type="string" office:string-value="GilCorinthians, 35, D(C)" calcext:value-type="string">
            <text:p>GilCorinthians, 35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309573/Show/Tadeu" xlink:type="simple">73Tadeu</text:a><text:a xlink:href="https://1xbet.whoscored.com/Teams/1218/Show/Brazil-Goias" xlink:type="simple">Goias, </text:a>30, GK</text:p>
          </table:table-cell>
          <table:table-cell office:value-type="string" calcext:value-type="string">
            <text:p><text:a xlink:href="https://1xbet.whoscored.com/Players/309573/Show/Tadeu" xlink:type="simple"> </text:a><text:a xlink:href="https://1xbet.whoscored.com/Teams/1218/Show/Brazil-Goia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6</text:p>
          </table:table-cell>
          <table:table-cell table:formula="of:=RIGHT([.A76];LEN([.A76])-2)" office:value-type="string" office:string-value="TadeuGoias, 30, GK" calcext:value-type="string">
            <text:p>TadeuGoias, 30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146665/Show/Jorginho" xlink:type="simple">74Jorginho</text:a><text:a xlink:href="https://1xbet.whoscored.com/Teams/6368/Show/Brazil-Atletico-GO" xlink:type="simple">Atletico GO, </text:a>31, AM(CL)</text:p>
          </table:table-cell>
          <table:table-cell office:value-type="string" calcext:value-type="string">
            <text:p><text:a xlink:href="https://1xbet.whoscored.com/Players/146665/Show/Jorginho" xlink:type="simple"> </text:a><text:a xlink:href="https://1xbet.whoscored.com/Teams/6368/Show/Brazil-Atletico-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79.5</text:p>
          </table:table-cell>
          <table:table-cell office:value-type="string" calcext:value-type="string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6</text:p>
          </table:table-cell>
          <table:table-cell table:formula="of:=RIGHT([.A77];LEN([.A77])-2)" office:value-type="string" office:string-value="JorginhoAtletico GO, 31, AM(CL)" calcext:value-type="string">
            <text:p>JorginhoAtletico GO, 31, A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379228/Show/Abner" xlink:type="simple">75Abner</text:a><text:a xlink:href="https://1xbet.whoscored.com/Teams/1243/Show/Brazil-Athletico-Paranaense" xlink:type="simple">Athletico Paranaense, </text:a>22, D(L),M(L)</text:p>
          </table:table-cell>
          <table:table-cell office:value-type="string" calcext:value-type="string">
            <text:p><text:a xlink:href="https://1xbet.whoscored.com/Players/379228/Show/Abner" xlink:type="simple"> </text:a><text:a xlink:href="https://1xbet.whoscored.com/Teams/1243/Show/Brazil-Athletico-Parana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1.4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5</text:p>
          </table:table-cell>
          <table:table-cell table:formula="of:=RIGHT([.A78];LEN([.A78])-2)" office:value-type="string" office:string-value="AbnerAthletico Paranaense, 22, D(L),M(L)" calcext:value-type="string">
            <text:p>AbnerAthletico Paranaense, 22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04491/Show/Ângelo" xlink:type="simple">76Ângelo</text:a><text:a xlink:href="https://1xbet.whoscored.com/Teams/1241/Show/Brazil-Santos-FC" xlink:type="simple">Santos FC, </text:a>17, AM(R)</text:p>
          </table:table-cell>
          <table:table-cell office:value-type="string" calcext:value-type="string">
            <text:p><text:a xlink:href="https://1xbet.whoscored.com/Players/404491/Show/Ângel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5</text:p>
          </table:table-cell>
          <table:table-cell table:formula="of:=RIGHT([.A79];LEN([.A79])-2)" office:value-type="string" office:string-value="ÂngeloSantos FC, 17, AM(R)" calcext:value-type="string">
            <text:p>ÂngeloSantos FC, 17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64073/Show/Matheus-Cavichioli" xlink:type="simple">77Matheus Cavichioli</text:a><text:a xlink:href="https://1xbet.whoscored.com/Teams/1228/Show/Brazil-America-MG" xlink:type="simple">America MG, </text:a>36, GK</text:p>
          </table:table-cell>
          <table:table-cell office:value-type="string" calcext:value-type="string">
            <text:p><text:a xlink:href="https://1xbet.whoscored.com/Players/64073/Show/Matheus-Cavichioli" xlink:type="simple"> </text:a><text:a xlink:href="https://1xbet.whoscored.com/Teams/1228/Show/Brazil-America-MG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5</text:p>
          </table:table-cell>
          <table:table-cell table:formula="of:=RIGHT([.A80];LEN([.A80])-2)" office:value-type="string" office:string-value="Matheus CavichioliAmerica MG, 36, GK" calcext:value-type="string">
            <text:p>Matheus CavichioliAmerica MG, 36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247581/Show/William-Pottker" xlink:type="simple">78William Pottker</text:a><text:a xlink:href="https://1xbet.whoscored.com/Teams/4619/Show/Brazil-Avai-FC" xlink:type="simple">Avai FC, </text:a>28, AM(LR),FW</text:p>
          </table:table-cell>
          <table:table-cell office:value-type="string" calcext:value-type="string">
            <text:p><text:a xlink:href="https://1xbet.whoscored.com/Players/247581/Show/William-Pottker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95</text:p>
          </table:table-cell>
          <table:table-cell table:formula="of:=RIGHT([.A81];LEN([.A81])-2)" office:value-type="string" office:string-value="William PottkerAvai FC, 28, AM(LR),FW" calcext:value-type="string">
            <text:p>William PottkerAvai FC, 28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06274/Show/Raul-Gustavo" xlink:type="simple">79Raul Gustavo</text:a><text:a xlink:href="https://1xbet.whoscored.com/Teams/1237/Show/Brazil-Corinthians" xlink:type="simple">Corinthians, </text:a>23, D(C)</text:p>
          </table:table-cell>
          <table:table-cell office:value-type="string" calcext:value-type="string">
            <text:p><text:a xlink:href="https://1xbet.whoscored.com/Players/406274/Show/Raul-Gustav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4</text:p>
          </table:table-cell>
          <table:table-cell table:formula="of:=RIGHT([.A82];LEN([.A82])-2)" office:value-type="string" office:string-value="Raul GustavoCorinthians, 23, D(C)" calcext:value-type="string">
            <text:p>Raul GustavoCorinthians, 2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29404/Show/Dudu" xlink:type="simple">80Dudu</text:a><text:a xlink:href="https://1xbet.whoscored.com/Teams/6368/Show/Brazil-Atletico-GO" xlink:type="simple">Atletico GO, </text:a>25, D(R)</text:p>
          </table:table-cell>
          <table:table-cell office:value-type="string" calcext:value-type="string">
            <text:p><text:a xlink:href="https://1xbet.whoscored.com/Players/329404/Show/Dudu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4</text:p>
          </table:table-cell>
          <table:table-cell table:formula="of:=RIGHT([.A83];LEN([.A83])-2)" office:value-type="string" office:string-value="DuduAtletico GO, 25, D(R)" calcext:value-type="string">
            <text:p>DuduAtletico GO, 25, D(R)</text:p>
          </table:table-cell>
        </table:table-row>
        <table:table-row table:style-name="ro1">
          <table:table-cell table:style-name="Default" table:number-columns-repeated="13"/>
          <table:table-cell table:formula="of:=RIGHT([.A84];LEN([.A84])-2)" office:value-type="string" office:string-value="" calcext:value-type="error">
            <text:p>Erro:502</text:p>
          </table:table-cell>
        </table:table-row>
        <table:table-row table:style-name="ro1">
          <table:table-cell table:style-name="Default" table:number-columns-repeated="13"/>
          <table:table-cell table:formula="of:=RIGHT([.A85];LEN([.A85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22035/Show/Joaquín-Piquerez" xlink:type="simple">81Joaquín Piquerez</text:a><text:a xlink:href="https://1xbet.whoscored.com/Teams/1234/Show/Brazil-Palmeiras" xlink:type="simple">Palmeiras, </text:a>23, D(L)</text:p>
          </table:table-cell>
          <table:table-cell office:value-type="string" calcext:value-type="string">
            <text:p><text:a xlink:href="https://1xbet.whoscored.com/Players/422035/Show/Joaquín-Piquerez" xlink:type="simple"> </text:a><text:a xlink:href="https://1xbet.whoscored.com/Teams/1234/Show/Brazil-Palmeir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84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3</text:p>
          </table:table-cell>
          <table:table-cell table:formula="of:=RIGHT([.A86];LEN([.A86])-2)" office:value-type="string" office:string-value="Joaquín PiquerezPalmeiras, 23, D(L)" calcext:value-type="string">
            <text:p>Joaquín PiquerezPalmeiras, 23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25216/Show/Jean-Irmer" xlink:type="simple">82Jean Irmer</text:a><text:a xlink:href="https://1xbet.whoscored.com/Teams/1220/Show/Brazil-Juventude" xlink:type="simple">Juventude, </text:a>27, DMC</text:p>
          </table:table-cell>
          <table:table-cell office:value-type="string" calcext:value-type="string">
            <text:p><text:a xlink:href="https://1xbet.whoscored.com/Players/325216/Show/Jean-Irmer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68.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93</text:p>
          </table:table-cell>
          <table:table-cell table:formula="of:=RIGHT([.A87];LEN([.A87])-2)" office:value-type="string" office:string-value="Jean IrmerJuventude, 27, DMC" calcext:value-type="string">
            <text:p>Jean IrmerJuventude, 27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131056/Show/Juninho" xlink:type="simple">83Juninho</text:a><text:a xlink:href="https://1xbet.whoscored.com/Teams/1228/Show/Brazil-America-MG" xlink:type="simple">America MG, </text:a>34, D(L),M(CR)</text:p>
          </table:table-cell>
          <table:table-cell office:value-type="string" calcext:value-type="string">
            <text:p><text:a xlink:href="https://1xbet.whoscored.com/Players/131056/Show/Juninho" xlink:type="simple"> </text:a><text:a xlink:href="https://1xbet.whoscored.com/Teams/1228/Show/Brazil-America-MG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3</text:p>
          </table:table-cell>
          <table:table-cell table:formula="of:=RIGHT([.A88];LEN([.A88])-2)" office:value-type="string" office:string-value="JuninhoAmerica MG, 34, D(L),M(CR)" calcext:value-type="string">
            <text:p>JuninhoAmerica MG, 34, D(L),M(CR)</text:p>
          </table:table-cell>
        </table:table-row>
        <table:table-row table:style-name="ro3">
          <table:table-cell office:value-type="string" calcext:value-type="string">
            <text:p><text:a xlink:href="https://1xbet.whoscored.com/Players/374916/Show/Caio-Paulista" xlink:type="simple">84Caio Paulista</text:a><text:a xlink:href="https://1xbet.whoscored.com/Teams/1232/Show/Brazil-Fluminense" xlink:type="simple">Fluminense, </text:a>24, D(L),M(LR)</text:p>
          </table:table-cell>
          <table:table-cell office:value-type="string" calcext:value-type="string">
            <text:p><text:a xlink:href="https://1xbet.whoscored.com/Players/374916/Show/Caio-Paulista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3</text:p>
          </table:table-cell>
          <table:table-cell table:formula="of:=RIGHT([.A89];LEN([.A89])-2)" office:value-type="string" office:string-value="Caio PaulistaFluminense, 24, D(L),M(LR)" calcext:value-type="string">
            <text:p>Caio PaulistaFluminense, 24, D(L),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88685/Show/Gabriel-Veron" xlink:type="simple">85Gabriel Veron</text:a><text:a xlink:href="https://1xbet.whoscored.com/Teams/1234/Show/Brazil-Palmeiras" xlink:type="simple">Palmeiras, </text:a>19, AM(LR)</text:p>
          </table:table-cell>
          <table:table-cell office:value-type="string" calcext:value-type="string">
            <text:p><text:a xlink:href="https://1xbet.whoscored.com/Players/388685/Show/Gabriel-Veron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2</text:p>
          </table:table-cell>
          <table:table-cell table:formula="of:=RIGHT([.A90];LEN([.A90])-2)" office:value-type="string" office:string-value="Gabriel VeronPalmeiras, 19, AM(LR)" calcext:value-type="string">
            <text:p>Gabriel VeronPalmeiras, 19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29463/Show/Willian" xlink:type="simple">86Willian</text:a><text:a xlink:href="https://1xbet.whoscored.com/Teams/1237/Show/Brazil-Corinthians" xlink:type="simple">Corinthians, </text:a>34, AM(CLR)</text:p>
          </table:table-cell>
          <table:table-cell office:value-type="string" calcext:value-type="string">
            <text:p><text:a xlink:href="https://1xbet.whoscored.com/Players/29463/Show/Willia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4.7</text:p>
          </table:table-cell>
          <table:table-cell office:value-type="string" calcext:value-type="string">
            <text:p>0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92</text:p>
          </table:table-cell>
          <table:table-cell table:formula="of:=RIGHT([.A91];LEN([.A91])-2)" office:value-type="string" office:string-value="WillianCorinthians, 34, AM(CLR)" calcext:value-type="string">
            <text:p>WillianCorinthians, 34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432/Show/Guga" xlink:type="simple">87Guga</text:a><text:a xlink:href="https://1xbet.whoscored.com/Teams/1235/Show/Brazil-Atletico-MG" xlink:type="simple">Atletico MG, </text:a>23, D(R),M(R)</text:p>
          </table:table-cell>
          <table:table-cell office:value-type="string" calcext:value-type="string">
            <text:p><text:a xlink:href="https://1xbet.whoscored.com/Players/373432/Show/Gug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30" calcext:value-type="float">
            <text:p>63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86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2</text:p>
          </table:table-cell>
          <table:table-cell table:formula="of:=RIGHT([.A92];LEN([.A92])-2)" office:value-type="string" office:string-value="GugaAtletico MG, 23, D(R),M(R)" calcext:value-type="string">
            <text:p>GugaAtletico MG, 23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271550/Show/Rafael-Ramos" xlink:type="simple">88Rafael Ramos</text:a><text:a xlink:href="https://1xbet.whoscored.com/Teams/1237/Show/Brazil-Corinthians" xlink:type="simple">Corinthians, </text:a>27, D(R)</text:p>
          </table:table-cell>
          <table:table-cell office:value-type="string" calcext:value-type="string">
            <text:p><text:a xlink:href="https://1xbet.whoscored.com/Players/271550/Show/Rafael-Ramos" xlink:type="simple"> </text:a><text:a xlink:href="https://1xbet.whoscored.com/Teams/1237/Show/Brazil-Corinthian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9.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2</text:p>
          </table:table-cell>
          <table:table-cell table:formula="of:=RIGHT([.A93];LEN([.A93])-2)" office:value-type="string" office:string-value="Rafael RamosCorinthians, 27, D(R)" calcext:value-type="string">
            <text:p>Rafael RamosCorinthians, 27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23851/Show/Daniel" xlink:type="simple">89Daniel</text:a><text:a xlink:href="https://1xbet.whoscored.com/Teams/1219/Show/Brazil-Internacional" xlink:type="simple">Internacional, </text:a>28, GK</text:p>
          </table:table-cell>
          <table:table-cell office:value-type="string" calcext:value-type="string">
            <text:p><text:a xlink:href="https://1xbet.whoscored.com/Players/323851/Show/Daniel" xlink:type="simple"> </text:a><text:a xlink:href="https://1xbet.whoscored.com/Teams/1219/Show/Brazil-Internacional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2</text:p>
          </table:table-cell>
          <table:table-cell table:formula="of:=RIGHT([.A94];LEN([.A94])-2)" office:value-type="string" office:string-value="DanielInternacional, 28, GK" calcext:value-type="string">
            <text:p>DanielInternacional, 28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149561/Show/Pedro-Henrique" xlink:type="simple">91Pedro Henrique</text:a><text:a xlink:href="https://1xbet.whoscored.com/Teams/1243/Show/Brazil-Athletico-Paranaense" xlink:type="simple">Athletico Paranaense, </text:a>26, D(C)</text:p>
          </table:table-cell>
          <table:table-cell office:value-type="string" calcext:value-type="string">
            <text:p><text:a xlink:href="https://1xbet.whoscored.com/Players/149561/Show/Pedro-Henrique" xlink:type="simple"> </text:a><text:a xlink:href="https://1xbet.whoscored.com/Teams/1243/Show/Brazil-Athletico-Parana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09" calcext:value-type="float">
            <text:p>70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79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  <table:table-cell table:formula="of:=RIGHT([.A95];LEN([.A95])-2)" office:value-type="string" office:string-value="Pedro HenriqueAthletico Paranaense, 26, D(C)" calcext:value-type="string">
            <text:p>Pedro HenriqueAthletico Paranaense, 26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41822/Show/Guilherme-Arana" xlink:type="simple">92Guilherme Arana</text:a><text:a xlink:href="https://1xbet.whoscored.com/Teams/1235/Show/Brazil-Atletico-MG" xlink:type="simple">Atletico MG, </text:a>25, D(L),M(L)</text:p>
          </table:table-cell>
          <table:table-cell office:value-type="string" calcext:value-type="string">
            <text:p><text:a xlink:href="https://1xbet.whoscored.com/Players/241822/Show/Guilherme-Aran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  <table:table-cell table:formula="of:=RIGHT([.A96];LEN([.A96])-2)" office:value-type="string" office:string-value="Guilherme AranaAtletico MG, 25, D(L),M(L)" calcext:value-type="string">
            <text:p>Guilherme AranaAtletico MG, 25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05/Show/Bruno-Praxedes" xlink:type="simple">93Bruno Praxedes</text:a><text:a xlink:href="https://1xbet.whoscored.com/Teams/5438/Show/Brazil-Red-Bull-Bragantino" xlink:type="simple">Red Bull Bragantino, </text:a>20, M(C)</text:p>
          </table:table-cell>
          <table:table-cell office:value-type="string" calcext:value-type="string">
            <text:p><text:a xlink:href="https://1xbet.whoscored.com/Players/397505/Show/Bruno-Praxedes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9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  <table:table-cell table:formula="of:=RIGHT([.A97];LEN([.A97])-2)" office:value-type="string" office:string-value="Bruno PraxedesRed Bull Bragantino, 20, M(C)" calcext:value-type="string">
            <text:p>Bruno PraxedesRed Bull Bragantino, 20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7476/Show/Zé-Rafael" xlink:type="simple">94Zé Rafael</text:a><text:a xlink:href="https://1xbet.whoscored.com/Teams/1234/Show/Brazil-Palmeiras" xlink:type="simple">Palmeiras, </text:a>29, M(CLR)</text:p>
          </table:table-cell>
          <table:table-cell office:value-type="string" calcext:value-type="string">
            <text:p><text:a xlink:href="https://1xbet.whoscored.com/Players/17476/Show/Zé-Rafael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788" calcext:value-type="float">
            <text:p>7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87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  <table:table-cell table:formula="of:=RIGHT([.A98];LEN([.A98])-2)" office:value-type="string" office:string-value="Zé RafaelPalmeiras, 29, M(CLR)" calcext:value-type="string">
            <text:p>Zé RafaelPalmeiras, 29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30886/Show/Gabriel-Barbosa" xlink:type="simple">95Gabriel Barbosa</text:a><text:a xlink:href="https://1xbet.whoscored.com/Teams/1239/Show/Brazil-Flamengo" xlink:type="simple">Flamengo, </text:a>25, AM(LR),FW</text:p>
          </table:table-cell>
          <table:table-cell office:value-type="string" calcext:value-type="string">
            <text:p><text:a xlink:href="https://1xbet.whoscored.com/Players/130886/Show/Gabriel-Barbos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602" calcext:value-type="float">
            <text:p>6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88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  <table:table-cell table:formula="of:=RIGHT([.A99];LEN([.A99])-2)" office:value-type="string" office:string-value="Gabriel BarbosaFlamengo, 25, AM(LR),FW" calcext:value-type="string">
            <text:p>Gabriel BarbosaFlamengo, 25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46672/Show/Zé-Welison" xlink:type="simple">96Zé Welison</text:a><text:a xlink:href="https://1xbet.whoscored.com/Teams/2065/Show/Brazil-Fortaleza" xlink:type="simple">Fortaleza, </text:a>27, D(R),DMC</text:p>
          </table:table-cell>
          <table:table-cell office:value-type="string" calcext:value-type="string">
            <text:p><text:a xlink:href="https://1xbet.whoscored.com/Players/146672/Show/Zé-Welison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86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  <table:table-cell table:formula="of:=RIGHT([.A100];LEN([.A100])-2)" office:value-type="string" office:string-value="Zé WelisonFortaleza, 27, D(R),DMC" calcext:value-type="string">
            <text:p>Zé WelisonFortaleza, 27, D(R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10930/Show/Reinaldo" xlink:type="simple">97Reinaldo</text:a><text:a xlink:href="https://1xbet.whoscored.com/Teams/1224/Show/Brazil-Sao-Paulo" xlink:type="simple">Sao Paulo, </text:a>32, D(L),M(L)</text:p>
          </table:table-cell>
          <table:table-cell office:value-type="string" calcext:value-type="string">
            <text:p><text:a xlink:href="https://1xbet.whoscored.com/Players/110930/Show/Reinald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5.6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1</text:p>
          </table:table-cell>
          <table:table-cell table:formula="of:=RIGHT([.A101];LEN([.A101])-2)" office:value-type="string" office:string-value="ReinaldoSao Paulo, 32, D(L),M(L)" calcext:value-type="string">
            <text:p>ReinaldoSao Paulo, 32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99250/Show/Danilo" xlink:type="simple">98Danilo</text:a><text:a xlink:href="https://1xbet.whoscored.com/Teams/1234/Show/Brazil-Palmeiras" xlink:type="simple">Palmeiras, </text:a>21, DMC</text:p>
          </table:table-cell>
          <table:table-cell office:value-type="string" calcext:value-type="string">
            <text:p><text:a xlink:href="https://1xbet.whoscored.com/Players/399250/Show/Danilo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formula="of:=RIGHT([.A102];LEN([.A102])-2)" office:value-type="string" office:string-value="DaniloPalmeiras, 21, DMC" calcext:value-type="string">
            <text:p>DaniloPalmeiras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41824/Show/Iago-Maidana" xlink:type="simple">99Iago Maidana</text:a><text:a xlink:href="https://1xbet.whoscored.com/Teams/1228/Show/Brazil-America-MG" xlink:type="simple">America MG, </text:a>26, D(C)</text:p>
          </table:table-cell>
          <table:table-cell office:value-type="string" calcext:value-type="string">
            <text:p><text:a xlink:href="https://1xbet.whoscored.com/Players/241824/Show/Iago-Maidana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formula="of:=RIGHT([.A103];LEN([.A103])-2)" office:value-type="string" office:string-value="Iago MaidanaAmerica MG, 26, D(C)" calcext:value-type="string">
            <text:p>Iago MaidanaAmerica MG, 26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6102/Show/Tomás-Cuello" xlink:type="simple">100Tomás Cuello</text:a><text:a xlink:href="https://1xbet.whoscored.com/Teams/1243/Show/Brazil-Athletico-Paranaense" xlink:type="simple">Athletico Paranaense, </text:a>22, AM(L)</text:p>
          </table:table-cell>
          <table:table-cell office:value-type="string" calcext:value-type="string">
            <text:p><text:a xlink:href="https://1xbet.whoscored.com/Players/336102/Show/Tomás-Cuel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75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formula="of:=RIGHT([.A104];LEN([.A104])-3)" office:value-type="string" office:string-value="Tomás CuelloAthletico Paranaense, 22, AM(L)" calcext:value-type="string">
            <text:p>Tomás CuelloAthletico Paranaense, 22, AM(L)</text:p>
          </table:table-cell>
        </table:table-row>
        <table:table-row table:style-name="ro1">
          <table:table-cell table:style-name="Default" table:number-columns-repeated="13"/>
          <table:table-cell table:formula="of:=RIGHT([.A105];LEN([.A105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114194/Show/Mádson" xlink:type="simple">101Mádson</text:a><text:a xlink:href="https://1xbet.whoscored.com/Teams/1241/Show/Brazil-Santos-FC" xlink:type="simple">Santos FC, </text:a>30, D(R),M(R)</text:p>
          </table:table-cell>
          <table:table-cell office:value-type="string" calcext:value-type="string">
            <text:p><text:a xlink:href="https://1xbet.whoscored.com/Players/114194/Show/Mádson" xlink:type="simple"> </text:a><text:a xlink:href="https://1xbet.whoscored.com/Teams/1241/Show/Brazil-Santos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formula="of:=RIGHT([.A106];LEN([.A106])-3)" office:value-type="string" office:string-value="MádsonSantos FC, 30, D(R),M(R)" calcext:value-type="string">
            <text:p>MádsonSantos FC, 30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65617/Show/Pepê" xlink:type="simple">102Pepê</text:a><text:a xlink:href="https://1xbet.whoscored.com/Teams/8938/Show/Brazil-Cuiaba" xlink:type="simple">Cuiaba, </text:a>24, M(C)</text:p>
          </table:table-cell>
          <table:table-cell office:value-type="string" calcext:value-type="string">
            <text:p><text:a xlink:href="https://1xbet.whoscored.com/Players/365617/Show/Pepê" xlink:type="simple"> </text:a><text:a xlink:href="https://1xbet.whoscored.com/Teams/8938/Show/Brazil-Cuia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formula="of:=RIGHT([.A107];LEN([.A107])-3)" office:value-type="string" office:string-value="PepêCuiaba, 24, M(C)" calcext:value-type="string">
            <text:p>PepêCuiaba, 24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15/Show/Erick" xlink:type="simple">103Erick</text:a><text:a xlink:href="https://1xbet.whoscored.com/Teams/1243/Show/Brazil-Athletico-Paranaense" xlink:type="simple">Athletico Paranaense, </text:a>24, D(R),DMC</text:p>
          </table:table-cell>
          <table:table-cell office:value-type="string" calcext:value-type="string">
            <text:p><text:a xlink:href="https://1xbet.whoscored.com/Players/373515/Show/Erick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0</text:p>
          </table:table-cell>
          <table:table-cell table:formula="of:=RIGHT([.A108];LEN([.A108])-3)" office:value-type="string" office:string-value="ErickAthletico Paranaense, 24, D(R),DMC" calcext:value-type="string">
            <text:p>ErickAthletico Paranaense, 24, D(R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31611/Show/Gustavo-Mosquito" xlink:type="simple">104Gustavo Mosquito</text:a><text:a xlink:href="https://1xbet.whoscored.com/Teams/1237/Show/Brazil-Corinthians" xlink:type="simple">Corinthians, </text:a>24, AM(LR)</text:p>
          </table:table-cell>
          <table:table-cell office:value-type="string" calcext:value-type="string">
            <text:p><text:a xlink:href="https://1xbet.whoscored.com/Players/331611/Show/Gustavo-Mosquit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0</text:p>
          </table:table-cell>
          <table:table-cell table:formula="of:=RIGHT([.A109];LEN([.A109])-3)" office:value-type="string" office:string-value="Gustavo MosquitoCorinthians, 24, AM(LR)" calcext:value-type="string">
            <text:p>Gustavo MosquitoCorinthians, 24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0/Show/Rodrigo-Fernández" xlink:type="simple">105Rodrigo Fernández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436500/Show/Rodrigo-Fernández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5.8</text:p>
          </table:table-cell>
          <table:table-cell office:value-type="string" calcext:value-type="string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90</text:p>
          </table:table-cell>
          <table:table-cell table:formula="of:=RIGHT([.A110];LEN([.A110])-3)" office:value-type="string" office:string-value="Rodrigo FernándezSantos FC, 26, DMC" calcext:value-type="string">
            <text:p>Rodrigo FernándezSantos FC, 26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2152/Show/Filipe-Luís" xlink:type="simple">106Filipe Luís</text:a><text:a xlink:href="https://1xbet.whoscored.com/Teams/1239/Show/Brazil-Flamengo" xlink:type="simple">Flamengo, </text:a>37, D(L)</text:p>
          </table:table-cell>
          <table:table-cell office:value-type="string" calcext:value-type="string">
            <text:p><text:a xlink:href="https://1xbet.whoscored.com/Players/22152/Show/Filipe-Luís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12" calcext:value-type="float">
            <text:p>31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formula="of:=RIGHT([.A111];LEN([.A111])-3)" office:value-type="string" office:string-value="Filipe LuísFlamengo, 37, D(L)" calcext:value-type="string">
            <text:p>Filipe LuísFlamengo, 37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80443/Show/Eduardo-Bauermann" xlink:type="simple">107Eduardo Bauermann</text:a><text:a xlink:href="https://1xbet.whoscored.com/Teams/1241/Show/Brazil-Santos-FC" xlink:type="simple">Santos FC, </text:a>26, D(C)</text:p>
          </table:table-cell>
          <table:table-cell office:value-type="string" calcext:value-type="string">
            <text:p><text:a xlink:href="https://1xbet.whoscored.com/Players/280443/Show/Eduardo-Bauermann" xlink:type="simple"> </text:a><text:a xlink:href="https://1xbet.whoscored.com/Teams/1241/Show/Brazil-Santos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8.4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8</text:p>
          </table:table-cell>
          <table:table-cell table:formula="of:=RIGHT([.A112];LEN([.A112])-3)" office:value-type="string" office:string-value="Eduardo BauermannSantos FC, 26, D(C)" calcext:value-type="string">
            <text:p>Eduardo BauermannSantos FC, 26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63104/Show/Rony" xlink:type="simple">108Rony</text:a><text:a xlink:href="https://1xbet.whoscored.com/Teams/1234/Show/Brazil-Palmeiras" xlink:type="simple">Palmeiras, </text:a>27, AM(LR),FW</text:p>
          </table:table-cell>
          <table:table-cell office:value-type="string" calcext:value-type="string">
            <text:p><text:a xlink:href="https://1xbet.whoscored.com/Players/363104/Show/Rony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687" calcext:value-type="float">
            <text:p>68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2.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8</text:p>
          </table:table-cell>
          <table:table-cell table:formula="of:=RIGHT([.A113];LEN([.A113])-3)" office:value-type="string" office:string-value="RonyPalmeiras, 27, AM(LR),FW" calcext:value-type="string">
            <text:p>RonyPalmeiras, 27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01675/Show/Santos" xlink:type="simple">109Santos</text:a><text:a xlink:href="https://1xbet.whoscored.com/Teams/1239/Show/Brazil-Flamengo" xlink:type="simple">Flamengo, </text:a>32, GK</text:p>
          </table:table-cell>
          <table:table-cell office:value-type="string" calcext:value-type="string">
            <text:p><text:a xlink:href="https://1xbet.whoscored.com/Players/101675/Show/Santos" xlink:type="simple"> </text:a><text:a xlink:href="https://1xbet.whoscored.com/Teams/1239/Show/Brazil-Flameng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76.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8</text:p>
          </table:table-cell>
          <table:table-cell table:formula="of:=RIGHT([.A114];LEN([.A114])-3)" office:value-type="string" office:string-value="SantosFlamengo, 32, GK" calcext:value-type="string">
            <text:p>SantosFlamengo, 32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40084/Show/Jeffinho" xlink:type="simple">110Jeffinho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440084/Show/Jeffinh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8</text:p>
          </table:table-cell>
          <table:table-cell table:formula="of:=RIGHT([.A115];LEN([.A115])-3)" office:value-type="string" office:string-value="JeffinhoBotafogo RJ, 22, Midfielder" calcext:value-type="string">
            <text:p>JeffinhoBotafogo RJ, 22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40237/Show/Ganso" xlink:type="simple">111Ganso</text:a><text:a xlink:href="https://1xbet.whoscored.com/Teams/1232/Show/Brazil-Fluminense" xlink:type="simple">Fluminense, </text:a>32, AM(C)</text:p>
          </table:table-cell>
          <table:table-cell office:value-type="string" calcext:value-type="string">
            <text:p><text:a xlink:href="https://1xbet.whoscored.com/Players/40237/Show/Ganso" xlink:type="simple"> </text:a><text:a xlink:href="https://1xbet.whoscored.com/Teams/1232/Show/Brazil-Flumin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8</text:p>
          </table:table-cell>
          <table:table-cell table:formula="of:=RIGHT([.A116];LEN([.A116])-3)" office:value-type="string" office:string-value="GansoFluminense, 32, AM(C)" calcext:value-type="string">
            <text:p>GansoFluminense, 32, A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254275/Show/Róger-Guedes" xlink:type="simple">112Róger Guedes</text:a><text:a xlink:href="https://1xbet.whoscored.com/Teams/1237/Show/Brazil-Corinthians" xlink:type="simple">Corinthians, </text:a>25, AM(CLR),FW</text:p>
          </table:table-cell>
          <table:table-cell office:value-type="string" calcext:value-type="string">
            <text:p><text:a xlink:href="https://1xbet.whoscored.com/Players/254275/Show/Róger-Guedes" xlink:type="simple"> </text:a><text:a xlink:href="https://1xbet.whoscored.com/Teams/1237/Show/Brazil-Corinthian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05" calcext:value-type="float">
            <text:p>7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81.9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7</text:p>
          </table:table-cell>
          <table:table-cell table:formula="of:=RIGHT([.A117];LEN([.A117])-3)" office:value-type="string" office:string-value="Róger GuedesCorinthians, 25, AM(CLR),FW" calcext:value-type="string">
            <text:p>Róger GuedesCorinthians, 25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16800/Show/Moraes" xlink:type="simple">113Moraes</text:a><text:a xlink:href="https://1xbet.whoscored.com/Teams/1220/Show/Brazil-Juventude" xlink:type="simple">Juventude, </text:a>24, D(L)</text:p>
          </table:table-cell>
          <table:table-cell office:value-type="string" calcext:value-type="string">
            <text:p><text:a xlink:href="https://1xbet.whoscored.com/Players/416800/Show/Moraes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7</text:p>
          </table:table-cell>
          <table:table-cell table:formula="of:=RIGHT([.A118];LEN([.A118])-3)" office:value-type="string" office:string-value="MoraesJuventude, 24, D(L)" calcext:value-type="string">
            <text:p>MoraesJuventude, 24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91779/Show/Pablo" xlink:type="simple">114Pablo</text:a><text:a xlink:href="https://1xbet.whoscored.com/Teams/1239/Show/Brazil-Flamengo" xlink:type="simple">Flamengo, </text:a>31, D(C)</text:p>
          </table:table-cell>
          <table:table-cell office:value-type="string" calcext:value-type="string">
            <text:p><text:a xlink:href="https://1xbet.whoscored.com/Players/91779/Show/Pablo" xlink:type="simple"> </text:a><text:a xlink:href="https://1xbet.whoscored.com/Teams/1239/Show/Brazil-Flamen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7</text:p>
          </table:table-cell>
          <table:table-cell table:formula="of:=RIGHT([.A119];LEN([.A119])-3)" office:value-type="string" office:string-value="PabloFlamengo, 31, D(C)" calcext:value-type="string">
            <text:p>PabloFlamengo, 3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47520/Show/Jailson" xlink:type="simple">115Jailson</text:a><text:a xlink:href="https://1xbet.whoscored.com/Teams/1228/Show/Brazil-America-MG" xlink:type="simple">America MG, </text:a>41, GK</text:p>
          </table:table-cell>
          <table:table-cell office:value-type="string" calcext:value-type="string">
            <text:p><text:a xlink:href="https://1xbet.whoscored.com/Players/247520/Show/Jailson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9.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6</text:p>
          </table:table-cell>
          <table:table-cell table:formula="of:=RIGHT([.A120];LEN([.A120])-3)" office:value-type="string" office:string-value="JailsonAmerica MG, 41, GK" calcext:value-type="string">
            <text:p>JailsonAmerica MG, 41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82128/Show/Rafael-Gava" xlink:type="simple">116Rafael Gava</text:a><text:a xlink:href="https://1xbet.whoscored.com/Teams/8938/Show/Brazil-Cuiaba" xlink:type="simple">Cuiaba, </text:a>29, AM(C)</text:p>
          </table:table-cell>
          <table:table-cell office:value-type="string" calcext:value-type="string">
            <text:p><text:a xlink:href="https://1xbet.whoscored.com/Players/382128/Show/Rafael-Gava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78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6</text:p>
          </table:table-cell>
          <table:table-cell table:formula="of:=RIGHT([.A121];LEN([.A121])-3)" office:value-type="string" office:string-value="Rafael GavaCuiaba, 29, AM(C)" calcext:value-type="string">
            <text:p>Rafael GavaCuiaba, 29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49141/Show/Alex-Muralha" xlink:type="simple">117Alex Muralha</text:a><text:a xlink:href="https://1xbet.whoscored.com/Teams/1236/Show/Brazil-Coritiba" xlink:type="simple">Coritiba, </text:a>32, GK</text:p>
          </table:table-cell>
          <table:table-cell office:value-type="string" calcext:value-type="string">
            <text:p><text:a xlink:href="https://1xbet.whoscored.com/Players/149141/Show/Alex-Muralha" xlink:type="simple"> </text:a><text:a xlink:href="https://1xbet.whoscored.com/Teams/1236/Show/Brazil-Coriti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6</text:p>
          </table:table-cell>
          <table:table-cell table:formula="of:=RIGHT([.A122];LEN([.A122])-3)" office:value-type="string" office:string-value="Alex MuralhaCoritiba, 32, GK" calcext:value-type="string">
            <text:p>Alex MuralhaCoritiba, 32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121009/Show/Luciano" xlink:type="simple">118Luciano</text:a><text:a xlink:href="https://1xbet.whoscored.com/Teams/1224/Show/Brazil-Sao-Paulo" xlink:type="simple">Sao Paulo, </text:a>29, AM(CR),FW</text:p>
          </table:table-cell>
          <table:table-cell office:value-type="string" calcext:value-type="string">
            <text:p><text:a xlink:href="https://1xbet.whoscored.com/Players/121009/Show/Lucian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530" calcext:value-type="float">
            <text:p>5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5</text:p>
          </table:table-cell>
          <table:table-cell table:formula="of:=RIGHT([.A123];LEN([.A123])-3)" office:value-type="string" office:string-value="LucianoSao Paulo, 29, AM(CR),FW" calcext:value-type="string">
            <text:p>LucianoSao Paulo, 29, AM(C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21846/Show/Lima" xlink:type="simple">119Lima</text:a><text:a xlink:href="https://1xbet.whoscored.com/Teams/7334/Show/Brazil-Ceara" xlink:type="simple">Ceara, </text:a>26, AM(CLR)</text:p>
          </table:table-cell>
          <table:table-cell office:value-type="string" calcext:value-type="string">
            <text:p><text:a xlink:href="https://1xbet.whoscored.com/Players/321846/Show/Lim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81" calcext:value-type="float">
            <text:p>5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84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5</text:p>
          </table:table-cell>
          <table:table-cell table:formula="of:=RIGHT([.A124];LEN([.A124])-3)" office:value-type="string" office:string-value="LimaCeara, 26, AM(CLR)" calcext:value-type="string">
            <text:p>LimaCeara, 26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30462/Show/Walter" xlink:type="simple">120Walter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130462/Show/Walter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5</text:p>
          </table:table-cell>
          <table:table-cell table:formula="of:=RIGHT([.A125];LEN([.A125])-3)" office:value-type="string" office:string-value="WalterCuiaba, 34, GK" calcext:value-type="string">
            <text:p>WalterCuiaba, 34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02214/Show/Lázaro" xlink:type="simple">121Lázaro</text:a><text:a xlink:href="https://1xbet.whoscored.com/Teams/1239/Show/Brazil-Flamengo" xlink:type="simple">Flamengo, </text:a>20, Forward</text:p>
          </table:table-cell>
          <table:table-cell office:value-type="string" calcext:value-type="string">
            <text:p><text:a xlink:href="https://1xbet.whoscored.com/Players/402214/Show/Láza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5(5)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81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4</text:p>
          </table:table-cell>
          <table:table-cell table:formula="of:=RIGHT([.A126];LEN([.A126])-3)" office:value-type="string" office:string-value="LázaroFlamengo, 20, Forward" calcext:value-type="string">
            <text:p>LázaroFlamengo, 20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55777/Show/Helinho" xlink:type="simple">122Helinho</text:a><text:a xlink:href="https://1xbet.whoscored.com/Teams/5438/Show/Brazil-Red-Bull-Bragantino" xlink:type="simple">Red Bull Bragantino, </text:a>22, AM(LR)</text:p>
          </table:table-cell>
          <table:table-cell office:value-type="string" calcext:value-type="string">
            <text:p><text:a xlink:href="https://1xbet.whoscored.com/Players/355777/Show/Helinh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4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4</text:p>
          </table:table-cell>
          <table:table-cell table:formula="of:=RIGHT([.A127];LEN([.A127])-3)" office:value-type="string" office:string-value="HelinhoRed Bull Bragantino, 22, AM(LR)" calcext:value-type="string">
            <text:p>HelinhoRed Bull Bragantino, 22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39/Show/Steven-Mendoza" xlink:type="simple">123Steven Mendoza</text:a><text:a xlink:href="https://1xbet.whoscored.com/Teams/7334/Show/Brazil-Ceara" xlink:type="simple">Ceara, </text:a>30, AM(CLR)</text:p>
          </table:table-cell>
          <table:table-cell office:value-type="string" calcext:value-type="string">
            <text:p><text:a xlink:href="https://1xbet.whoscored.com/Players/279539/Show/Steven-Mendoza" xlink:type="simple"> </text:a><text:a xlink:href="https://1xbet.whoscored.com/Teams/7334/Show/Brazil-Cear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57" calcext:value-type="float">
            <text:p>7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4</text:p>
          </table:table-cell>
          <table:table-cell table:formula="of:=RIGHT([.A128];LEN([.A128])-3)" office:value-type="string" office:string-value="Steven MendozaCeara, 30, AM(CLR)" calcext:value-type="string">
            <text:p>Steven MendozaCeara, 30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45702/Show/Richard-Cândido" xlink:type="simple">124Richard Cândido</text:a><text:a xlink:href="https://1xbet.whoscored.com/Teams/7334/Show/Brazil-Ceara" xlink:type="simple">Ceara, </text:a>28, DMC</text:p>
          </table:table-cell>
          <table:table-cell office:value-type="string" calcext:value-type="string">
            <text:p><text:a xlink:href="https://1xbet.whoscored.com/Players/345702/Show/Richard-Cândido" xlink:type="simple"> </text:a><text:a xlink:href="https://1xbet.whoscored.com/Teams/7334/Show/Brazil-Cear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40" calcext:value-type="float">
            <text:p>74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6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129];LEN([.A129])-3)" office:value-type="string" office:string-value="Richard CândidoCeara, 28, DMC" calcext:value-type="string">
            <text:p>Richard CândidoCeara, 28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97493/Show/Bento" xlink:type="simple">125Bento</text:a><text:a xlink:href="https://1xbet.whoscored.com/Teams/1243/Show/Brazil-Athletico-Paranaense" xlink:type="simple">Athletico Paranaense, </text:a>23, GK</text:p>
          </table:table-cell>
          <table:table-cell office:value-type="string" calcext:value-type="string">
            <text:p><text:a xlink:href="https://1xbet.whoscored.com/Players/397493/Show/Bento" xlink:type="simple"> </text:a><text:a xlink:href="https://1xbet.whoscored.com/Teams/1243/Show/Brazil-Athletico-Parana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130];LEN([.A130])-3)" office:value-type="string" office:string-value="BentoAthletico Paranaense, 23, GK" calcext:value-type="string">
            <text:p>BentoAthletico Paranaense, 23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17677/Show/Raphael-Veiga" xlink:type="simple">126Raphael Veiga</text:a><text:a xlink:href="https://1xbet.whoscored.com/Teams/1234/Show/Brazil-Palmeiras" xlink:type="simple">Palmeiras, </text:a>27, AM(CLR)</text:p>
          </table:table-cell>
          <table:table-cell office:value-type="string" calcext:value-type="string">
            <text:p><text:a xlink:href="https://1xbet.whoscored.com/Players/317677/Show/Raphael-Veiga" xlink:type="simple"> </text:a><text:a xlink:href="https://1xbet.whoscored.com/Teams/1234/Show/Brazil-Palmeir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594" calcext:value-type="float">
            <text:p>59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1.4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3</text:p>
          </table:table-cell>
          <table:table-cell table:formula="of:=RIGHT([.A131];LEN([.A131])-3)" office:value-type="string" office:string-value="Raphael VeigaPalmeiras, 27, AM(CLR)" calcext:value-type="string">
            <text:p>Raphael VeigaPalmeiras, 27, AM(CLR)</text:p>
          </table:table-cell>
        </table:table-row>
        <table:table-row table:style-name="ro4">
          <table:table-cell office:value-type="string" calcext:value-type="string">
            <text:p><text:a xlink:href="https://1xbet.whoscored.com/Players/398132/Show/Pedro-Raúl" xlink:type="simple">127Pedro Raúl</text:a><text:a xlink:href="https://1xbet.whoscored.com/Teams/1218/Show/Brazil-Goias" xlink:type="simple">Goias, </text:a>25, FW</text:p>
          </table:table-cell>
          <table:table-cell office:value-type="string" calcext:value-type="string">
            <text:p><text:a xlink:href="https://1xbet.whoscored.com/Players/398132/Show/Pedro-Raúl" xlink:type="simple"> </text:a><text:a xlink:href="https://1xbet.whoscored.com/Teams/1218/Show/Brazil-Goi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71" calcext:value-type="float">
            <text:p>7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2</text:p>
          </table:table-cell>
          <table:table-cell table:formula="of:=RIGHT([.A132];LEN([.A132])-3)" office:value-type="string" office:string-value="Pedro RaúlGoias, 25, FW" calcext:value-type="string">
            <text:p>Pedro RaúlGoias, 25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2702/Show/Daniel-Borges" xlink:type="simple">128Daniel Borges</text:a><text:a xlink:href="https://1xbet.whoscored.com/Teams/1227/Show/Brazil-Botafogo-RJ" xlink:type="simple">Botafogo RJ, </text:a>29, D(LR)</text:p>
          </table:table-cell>
          <table:table-cell office:value-type="string" calcext:value-type="string">
            <text:p><text:a xlink:href="https://1xbet.whoscored.com/Players/132702/Show/Daniel-Borg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617" calcext:value-type="float">
            <text:p>6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2</text:p>
          </table:table-cell>
          <table:table-cell table:formula="of:=RIGHT([.A133];LEN([.A133])-3)" office:value-type="string" office:string-value="Daniel BorgesBotafogo RJ, 29, D(LR)" calcext:value-type="string">
            <text:p>Daniel BorgesBotafogo RJ, 29, D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98169/Show/Lucas-Braga" xlink:type="simple">129Lucas Braga</text:a><text:a xlink:href="https://1xbet.whoscored.com/Teams/1241/Show/Brazil-Santos-FC" xlink:type="simple">Santos FC, </text:a>25, M(LR)</text:p>
          </table:table-cell>
          <table:table-cell office:value-type="string" calcext:value-type="string">
            <text:p><text:a xlink:href="https://1xbet.whoscored.com/Players/398169/Show/Lucas-Brag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5(5)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2</text:p>
          </table:table-cell>
          <table:table-cell table:formula="of:=RIGHT([.A134];LEN([.A134])-3)" office:value-type="string" office:string-value="Lucas BragaSantos FC, 25, M(LR)" calcext:value-type="string">
            <text:p>Lucas BragaSantos FC, 25, 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57/Show/Agustín-Canobbio" xlink:type="simple">130Agustín Canobbio</text:a><text:a xlink:href="https://1xbet.whoscored.com/Teams/1243/Show/Brazil-Athletico-Paranaense" xlink:type="simple">Athletico Paranaense, </text:a>23, AM(R)</text:p>
          </table:table-cell>
          <table:table-cell office:value-type="string" calcext:value-type="string">
            <text:p><text:a xlink:href="https://1xbet.whoscored.com/Players/436657/Show/Agustín-Canobbio" xlink:type="simple"> </text:a><text:a xlink:href="https://1xbet.whoscored.com/Teams/1243/Show/Brazil-Athletico-Paranaense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1</text:p>
          </table:table-cell>
          <table:table-cell table:formula="of:=RIGHT([.A135];LEN([.A135])-3)" office:value-type="string" office:string-value="Agustín CanobbioAthletico Paranaense, 23, AM(R)" calcext:value-type="string">
            <text:p>Agustín CanobbioAthletico Paranaense, 23, AM(R)</text:p>
          </table:table-cell>
        </table:table-row>
        <table:table-row table:style-name="ro1">
          <table:table-cell table:style-name="Default" table:number-columns-repeated="13"/>
          <table:table-cell table:formula="of:=RIGHT([.A136];LEN([.A136])-3)" office:value-type="string" office:string-value="" calcext:value-type="error">
            <text:p>Erro:502</text:p>
          </table:table-cell>
        </table:table-row>
        <table:table-row table:style-name="ro1">
          <table:table-cell table:style-name="Default" table:number-columns-repeated="13"/>
          <table:table-cell table:formula="of:=RIGHT([.A137];LEN([.A137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52/Show/Alef-Manga" xlink:type="simple">131Alef Manga</text:a><text:a xlink:href="https://1xbet.whoscored.com/Teams/1236/Show/Brazil-Coritiba" xlink:type="simple">Coritiba, </text:a>27, AM(R)</text:p>
          </table:table-cell>
          <table:table-cell office:value-type="string" calcext:value-type="string">
            <text:p><text:a xlink:href="https://1xbet.whoscored.com/Players/436552/Show/Alef-Manga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23" calcext:value-type="float">
            <text:p>7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1</text:p>
          </table:table-cell>
          <table:table-cell table:formula="of:=RIGHT([.A138];LEN([.A138])-3)" office:value-type="string" office:string-value="Alef MangaCoritiba, 27, AM(R)" calcext:value-type="string">
            <text:p>Alef MangaCoritiba, 27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74571/Show/Alan-Patrick" xlink:type="simple">132Alan Patrick</text:a><text:a xlink:href="https://1xbet.whoscored.com/Teams/1219/Show/Brazil-Internacional" xlink:type="simple">Internacional, </text:a>31, M(CLR)</text:p>
          </table:table-cell>
          <table:table-cell office:value-type="string" calcext:value-type="string">
            <text:p><text:a xlink:href="https://1xbet.whoscored.com/Players/74571/Show/Alan-Patrick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1</text:p>
          </table:table-cell>
          <table:table-cell table:formula="of:=RIGHT([.A139];LEN([.A139])-3)" office:value-type="string" office:string-value="Alan PatrickInternacional, 31, M(CLR)" calcext:value-type="string">
            <text:p>Alan PatrickInternacional, 31, 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107182/Show/Pablo" xlink:type="simple">133Pablo</text:a><text:a xlink:href="https://1xbet.whoscored.com/Teams/1243/Show/Brazil-Athletico-Paranaense" xlink:type="simple">Athletico Paranaense, </text:a>30, AM(CLR),FW</text:p>
          </table:table-cell>
          <table:table-cell office:value-type="string" calcext:value-type="string">
            <text:p><text:a xlink:href="https://1xbet.whoscored.com/Players/107182/Show/Pab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5.4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0</text:p>
          </table:table-cell>
          <table:table-cell table:formula="of:=RIGHT([.A140];LEN([.A140])-3)" office:value-type="string" office:string-value="PabloAthletico Paranaense, 30, AM(CLR),FW" calcext:value-type="string">
            <text:p>PabloAthletico Paranaense, 30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80834/Show/Ytalo" xlink:type="simple">134Ytalo</text:a><text:a xlink:href="https://1xbet.whoscored.com/Teams/5438/Show/Brazil-Red-Bull-Bragantino" xlink:type="simple">Red Bull Bragantino, </text:a>34, AM(C),FW</text:p>
          </table:table-cell>
          <table:table-cell office:value-type="string" calcext:value-type="string">
            <text:p><text:a xlink:href="https://1xbet.whoscored.com/Players/280834/Show/Ytal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0</text:p>
          </table:table-cell>
          <table:table-cell table:formula="of:=RIGHT([.A141];LEN([.A141])-3)" office:value-type="string" office:string-value="YtaloRed Bull Bragantino, 34, AM(C),FW" calcext:value-type="string">
            <text:p>YtaloRed Bull Bragantino, 34, AM(C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60451/Show/Nonato" xlink:type="simple">135Nonato</text:a><text:a xlink:href="https://1xbet.whoscored.com/Teams/1232/Show/Brazil-Fluminense" xlink:type="simple">Fluminense, </text:a>24, M(C)</text:p>
          </table:table-cell>
          <table:table-cell office:value-type="string" calcext:value-type="string">
            <text:p><text:a xlink:href="https://1xbet.whoscored.com/Players/360451/Show/Nonat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79" calcext:value-type="float">
            <text:p>37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142];LEN([.A142])-3)" office:value-type="string" office:string-value="NonatoFluminense, 24, M(C)" calcext:value-type="string">
            <text:p>NonatoFluminense, 24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20158/Show/Cleiton" xlink:type="simple">136Cleiton</text:a><text:a xlink:href="https://1xbet.whoscored.com/Teams/5438/Show/Brazil-Red-Bull-Bragantino" xlink:type="simple">Red Bull Bragantino, </text:a>24, GK</text:p>
          </table:table-cell>
          <table:table-cell office:value-type="string" calcext:value-type="string">
            <text:p><text:a xlink:href="https://1xbet.whoscored.com/Players/320158/Show/Cleiton" xlink:type="simple"> </text:a><text:a xlink:href="https://1xbet.whoscored.com/Teams/5438/Show/Brazil-Red-Bull-Bragantin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7.1</text:p>
          </table:table-cell>
          <table:table-cell office:value-type="string" calcext:value-type="string">
            <text:p>0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79</text:p>
          </table:table-cell>
          <table:table-cell table:formula="of:=RIGHT([.A143];LEN([.A143])-3)" office:value-type="string" office:string-value="CleitonRed Bull Bragantino, 24, GK" calcext:value-type="string">
            <text:p>CleitonRed Bull Bragantino, 24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20464/Show/Airton" xlink:type="simple">137Airton</text:a><text:a xlink:href="https://1xbet.whoscored.com/Teams/6368/Show/Brazil-Atletico-GO" xlink:type="simple">Atletico GO, </text:a>23, AM(R)</text:p>
          </table:table-cell>
          <table:table-cell office:value-type="string" calcext:value-type="string">
            <text:p><text:a xlink:href="https://1xbet.whoscored.com/Players/420464/Show/Airto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548" calcext:value-type="float">
            <text:p>5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6.4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9</text:p>
          </table:table-cell>
          <table:table-cell table:formula="of:=RIGHT([.A144];LEN([.A144])-3)" office:value-type="string" office:string-value="AirtonAtletico GO, 23, AM(R)" calcext:value-type="string">
            <text:p>AirtonAtletico GO, 23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247/Show/Matheusinho" xlink:type="simple">138Matheusinho</text:a><text:a xlink:href="https://1xbet.whoscored.com/Teams/1228/Show/Brazil-America-MG" xlink:type="simple">America MG, </text:a>24, AM(CR)</text:p>
          </table:table-cell>
          <table:table-cell office:value-type="string" calcext:value-type="string">
            <text:p><text:a xlink:href="https://1xbet.whoscored.com/Players/318247/Show/Matheusinh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9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145];LEN([.A145])-3)" office:value-type="string" office:string-value="MatheusinhoAmerica MG, 24, AM(CR)" calcext:value-type="string">
            <text:p>MatheusinhoAmerica MG, 24, A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140977/Show/Wanderson" xlink:type="simple">139Wanderson</text:a><text:a xlink:href="https://1xbet.whoscored.com/Teams/6368/Show/Brazil-Atletico-GO" xlink:type="simple">Atletico GO, </text:a>31, D(C)</text:p>
          </table:table-cell>
          <table:table-cell office:value-type="string" calcext:value-type="string">
            <text:p><text:a xlink:href="https://1xbet.whoscored.com/Players/140977/Show/Wanderson" xlink:type="simple"> </text:a><text:a xlink:href="https://1xbet.whoscored.com/Teams/6368/Show/Brazil-Atletico-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5.9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146];LEN([.A146])-3)" office:value-type="string" office:string-value="WandersonAtletico GO, 31, D(C)" calcext:value-type="string">
            <text:p>WandersonAtletico GO, 3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74560/Show/Willian-Farias" xlink:type="simple">141Willian Farias</text:a><text:a xlink:href="https://1xbet.whoscored.com/Teams/1236/Show/Brazil-Coritiba" xlink:type="simple">Coritiba, </text:a>33, DMC</text:p>
          </table:table-cell>
          <table:table-cell office:value-type="string" calcext:value-type="string">
            <text:p><text:a xlink:href="https://1xbet.whoscored.com/Players/74560/Show/Willian-Farias" xlink:type="simple"> </text:a><text:a xlink:href="https://1xbet.whoscored.com/Teams/1236/Show/Brazil-Coriti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6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  <table:table-cell table:formula="of:=RIGHT([.A147];LEN([.A147])-3)" office:value-type="string" office:string-value="Willian FariasCoritiba, 33, DMC" calcext:value-type="string">
            <text:p>Willian FariasCoritiba, 33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01711/Show/Élvis" xlink:type="simple">142Élvis</text:a><text:a xlink:href="https://1xbet.whoscored.com/Teams/1218/Show/Brazil-Goias" xlink:type="simple">Goias, </text:a>31, AM(C)</text:p>
          </table:table-cell>
          <table:table-cell office:value-type="string" calcext:value-type="string">
            <text:p><text:a xlink:href="https://1xbet.whoscored.com/Players/101711/Show/Élvis" xlink:type="simple"> </text:a><text:a xlink:href="https://1xbet.whoscored.com/Teams/1218/Show/Brazil-Goias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80" calcext:value-type="float">
            <text:p>48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80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  <table:table-cell table:formula="of:=RIGHT([.A148];LEN([.A148])-3)" office:value-type="string" office:string-value="ÉlvisGoias, 31, AM(C)" calcext:value-type="string">
            <text:p>ÉlvisGoias, 31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94983/Show/Kevin" xlink:type="simple">143Kevin</text:a><text:a xlink:href="https://1xbet.whoscored.com/Teams/4619/Show/Brazil-Avai-FC" xlink:type="simple">Avai FC, </text:a>24, D(R),M(R)</text:p>
          </table:table-cell>
          <table:table-cell office:value-type="string" calcext:value-type="string">
            <text:p><text:a xlink:href="https://1xbet.whoscored.com/Players/294983/Show/Kevin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12" calcext:value-type="float">
            <text:p>91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2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  <table:table-cell table:formula="of:=RIGHT([.A149];LEN([.A149])-3)" office:value-type="string" office:string-value="KevinAvai FC, 24, D(R),M(R)" calcext:value-type="string">
            <text:p>KevinAvai FC, 24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71/Show/Rafael-Forster" xlink:type="simple">144Rafael Forster</text:a><text:a xlink:href="https://1xbet.whoscored.com/Teams/1220/Show/Brazil-Juventude" xlink:type="simple">Juventude, </text:a>32, D(CL),DMC</text:p>
          </table:table-cell>
          <table:table-cell office:value-type="string" calcext:value-type="string">
            <text:p><text:a xlink:href="https://1xbet.whoscored.com/Players/279571/Show/Rafael-Forster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</text:p>
          </table:table-cell>
          <table:table-cell table:formula="of:=RIGHT([.A150];LEN([.A150])-3)" office:value-type="string" office:string-value="Rafael ForsterJuventude, 32, D(CL),DMC" calcext:value-type="string">
            <text:p>Rafael ForsterJuventude, 32, D(CL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1/Show/Lucas-Fernandes" xlink:type="simple">145Lucas Fernandes</text:a><text:a xlink:href="https://1xbet.whoscored.com/Teams/1227/Show/Brazil-Botafogo-RJ" xlink:type="simple">Botafogo RJ, </text:a>24, M(CL),FW</text:p>
          </table:table-cell>
          <table:table-cell office:value-type="string" calcext:value-type="string">
            <text:p><text:a xlink:href="https://1xbet.whoscored.com/Players/317741/Show/Lucas-Fernandes" xlink:type="simple"> </text:a><text:a xlink:href="https://1xbet.whoscored.com/Teams/1227/Show/Brazil-Botafogo-RJ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</text:p>
          </table:table-cell>
          <table:table-cell table:formula="of:=RIGHT([.A151];LEN([.A151])-3)" office:value-type="string" office:string-value="Lucas FernandesBotafogo RJ, 24, M(CL),FW" calcext:value-type="string">
            <text:p>Lucas FernandesBotafogo RJ, 24, M(CL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14105/Show/Renê" xlink:type="simple">146Renê</text:a><text:a xlink:href="https://1xbet.whoscored.com/Teams/1219/Show/Brazil-Internacional" xlink:type="simple">Internacional, </text:a>29, D(L)</text:p>
          </table:table-cell>
          <table:table-cell office:value-type="string" calcext:value-type="string">
            <text:p><text:a xlink:href="https://1xbet.whoscored.com/Players/114105/Show/Renê" xlink:type="simple"> </text:a><text:a xlink:href="https://1xbet.whoscored.com/Teams/1219/Show/Brazil-Internacional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30" calcext:value-type="float">
            <text:p>63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</text:p>
          </table:table-cell>
          <table:table-cell table:formula="of:=RIGHT([.A152];LEN([.A152])-3)" office:value-type="string" office:string-value="RenêInternacional, 29, D(L)" calcext:value-type="string">
            <text:p>RenêInternacional, 29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7417/Show/Diego" xlink:type="simple">147Diego</text:a><text:a xlink:href="https://1xbet.whoscored.com/Teams/1239/Show/Brazil-Flamengo" xlink:type="simple">Flamengo, </text:a>37, M(CLR)</text:p>
          </table:table-cell>
          <table:table-cell office:value-type="string" calcext:value-type="string">
            <text:p><text:a xlink:href="https://1xbet.whoscored.com/Players/7417/Show/Dieg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90.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7</text:p>
          </table:table-cell>
          <table:table-cell table:formula="of:=RIGHT([.A153];LEN([.A153])-3)" office:value-type="string" office:string-value="DiegoFlamengo, 37, M(CLR)" calcext:value-type="string">
            <text:p>DiegoFlamengo, 37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86677/Show/Luciano-Castán" xlink:type="simple">148Luciano Castán</text:a><text:a xlink:href="https://1xbet.whoscored.com/Teams/1236/Show/Brazil-Coritiba" xlink:type="simple">Coritiba, </text:a>32, D(C)</text:p>
          </table:table-cell>
          <table:table-cell office:value-type="string" calcext:value-type="string">
            <text:p><text:a xlink:href="https://1xbet.whoscored.com/Players/86677/Show/Luciano-Castán" xlink:type="simple"> </text:a><text:a xlink:href="https://1xbet.whoscored.com/Teams/1236/Show/Brazil-Coritib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4.9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6</text:p>
          </table:table-cell>
          <table:table-cell table:formula="of:=RIGHT([.A154];LEN([.A154])-3)" office:value-type="string" office:string-value="Luciano CastánCoritiba, 32, D(C)" calcext:value-type="string">
            <text:p>Luciano CastánCoritiba, 32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28702/Show/Edson" xlink:type="simple">149Edson</text:a><text:a xlink:href="https://1xbet.whoscored.com/Teams/6368/Show/Brazil-Atletico-GO" xlink:type="simple">Atletico GO, </text:a>31, D(C),DMC</text:p>
          </table:table-cell>
          <table:table-cell office:value-type="string" calcext:value-type="string">
            <text:p><text:a xlink:href="https://1xbet.whoscored.com/Players/228702/Show/Edson" xlink:type="simple"> </text:a><text:a xlink:href="https://1xbet.whoscored.com/Teams/6368/Show/Brazil-Atletico-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66" calcext:value-type="float">
            <text:p>76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9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6</text:p>
          </table:table-cell>
          <table:table-cell table:formula="of:=RIGHT([.A155];LEN([.A155])-3)" office:value-type="string" office:string-value="EdsonAtletico GO, 31, D(C),DMC" calcext:value-type="string">
            <text:p>EdsonAtletico GO, 31, D(C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0653/Show/Muriqui" xlink:type="simple">151Muriqui</text:a><text:a xlink:href="https://1xbet.whoscored.com/Teams/4619/Show/Brazil-Avai-FC" xlink:type="simple">Avai FC, </text:a>36, AM(CL)</text:p>
          </table:table-cell>
          <table:table-cell office:value-type="string" calcext:value-type="string">
            <text:p><text:a xlink:href="https://1xbet.whoscored.com/Players/40653/Show/Muriqui" xlink:type="simple"> </text:a><text:a xlink:href="https://1xbet.whoscored.com/Teams/4619/Show/Brazil-Avai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596" calcext:value-type="float">
            <text:p>5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80.3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5</text:p>
          </table:table-cell>
          <table:table-cell table:formula="of:=RIGHT([.A156];LEN([.A156])-3)" office:value-type="string" office:string-value="MuriquiAvai FC, 36, AM(CL)" calcext:value-type="string">
            <text:p>MuriquiAvai FC, 36, A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09/Show/Uendel" xlink:type="simple">152Uendel</text:a><text:a xlink:href="https://1xbet.whoscored.com/Teams/8938/Show/Brazil-Cuiaba" xlink:type="simple">Cuiaba, </text:a>33, D(L)</text:p>
          </table:table-cell>
          <table:table-cell office:value-type="string" calcext:value-type="string">
            <text:p><text:a xlink:href="https://1xbet.whoscored.com/Players/41609/Show/Uendel" xlink:type="simple"> </text:a><text:a xlink:href="https://1xbet.whoscored.com/Teams/8938/Show/Brazil-Cuiab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5</text:p>
          </table:table-cell>
          <table:table-cell table:formula="of:=RIGHT([.A157];LEN([.A157])-3)" office:value-type="string" office:string-value="UendelCuiaba, 33, D(L)" calcext:value-type="string">
            <text:p>UendelCuiaba, 33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971/Show/Bruno-Pacheco" xlink:type="simple">153Bruno Pacheco</text:a><text:a xlink:href="https://1xbet.whoscored.com/Teams/7334/Show/Brazil-Ceara" xlink:type="simple">Ceara, </text:a>30, D(L)</text:p>
          </table:table-cell>
          <table:table-cell office:value-type="string" calcext:value-type="string">
            <text:p><text:a xlink:href="https://1xbet.whoscored.com/Players/337971/Show/Bruno-Pachec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9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formula="of:=RIGHT([.A158];LEN([.A158])-3)" office:value-type="string" office:string-value="Bruno PachecoCeara, 30, D(L)" calcext:value-type="string">
            <text:p>Bruno PachecoCeara, 30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28262/Show/Hyoran" xlink:type="simple">154Hyoran</text:a><text:a xlink:href="https://1xbet.whoscored.com/Teams/5438/Show/Brazil-Red-Bull-Bragantino" xlink:type="simple">Red Bull Bragantino, </text:a>29, M(CLR)</text:p>
          </table:table-cell>
          <table:table-cell office:value-type="string" calcext:value-type="string">
            <text:p><text:a xlink:href="https://1xbet.whoscored.com/Players/228262/Show/Hyoran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4</text:p>
          </table:table-cell>
          <table:table-cell table:formula="of:=RIGHT([.A159];LEN([.A159])-3)" office:value-type="string" office:string-value="HyoranRed Bull Bragantino, 29, M(CLR)" calcext:value-type="string">
            <text:p>HyoranRed Bull Bragantino, 29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14096/Show/Jádson" xlink:type="simple">155Jádson</text:a><text:a xlink:href="https://1xbet.whoscored.com/Teams/1220/Show/Brazil-Juventude" xlink:type="simple">Juventude, </text:a>28, M(CR)</text:p>
          </table:table-cell>
          <table:table-cell office:value-type="string" calcext:value-type="string">
            <text:p><text:a xlink:href="https://1xbet.whoscored.com/Players/114096/Show/Jádson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3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formula="of:=RIGHT([.A160];LEN([.A160])-3)" office:value-type="string" office:string-value="JádsonJuventude, 28, M(CR)" calcext:value-type="string">
            <text:p>JádsonJuventude, 28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13755/Show/Rafinha" xlink:type="simple">156Rafinha</text:a><text:a xlink:href="https://1xbet.whoscored.com/Teams/1224/Show/Brazil-Sao-Paulo" xlink:type="simple">Sao Paulo, </text:a>36, D(CLR),M(R)</text:p>
          </table:table-cell>
          <table:table-cell office:value-type="string" calcext:value-type="string">
            <text:p><text:a xlink:href="https://1xbet.whoscored.com/Players/13755/Show/Rafinh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formula="of:=RIGHT([.A161];LEN([.A161])-3)" office:value-type="string" office:string-value="RafinhaSao Paulo, 36, D(CLR),M(R)" calcext:value-type="string">
            <text:p>RafinhaSao Paulo, 36, D(CL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81541/Show/Victor-Sá" xlink:type="simple">157Victor Sá</text:a><text:a xlink:href="https://1xbet.whoscored.com/Teams/1227/Show/Brazil-Botafogo-RJ" xlink:type="simple">Botafogo RJ, </text:a>28, AM(CLR)</text:p>
          </table:table-cell>
          <table:table-cell office:value-type="string" calcext:value-type="string">
            <text:p><text:a xlink:href="https://1xbet.whoscored.com/Players/381541/Show/Victor-Sá" xlink:type="simple"> </text:a><text:a xlink:href="https://1xbet.whoscored.com/Teams/1227/Show/Brazil-Botafogo-RJ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162];LEN([.A162])-3)" office:value-type="string" office:string-value="Victor SáBotafogo RJ, 28, AM(CLR)" calcext:value-type="string">
            <text:p>Victor SáBotafogo RJ, 28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9407/Show/Messias" xlink:type="simple">158Messias</text:a><text:a xlink:href="https://1xbet.whoscored.com/Teams/7334/Show/Brazil-Ceara" xlink:type="simple">Ceara, </text:a>27, D(C)</text:p>
          </table:table-cell>
          <table:table-cell office:value-type="string" calcext:value-type="string">
            <text:p><text:a xlink:href="https://1xbet.whoscored.com/Players/319407/Show/Messias" xlink:type="simple"> </text:a><text:a xlink:href="https://1xbet.whoscored.com/Teams/7334/Show/Brazil-Cear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7.4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163];LEN([.A163])-3)" office:value-type="string" office:string-value="MessiasCeara, 27, D(C)" calcext:value-type="string">
            <text:p>MessiasCeara, 27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921/Show/Hayner" xlink:type="simple">159Hayner</text:a><text:a xlink:href="https://1xbet.whoscored.com/Teams/6368/Show/Brazil-Atletico-GO" xlink:type="simple">Atletico GO, </text:a>26, D(R)</text:p>
          </table:table-cell>
          <table:table-cell office:value-type="string" calcext:value-type="string">
            <text:p><text:a xlink:href="https://1xbet.whoscored.com/Players/416921/Show/Hayner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164];LEN([.A164])-3)" office:value-type="string" office:string-value="HaynerAtletico GO, 26, D(R)" calcext:value-type="string">
            <text:p>HaynerAtletico GO, 26, D(R)</text:p>
          </table:table-cell>
        </table:table-row>
        <table:table-row table:style-name="ro3">
          <table:table-cell office:value-type="string" calcext:value-type="string">
            <text:p><text:a xlink:href="https://1xbet.whoscored.com/Players/25716/Show/Renato-Augusto" xlink:type="simple">160Renato Augusto</text:a><text:a xlink:href="https://1xbet.whoscored.com/Teams/1237/Show/Brazil-Corinthians" xlink:type="simple">Corinthians, </text:a>34, M(CLR),FW</text:p>
          </table:table-cell>
          <table:table-cell office:value-type="string" calcext:value-type="string">
            <text:p><text:a xlink:href="https://1xbet.whoscored.com/Players/25716/Show/Renato-Augusto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3</text:p>
          </table:table-cell>
          <table:table-cell table:formula="of:=RIGHT([.A165];LEN([.A165])-3)" office:value-type="string" office:string-value="Renato AugustoCorinthians, 34, M(CLR),FW" calcext:value-type="string">
            <text:p>Renato AugustoCorinthians, 34, 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3/Show/Lucas-Barbosa" xlink:type="simple">161Lucas Barbosa</text:a><text:a xlink:href="https://1xbet.whoscored.com/Teams/1241/Show/Brazil-Santos-FC" xlink:type="simple">Santos FC, </text:a>21, Midfielder</text:p>
          </table:table-cell>
          <table:table-cell office:value-type="string" calcext:value-type="string">
            <text:p><text:a xlink:href="https://1xbet.whoscored.com/Players/436503/Show/Lucas-Barbos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171" calcext:value-type="float">
            <text:p>1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7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166];LEN([.A166])-3)" office:value-type="string" office:string-value="Lucas BarbosaSantos FC, 21, Midfielder" calcext:value-type="string">
            <text:p>Lucas BarbosaSantos FC, 21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93064/Show/Nikão" xlink:type="simple">162Nikão</text:a><text:a xlink:href="https://1xbet.whoscored.com/Teams/1224/Show/Brazil-Sao-Paulo" xlink:type="simple">Sao Paulo, </text:a>30, AM(CLR),FW</text:p>
          </table:table-cell>
          <table:table-cell office:value-type="string" calcext:value-type="string">
            <text:p><text:a xlink:href="https://1xbet.whoscored.com/Players/93064/Show/Nikã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86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67];LEN([.A167])-3)" office:value-type="string" office:string-value="NikãoSao Paulo, 30, AM(CLR),FW" calcext:value-type="string">
            <text:p>NikãoSao Paulo, 30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75550/Show/Manoel" xlink:type="simple">163Manoel</text:a><text:a xlink:href="https://1xbet.whoscored.com/Teams/1232/Show/Brazil-Fluminense" xlink:type="simple">Fluminense, </text:a>32, D(C)</text:p>
          </table:table-cell>
          <table:table-cell office:value-type="string" calcext:value-type="string">
            <text:p><text:a xlink:href="https://1xbet.whoscored.com/Players/75550/Show/Manoel" xlink:type="simple"> </text:a><text:a xlink:href="https://1xbet.whoscored.com/Teams/1232/Show/Brazil-Fluminens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15" calcext:value-type="float">
            <text:p>8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91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68];LEN([.A168])-3)" office:value-type="string" office:string-value="ManoelFluminense, 32, D(C)" calcext:value-type="string">
            <text:p>ManoelFluminense, 32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37081/Show/Valdívia" xlink:type="simple">164Valdívia</text:a><text:a xlink:href="https://1xbet.whoscored.com/Teams/8938/Show/Brazil-Cuiaba" xlink:type="simple">Cuiaba, </text:a>27, AM(CLR),FW</text:p>
          </table:table-cell>
          <table:table-cell office:value-type="string" calcext:value-type="string">
            <text:p><text:a xlink:href="https://1xbet.whoscored.com/Players/137081/Show/Valdívia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83.5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2</text:p>
          </table:table-cell>
          <table:table-cell table:formula="of:=RIGHT([.A169];LEN([.A169])-3)" office:value-type="string" office:string-value="ValdíviaCuiaba, 27, AM(CLR),FW" calcext:value-type="string">
            <text:p>ValdíviaCuiaba, 27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02096/Show/Júnior-Alonso" xlink:type="simple">165Júnior Alonso</text:a><text:a xlink:href="https://1xbet.whoscored.com/Teams/1235/Show/Brazil-Atletico-MG" xlink:type="simple">Atletico MG, </text:a>29, D(CL)</text:p>
          </table:table-cell>
          <table:table-cell office:value-type="string" calcext:value-type="string">
            <text:p><text:a xlink:href="https://1xbet.whoscored.com/Players/202096/Show/Júnior-Alonso" xlink:type="simple"> </text:a><text:a xlink:href="https://1xbet.whoscored.com/Teams/1235/Show/Brazil-Atletico-MG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7.9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70];LEN([.A170])-3)" office:value-type="string" office:string-value="Júnior AlonsoAtletico MG, 29, D(CL)" calcext:value-type="string">
            <text:p>Júnior AlonsoAtletico MG, 29, D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13/Show/Lucas-Piton" xlink:type="simple">166Lucas Piton</text:a><text:a xlink:href="https://1xbet.whoscored.com/Teams/1237/Show/Brazil-Corinthians" xlink:type="simple">Corinthians, </text:a>21, D(L),M(L)</text:p>
          </table:table-cell>
          <table:table-cell office:value-type="string" calcext:value-type="string">
            <text:p><text:a xlink:href="https://1xbet.whoscored.com/Players/373513/Show/Lucas-Pit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5(5)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71];LEN([.A171])-3)" office:value-type="string" office:string-value="Lucas PitonCorinthians, 21, D(L),M(L)" calcext:value-type="string">
            <text:p>Lucas PitonCorinthians, 21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63806/Show/Nino-Paraíba" xlink:type="simple">167Nino Paraíba</text:a><text:a xlink:href="https://1xbet.whoscored.com/Teams/7334/Show/Brazil-Ceara" xlink:type="simple">Ceara, </text:a>36, D(R),M(R)</text:p>
          </table:table-cell>
          <table:table-cell office:value-type="string" calcext:value-type="string">
            <text:p><text:a xlink:href="https://1xbet.whoscored.com/Players/63806/Show/Nino-Paraíb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7(4)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3.8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72];LEN([.A172])-3)" office:value-type="string" office:string-value="Nino ParaíbaCeara, 36, D(R),M(R)" calcext:value-type="string">
            <text:p>Nino ParaíbaCeara, 36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00652/Show/Gustavo-Mantuan" xlink:type="simple">168Gustavo Mantuan</text:a><text:a xlink:href="https://1xbet.whoscored.com/Teams/1237/Show/Brazil-Corinthians" xlink:type="simple">Corinthians, </text:a>21, M(R)</text:p>
          </table:table-cell>
          <table:table-cell office:value-type="string" calcext:value-type="string">
            <text:p><text:a xlink:href="https://1xbet.whoscored.com/Players/400652/Show/Gustavo-Mantua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80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73];LEN([.A173])-3)" office:value-type="string" office:string-value="Gustavo MantuanCorinthians, 21, M(R)" calcext:value-type="string">
            <text:p>Gustavo MantuanCorinthians, 21, 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449/Show/Hugo-Moura" xlink:type="simple">169Hugo Moura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73449/Show/Hugo-Moura" xlink:type="simple"> </text:a><text:a xlink:href="https://1xbet.whoscored.com/Teams/1243/Show/Brazil-Athletico-Parana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74];LEN([.A174])-3)" office:value-type="string" office:string-value="Hugo MouraAthletico Paranaense, 24, DMC" calcext:value-type="string">
            <text:p>Hugo MouraAthletico Paranaense, 24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74903/Show/Khellven" xlink:type="simple">170Khellven</text:a><text:a xlink:href="https://1xbet.whoscored.com/Teams/1243/Show/Brazil-Athletico-Paranaense" xlink:type="simple">Athletico Paranaense, </text:a>21, D(R)</text:p>
          </table:table-cell>
          <table:table-cell office:value-type="string" calcext:value-type="string">
            <text:p><text:a xlink:href="https://1xbet.whoscored.com/Players/374903/Show/Khellven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75];LEN([.A175])-3)" office:value-type="string" office:string-value="KhellvenAthletico Paranaense, 21, D(R)" calcext:value-type="string">
            <text:p>KhellvenAthletico Paranaense, 21, D(R)</text:p>
          </table:table-cell>
        </table:table-row>
        <table:table-row table:style-name="ro1">
          <table:table-cell table:style-name="Default" table:number-columns-repeated="13"/>
          <table:table-cell table:formula="of:=RIGHT([.A176];LEN([.A176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337814/Show/Jandrei" xlink:type="simple">171Jandrei</text:a><text:a xlink:href="https://1xbet.whoscored.com/Teams/1224/Show/Brazil-Sao-Paulo" xlink:type="simple">Sao Paulo, </text:a>29, GK</text:p>
          </table:table-cell>
          <table:table-cell office:value-type="string" calcext:value-type="string">
            <text:p><text:a xlink:href="https://1xbet.whoscored.com/Players/337814/Show/Jandrei" xlink:type="simple"> </text:a><text:a xlink:href="https://1xbet.whoscored.com/Teams/1224/Show/Brazil-Sao-Paul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59" calcext:value-type="float">
            <text:p>659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7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77];LEN([.A177])-3)" office:value-type="string" office:string-value="JandreiSao Paulo, 29, GK" calcext:value-type="string">
            <text:p>JandreiSao Paulo, 29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37888/Show/Marllon" xlink:type="simple">172Marllon</text:a><text:a xlink:href="https://1xbet.whoscored.com/Teams/8938/Show/Brazil-Cuiaba" xlink:type="simple">Cuiaba, </text:a>30, D(C)</text:p>
          </table:table-cell>
          <table:table-cell office:value-type="string" calcext:value-type="string">
            <text:p><text:a xlink:href="https://1xbet.whoscored.com/Players/337888/Show/Marllon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85.7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78];LEN([.A178])-3)" office:value-type="string" office:string-value="MarllonCuiaba, 30, D(C)" calcext:value-type="string">
            <text:p>MarllonCuiaba, 30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90/Show/Paulo-Henrique" xlink:type="simple">173Paulo Henrique</text:a><text:a xlink:href="https://1xbet.whoscored.com/Teams/1220/Show/Brazil-Juventude" xlink:type="simple">Juventude, </text:a>26, D(R),M(R)</text:p>
          </table:table-cell>
          <table:table-cell office:value-type="string" calcext:value-type="string">
            <text:p><text:a xlink:href="https://1xbet.whoscored.com/Players/416790/Show/Paulo-Henrique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4.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79];LEN([.A179])-3)" office:value-type="string" office:string-value="Paulo HenriqueJuventude, 26, D(R),M(R)" calcext:value-type="string">
            <text:p>Paulo HenriqueJuventude, 26, D(R),M(R)</text:p>
          </table:table-cell>
        </table:table-row>
        <table:table-row table:style-name="ro3">
          <table:table-cell office:value-type="string" calcext:value-type="string">
            <text:p><text:a xlink:href="https://1xbet.whoscored.com/Players/110424/Show/Pedro-Henrique" xlink:type="simple">174Pedro Henrique</text:a><text:a xlink:href="https://1xbet.whoscored.com/Teams/1219/Show/Brazil-Internacional" xlink:type="simple">Internacional, </text:a>32, AM(LR),FW</text:p>
          </table:table-cell>
          <table:table-cell office:value-type="string" calcext:value-type="string">
            <text:p><text:a xlink:href="https://1xbet.whoscored.com/Players/110424/Show/Pedro-Henrique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3(7)</text:p>
          </table:table-cell>
          <table:table-cell office:value-type="float" office:value="386" calcext:value-type="float">
            <text:p>38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73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80];LEN([.A180])-3)" office:value-type="string" office:string-value="Pedro HenriqueInternacional, 32, AM(LR),FW" calcext:value-type="string">
            <text:p>Pedro HenriqueInternacional, 32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55663/Show/Everson" xlink:type="simple">175Everson</text:a><text:a xlink:href="https://1xbet.whoscored.com/Teams/1235/Show/Brazil-Atletico-MG" xlink:type="simple">Atletico MG, </text:a>32, GK</text:p>
          </table:table-cell>
          <table:table-cell office:value-type="string" calcext:value-type="string">
            <text:p><text:a xlink:href="https://1xbet.whoscored.com/Players/355663/Show/Everson" xlink:type="simple"> </text:a><text:a xlink:href="https://1xbet.whoscored.com/Teams/1235/Show/Brazil-Atletico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9.1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0</text:p>
          </table:table-cell>
          <table:table-cell table:formula="of:=RIGHT([.A181];LEN([.A181])-3)" office:value-type="string" office:string-value="EversonAtletico MG, 32, GK" calcext:value-type="string">
            <text:p>EversonAtletico MG, 32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56/Show/Ramon-Menezes" xlink:type="simple">176Ramon Menezes</text:a><text:a xlink:href="https://1xbet.whoscored.com/Teams/6368/Show/Brazil-Atletico-GO" xlink:type="simple">Atletico GO, </text:a>27, D(C),DMC</text:p>
          </table:table-cell>
          <table:table-cell office:value-type="string" calcext:value-type="string">
            <text:p><text:a xlink:href="https://1xbet.whoscored.com/Players/317756/Show/Ramon-Menezes" xlink:type="simple"> </text:a><text:a xlink:href="https://1xbet.whoscored.com/Teams/6368/Show/Brazil-Atletico-GO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1.8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82];LEN([.A182])-3)" office:value-type="string" office:string-value="Ramon MenezesAtletico GO, 27, D(C),DMC" calcext:value-type="string">
            <text:p>Ramon MenezesAtletico GO, 27, D(C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39/Show/Moisés" xlink:type="simple">177Moisés</text:a><text:a xlink:href="https://1xbet.whoscored.com/Teams/2065/Show/Brazil-Fortaleza" xlink:type="simple">Fortaleza, </text:a>25, AM(L),FW</text:p>
          </table:table-cell>
          <table:table-cell office:value-type="string" calcext:value-type="string">
            <text:p><text:a xlink:href="https://1xbet.whoscored.com/Players/436639/Show/Moisé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83];LEN([.A183])-3)" office:value-type="string" office:string-value="MoisésFortaleza, 25, AM(L),FW" calcext:value-type="string">
            <text:p>MoisésFortaleza, 25, AM(L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52517/Show/Vladimir" xlink:type="simple">178Vladimir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52517/Show/Vladimir" xlink:type="simple"> </text:a><text:a xlink:href="https://1xbet.whoscored.com/Teams/4619/Show/Brazil-Avai-FC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84];LEN([.A184])-3)" office:value-type="string" office:string-value="VladimirAvai FC, 33, GK" calcext:value-type="string">
            <text:p>VladimirAvai FC, 33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32151/Show/Matías-Zaracho" xlink:type="simple">179Matías Zaracho</text:a><text:a xlink:href="https://1xbet.whoscored.com/Teams/1235/Show/Brazil-Atletico-MG" xlink:type="simple">Atletico MG, </text:a>24, M(CR)</text:p>
          </table:table-cell>
          <table:table-cell office:value-type="string" calcext:value-type="string">
            <text:p><text:a xlink:href="https://1xbet.whoscored.com/Players/332151/Show/Matías-Zarach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85];LEN([.A185])-3)" office:value-type="string" office:string-value="Matías ZarachoAtletico MG, 24, M(CR)" calcext:value-type="string">
            <text:p>Matías ZarachoAtletico MG, 24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101704/Show/Bruno-Cortez" xlink:type="simple">181Bruno Cortez</text:a><text:a xlink:href="https://1xbet.whoscored.com/Teams/4619/Show/Brazil-Avai-FC" xlink:type="simple">Avai FC, </text:a>35, D(L)</text:p>
          </table:table-cell>
          <table:table-cell office:value-type="string" calcext:value-type="string">
            <text:p><text:a xlink:href="https://1xbet.whoscored.com/Players/101704/Show/Bruno-Cortez" xlink:type="simple"> </text:a><text:a xlink:href="https://1xbet.whoscored.com/Teams/4619/Show/Brazil-Avai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86];LEN([.A186])-3)" office:value-type="string" office:string-value="Bruno CortezAvai FC, 35, D(L)" calcext:value-type="string">
            <text:p>Bruno CortezAvai FC, 35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17914/Show/Vinícius-Zanocelo" xlink:type="simple">182Vinícius Zanocelo</text:a><text:a xlink:href="https://1xbet.whoscored.com/Teams/1241/Show/Brazil-Santos-FC" xlink:type="simple">Santos FC, </text:a>21, DMC</text:p>
          </table:table-cell>
          <table:table-cell office:value-type="string" calcext:value-type="string">
            <text:p><text:a xlink:href="https://1xbet.whoscored.com/Players/417914/Show/Vinícius-Zanocelo" xlink:type="simple"> </text:a><text:a xlink:href="https://1xbet.whoscored.com/Teams/1241/Show/Brazil-Santos-FC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808" calcext:value-type="float">
            <text:p>8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9</text:p>
          </table:table-cell>
          <table:table-cell table:formula="of:=RIGHT([.A187];LEN([.A187])-3)" office:value-type="string" office:string-value="Vinícius ZanoceloSantos FC, 21, DMC" calcext:value-type="string">
            <text:p>Vinícius ZanoceloSantos FC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0671/Show/Réver" xlink:type="simple">183Réver</text:a><text:a xlink:href="https://1xbet.whoscored.com/Teams/1235/Show/Brazil-Atletico-MG" xlink:type="simple">Atletico MG, </text:a>37, D(C)</text:p>
          </table:table-cell>
          <table:table-cell office:value-type="string" calcext:value-type="string">
            <text:p><text:a xlink:href="https://1xbet.whoscored.com/Players/40671/Show/Réver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87.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88];LEN([.A188])-3)" office:value-type="string" office:string-value="RéverAtletico MG, 37, D(C)" calcext:value-type="string">
            <text:p>RéverAtletico MG, 37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01/Show/Chico" xlink:type="simple">184Chico</text:a><text:a xlink:href="https://1xbet.whoscored.com/Teams/1220/Show/Brazil-Juventude" xlink:type="simple">Juventude, </text:a>31, AM(CLR)</text:p>
          </table:table-cell>
          <table:table-cell office:value-type="string" calcext:value-type="string">
            <text:p><text:a xlink:href="https://1xbet.whoscored.com/Players/373501/Show/Chico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5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89];LEN([.A189])-3)" office:value-type="string" office:string-value="ChicoJuventude, 31, AM(CLR)" calcext:value-type="string">
            <text:p>ChicoJuventude, 31, A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78505/Show/Patric" xlink:type="simple">185Patric</text:a><text:a xlink:href="https://1xbet.whoscored.com/Teams/1228/Show/Brazil-America-MG" xlink:type="simple">America MG, </text:a>33, D(LR),M(R)</text:p>
          </table:table-cell>
          <table:table-cell office:value-type="string" calcext:value-type="string">
            <text:p><text:a xlink:href="https://1xbet.whoscored.com/Players/78505/Show/Patric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619" calcext:value-type="float">
            <text:p>61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7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90];LEN([.A190])-3)" office:value-type="string" office:string-value="PatricAmerica MG, 33, D(LR),M(R)" calcext:value-type="string">
            <text:p>PatricAmerica MG, 33, D(L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762/Show/César" xlink:type="simple">186César</text:a><text:a xlink:href="https://1xbet.whoscored.com/Teams/1220/Show/Brazil-Juventude" xlink:type="simple">Juventude, </text:a>27, GK</text:p>
          </table:table-cell>
          <table:table-cell office:value-type="string" calcext:value-type="string">
            <text:p><text:a xlink:href="https://1xbet.whoscored.com/Players/436762/Show/César" xlink:type="simple"> </text:a><text:a xlink:href="https://1xbet.whoscored.com/Teams/1220/Show/Brazil-Juventud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72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91];LEN([.A191])-3)" office:value-type="string" office:string-value="CésarJuventude, 27, GK" calcext:value-type="string">
            <text:p>CésarJuventude, 27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79230/Show/João-Cardoso" xlink:type="simple">187João Cardoso</text:a><text:a xlink:href="https://1xbet.whoscored.com/Teams/1219/Show/Brazil-Internacional" xlink:type="simple">Internacional, </text:a>20, DMC</text:p>
          </table:table-cell>
          <table:table-cell office:value-type="string" calcext:value-type="string">
            <text:p><text:a xlink:href="https://1xbet.whoscored.com/Players/379230/Show/João-Cardos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8</text:p>
          </table:table-cell>
          <table:table-cell table:formula="of:=RIGHT([.A192];LEN([.A192])-3)" office:value-type="string" office:string-value="João CardosoInternacional, 20, DMC" calcext:value-type="string">
            <text:p>João CardosoInternacional, 20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46026/Show/Eduardo-Biasi" xlink:type="simple">188Eduardo Biasi</text:a><text:a xlink:href="https://1xbet.whoscored.com/Teams/4619/Show/Brazil-Avai-FC" xlink:type="simple">Avai FC, </text:a>25, M(C)</text:p>
          </table:table-cell>
          <table:table-cell office:value-type="string" calcext:value-type="string">
            <text:p><text:a xlink:href="https://1xbet.whoscored.com/Players/346026/Show/Eduardo-Biasi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14" calcext:value-type="float">
            <text:p>7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85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8</text:p>
          </table:table-cell>
          <table:table-cell table:formula="of:=RIGHT([.A193];LEN([.A193])-3)" office:value-type="string" office:string-value="Eduardo BiasiAvai FC, 25, M(C)" calcext:value-type="string">
            <text:p>Eduardo BiasiAvai FC, 25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58737/Show/Raúl" xlink:type="simple">189Raúl</text:a><text:a xlink:href="https://1xbet.whoscored.com/Teams/5438/Show/Brazil-Red-Bull-Bragantino" xlink:type="simple">Red Bull Bragantino, </text:a>26, D(R),DMC</text:p>
          </table:table-cell>
          <table:table-cell office:value-type="string" calcext:value-type="string">
            <text:p><text:a xlink:href="https://1xbet.whoscored.com/Players/358737/Show/Raúl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52" calcext:value-type="float">
            <text:p>55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8</text:p>
          </table:table-cell>
          <table:table-cell table:formula="of:=RIGHT([.A194];LEN([.A194])-3)" office:value-type="string" office:string-value="RaúlRed Bull Bragantino, 26, D(R),DMC" calcext:value-type="string">
            <text:p>RaúlRed Bull Bragantino, 26, D(R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90844/Show/Rodrigo-Soares" xlink:type="simple">191Rodrigo Soares</text:a><text:a xlink:href="https://1xbet.whoscored.com/Teams/1220/Show/Brazil-Juventude" xlink:type="simple">Juventude, </text:a>29, D(R),M(R)</text:p>
          </table:table-cell>
          <table:table-cell office:value-type="string" calcext:value-type="string">
            <text:p><text:a xlink:href="https://1xbet.whoscored.com/Players/290844/Show/Rodrigo-Soares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95];LEN([.A195])-3)" office:value-type="string" office:string-value="Rodrigo SoaresJuventude, 29, D(R),M(R)" calcext:value-type="string">
            <text:p>Rodrigo SoaresJuventude, 29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32/Show/Felipe" xlink:type="simple">192Felipe</text:a><text:a xlink:href="https://1xbet.whoscored.com/Teams/2065/Show/Brazil-Fortaleza" xlink:type="simple">Fortaleza, </text:a>28, DMC</text:p>
          </table:table-cell>
          <table:table-cell office:value-type="string" calcext:value-type="string">
            <text:p><text:a xlink:href="https://1xbet.whoscored.com/Players/373532/Show/Felipe" xlink:type="simple"> </text:a><text:a xlink:href="https://1xbet.whoscored.com/Teams/2065/Show/Brazil-Fortalez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6.8</text:p>
          </table:table-cell>
          <table:table-cell office:value-type="string" calcext:value-type="string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7</text:p>
          </table:table-cell>
          <table:table-cell table:formula="of:=RIGHT([.A196];LEN([.A196])-3)" office:value-type="string" office:string-value="FelipeFortaleza, 28, DMC" calcext:value-type="string">
            <text:p>FelipeFortaleza, 28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02023/Show/Weverton" xlink:type="simple">193Weverton</text:a><text:a xlink:href="https://1xbet.whoscored.com/Teams/1234/Show/Brazil-Palmeiras" xlink:type="simple">Palmeiras, </text:a>34, GK</text:p>
          </table:table-cell>
          <table:table-cell office:value-type="string" calcext:value-type="string">
            <text:p><text:a xlink:href="https://1xbet.whoscored.com/Players/102023/Show/Weverton" xlink:type="simple"> </text:a><text:a xlink:href="https://1xbet.whoscored.com/Teams/1234/Show/Brazil-Palmeir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72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97];LEN([.A197])-3)" office:value-type="string" office:string-value="WevertonPalmeiras, 34, GK" calcext:value-type="string">
            <text:p>WevertonPalmeiras, 34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18965/Show/Matheus-Alexandre" xlink:type="simple">194Matheus Alexandre</text:a><text:a xlink:href="https://1xbet.whoscored.com/Teams/1236/Show/Brazil-Coritiba" xlink:type="simple">Coritiba, </text:a>23, D(R)</text:p>
          </table:table-cell>
          <table:table-cell office:value-type="string" calcext:value-type="string">
            <text:p><text:a xlink:href="https://1xbet.whoscored.com/Players/418965/Show/Matheus-Alexandre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34" calcext:value-type="float">
            <text:p>73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8.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98];LEN([.A198])-3)" office:value-type="string" office:string-value="Matheus AlexandreCoritiba, 23, D(R)" calcext:value-type="string">
            <text:p>Matheus AlexandreCoritiba, 23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4850/Show/Miguel" xlink:type="simple">195Miguel</text:a><text:a xlink:href="https://1xbet.whoscored.com/Teams/5438/Show/Brazil-Red-Bull-Bragantino" xlink:type="simple">Red Bull Bragantino, </text:a>19, AM(C)</text:p>
          </table:table-cell>
          <table:table-cell office:value-type="string" calcext:value-type="string">
            <text:p><text:a xlink:href="https://1xbet.whoscored.com/Players/374850/Show/Miguel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199];LEN([.A199])-3)" office:value-type="string" office:string-value="MiguelRed Bull Bragantino, 19, AM(C)" calcext:value-type="string">
            <text:p>MiguelRed Bull Bragantino, 19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58/Show/Matheus-Felipe" xlink:type="simple">196Matheus Felipe</text:a><text:a xlink:href="https://1xbet.whoscored.com/Teams/1243/Show/Brazil-Athletico-Paranaense" xlink:type="simple">Athletico Paranaense, </text:a>23, D(C)</text:p>
          </table:table-cell>
          <table:table-cell office:value-type="string" calcext:value-type="string">
            <text:p><text:a xlink:href="https://1xbet.whoscored.com/Players/436658/Show/Matheus-Felipe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82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200];LEN([.A200])-3)" office:value-type="string" office:string-value="Matheus FelipeAthletico Paranaense, 23, D(C)" calcext:value-type="string">
            <text:p>Matheus FelipeAthletico Paranaense, 2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95838/Show/Allan" xlink:type="simple">197Allan</text:a><text:a xlink:href="https://1xbet.whoscored.com/Teams/1235/Show/Brazil-Atletico-MG" xlink:type="simple">Atletico MG, </text:a>25, DMC</text:p>
          </table:table-cell>
          <table:table-cell office:value-type="string" calcext:value-type="string">
            <text:p><text:a xlink:href="https://1xbet.whoscored.com/Players/295838/Show/Allan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88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201];LEN([.A201])-3)" office:value-type="string" office:string-value="AllanAtletico MG, 25, DMC" calcext:value-type="string">
            <text:p>AllanAtletico MG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31608/Show/Thalisson-Kelven" xlink:type="simple">198Thalisson Kelven</text:a><text:a xlink:href="https://1xbet.whoscored.com/Teams/1220/Show/Brazil-Juventude" xlink:type="simple">Juventude, </text:a>24, D(C)</text:p>
          </table:table-cell>
          <table:table-cell office:value-type="string" calcext:value-type="string">
            <text:p><text:a xlink:href="https://1xbet.whoscored.com/Players/331608/Show/Thalisson-Kelven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9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202];LEN([.A202])-3)" office:value-type="string" office:string-value="Thalisson KelvenJuventude, 24, D(C)" calcext:value-type="string">
            <text:p>Thalisson KelvenJuventude, 2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7490/Show/Fábio" xlink:type="simple">199Fábio</text:a><text:a xlink:href="https://1xbet.whoscored.com/Teams/1232/Show/Brazil-Fluminense" xlink:type="simple">Fluminense, </text:a>41, GK</text:p>
          </table:table-cell>
          <table:table-cell office:value-type="string" calcext:value-type="string">
            <text:p><text:a xlink:href="https://1xbet.whoscored.com/Players/27490/Show/Fábio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5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203];LEN([.A203])-3)" office:value-type="string" office:string-value="FábioFluminense, 41, GK" calcext:value-type="string">
            <text:p>FábioFluminense, 41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0765/Show/Henrique" xlink:type="simple">200Henrique</text:a><text:a xlink:href="https://1xbet.whoscored.com/Teams/1236/Show/Brazil-Coritiba" xlink:type="simple">Coritiba, </text:a>35, D(CR)</text:p>
          </table:table-cell>
          <table:table-cell office:value-type="string" calcext:value-type="string">
            <text:p><text:a xlink:href="https://1xbet.whoscored.com/Players/40765/Show/Henrique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204];LEN([.A204])-3)" office:value-type="string" office:string-value="HenriqueCoritiba, 35, D(CR)" calcext:value-type="string">
            <text:p>HenriqueCoritiba, 35, D(CR)</text:p>
          </table:table-cell>
        </table:table-row>
        <table:table-row table:style-name="ro1">
          <table:table-cell table:style-name="Default" table:number-columns-repeated="13"/>
          <table:table-cell table:formula="of:=RIGHT([.A205];LEN([.A205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376939/Show/João-Lucas" xlink:type="simple">201João Lucas</text:a><text:a xlink:href="https://1xbet.whoscored.com/Teams/8938/Show/Brazil-Cuiaba" xlink:type="simple">Cuiaba, </text:a>24, D(R)</text:p>
          </table:table-cell>
          <table:table-cell office:value-type="string" calcext:value-type="string">
            <text:p><text:a xlink:href="https://1xbet.whoscored.com/Players/376939/Show/João-Lucas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75" calcext:value-type="float">
            <text:p>77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5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206];LEN([.A206])-3)" office:value-type="string" office:string-value="João LucasCuiaba, 24, D(R)" calcext:value-type="string">
            <text:p>João LucasCuiaba, 24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83150/Show/Diego-Costa" xlink:type="simple">202Diego Costa</text:a><text:a xlink:href="https://1xbet.whoscored.com/Teams/1224/Show/Brazil-Sao-Paulo" xlink:type="simple">Sao Paulo, </text:a>23, D(C)</text:p>
          </table:table-cell>
          <table:table-cell office:value-type="string" calcext:value-type="string">
            <text:p><text:a xlink:href="https://1xbet.whoscored.com/Players/383150/Show/Diego-Cost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706" calcext:value-type="float">
            <text:p>70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207];LEN([.A207])-3)" office:value-type="string" office:string-value="Diego CostaSao Paulo, 23, D(C)" calcext:value-type="string">
            <text:p>Diego CostaSao Paulo, 2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48121/Show/Thiago-Maia" xlink:type="simple">203Thiago Maia</text:a><text:a xlink:href="https://1xbet.whoscored.com/Teams/1239/Show/Brazil-Flamengo" xlink:type="simple">Flamengo, </text:a>25, DMC</text:p>
          </table:table-cell>
          <table:table-cell office:value-type="string" calcext:value-type="string">
            <text:p><text:a xlink:href="https://1xbet.whoscored.com/Players/248121/Show/Thiago-Mai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88.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208];LEN([.A208])-3)" office:value-type="string" office:string-value="Thiago MaiaFlamengo, 25, DMC" calcext:value-type="string">
            <text:p>Thiago MaiaFlamengo, 25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76808/Show/Felipe-Azevedo" xlink:type="simple">204Felipe Azevedo</text:a><text:a xlink:href="https://1xbet.whoscored.com/Teams/1228/Show/Brazil-America-MG" xlink:type="simple">America MG, </text:a>35, AM(CLR),FW</text:p>
          </table:table-cell>
          <table:table-cell office:value-type="string" calcext:value-type="string">
            <text:p><text:a xlink:href="https://1xbet.whoscored.com/Players/76808/Show/Felipe-Azeved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8(3)</text:p>
          </table:table-cell>
          <table:table-cell office:value-type="float" office:value="668" calcext:value-type="float">
            <text:p>6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209];LEN([.A209])-3)" office:value-type="string" office:string-value="Felipe AzevedoAmerica MG, 35, AM(CLR),FW" calcext:value-type="string">
            <text:p>Felipe AzevedoAmerica MG, 35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8910/Show/Bruno-Oliveira" xlink:type="simple">205Bruno Oliveira</text:a><text:a xlink:href="https://1xbet.whoscored.com/Teams/1241/Show/Brazil-Santos-FC" xlink:type="simple">Santos FC, </text:a>24, Midfielder</text:p>
          </table:table-cell>
          <table:table-cell office:value-type="string" calcext:value-type="string">
            <text:p><text:a xlink:href="https://1xbet.whoscored.com/Players/438910/Show/Bruno-Oliveir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6.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210];LEN([.A210])-3)" office:value-type="string" office:string-value="Bruno OliveiraSantos FC, 24, Midfielder" calcext:value-type="string">
            <text:p>Bruno OliveiraSantos FC, 24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128566/Show/Germán-Conti" xlink:type="simple">206Germán Conti</text:a><text:a xlink:href="https://1xbet.whoscored.com/Teams/1228/Show/Brazil-America-MG" xlink:type="simple">America MG, </text:a>28, D(C)</text:p>
          </table:table-cell>
          <table:table-cell office:value-type="string" calcext:value-type="string">
            <text:p><text:a xlink:href="https://1xbet.whoscored.com/Players/128566/Show/Germán-Conti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446" calcext:value-type="float">
            <text:p>44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.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211];LEN([.A211])-3)" office:value-type="string" office:string-value="Germán ContiAmerica MG, 28, D(C)" calcext:value-type="string">
            <text:p>Germán ContiAmerica MG, 28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35735/Show/Philipe-Sampaio" xlink:type="simple">207Philipe Sampaio</text:a><text:a xlink:href="https://1xbet.whoscored.com/Teams/1227/Show/Brazil-Botafogo-RJ" xlink:type="simple">Botafogo RJ, </text:a>27, D(C)</text:p>
          </table:table-cell>
          <table:table-cell office:value-type="string" calcext:value-type="string">
            <text:p><text:a xlink:href="https://1xbet.whoscored.com/Players/235735/Show/Philipe-Sampaio" xlink:type="simple"> </text:a><text:a xlink:href="https://1xbet.whoscored.com/Teams/1227/Show/Brazil-Botafogo-RJ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212];LEN([.A212])-3)" office:value-type="string" office:string-value="Philipe SampaioBotafogo RJ, 27, D(C)" calcext:value-type="string">
            <text:p>Philipe SampaioBotafogo RJ, 27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262/Show/Reynaldo" xlink:type="simple">208Reynaldo</text:a><text:a xlink:href="https://1xbet.whoscored.com/Teams/1218/Show/Brazil-Goias" xlink:type="simple">Goias, </text:a>25, D(C)</text:p>
          </table:table-cell>
          <table:table-cell office:value-type="string" calcext:value-type="string">
            <text:p><text:a xlink:href="https://1xbet.whoscored.com/Players/337262/Show/Reynaldo" xlink:type="simple"> </text:a><text:a xlink:href="https://1xbet.whoscored.com/Teams/1218/Show/Brazil-Goi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2.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213];LEN([.A213])-3)" office:value-type="string" office:string-value="ReynaldoGoias, 25, D(C)" calcext:value-type="string">
            <text:p>ReynaldoGoias, 25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66498/Show/Jadsom" xlink:type="simple">209Jadsom</text:a><text:a xlink:href="https://1xbet.whoscored.com/Teams/5438/Show/Brazil-Red-Bull-Bragantino" xlink:type="simple">Red Bull Bragantino, </text:a>21, DMC</text:p>
          </table:table-cell>
          <table:table-cell office:value-type="string" calcext:value-type="string">
            <text:p><text:a xlink:href="https://1xbet.whoscored.com/Players/366498/Show/Jadsom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214];LEN([.A214])-3)" office:value-type="string" office:string-value="JadsomRed Bull Bragantino, 21, DMC" calcext:value-type="string">
            <text:p>JadsomRed Bull Bragantino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01192/Show/Martinelli" xlink:type="simple">210Martinelli</text:a><text:a xlink:href="https://1xbet.whoscored.com/Teams/1232/Show/Brazil-Fluminense" xlink:type="simple">Fluminense, </text:a>20, DMC</text:p>
          </table:table-cell>
          <table:table-cell office:value-type="string" calcext:value-type="string">
            <text:p><text:a xlink:href="https://1xbet.whoscored.com/Players/401192/Show/Martinelli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215];LEN([.A215])-3)" office:value-type="string" office:string-value="MartinelliFluminense, 20, DMC" calcext:value-type="string">
            <text:p>MartinelliFluminense, 20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37484/Show/Jair" xlink:type="simple">211Jair</text:a><text:a xlink:href="https://1xbet.whoscored.com/Teams/1235/Show/Brazil-Atletico-MG" xlink:type="simple">Atletico MG, </text:a>27, DMC</text:p>
          </table:table-cell>
          <table:table-cell office:value-type="string" calcext:value-type="string">
            <text:p><text:a xlink:href="https://1xbet.whoscored.com/Players/137484/Show/Jair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216];LEN([.A216])-3)" office:value-type="string" office:string-value="JairAtletico MG, 27, DMC" calcext:value-type="string">
            <text:p>JairAtletico MG, 27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60373/Show/Erick" xlink:type="simple">212Erick</text:a><text:a xlink:href="https://1xbet.whoscored.com/Teams/7334/Show/Brazil-Ceara" xlink:type="simple">Ceara, </text:a>24, AM(LR)</text:p>
          </table:table-cell>
          <table:table-cell office:value-type="string" calcext:value-type="string">
            <text:p><text:a xlink:href="https://1xbet.whoscored.com/Players/360373/Show/Erick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5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217];LEN([.A217])-3)" office:value-type="string" office:string-value="ErickCeara, 24, AM(LR)" calcext:value-type="string">
            <text:p>ErickCeara, 24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6914/Show/Maurício" xlink:type="simple">213Maurício</text:a><text:a xlink:href="https://1xbet.whoscored.com/Teams/1219/Show/Brazil-Internacional" xlink:type="simple">Internacional, </text:a>21, AM(CR)</text:p>
          </table:table-cell>
          <table:table-cell office:value-type="string" calcext:value-type="string">
            <text:p><text:a xlink:href="https://1xbet.whoscored.com/Players/376914/Show/Mauríci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5(4)</text:p>
          </table:table-cell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80.9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3</text:p>
          </table:table-cell>
          <table:table-cell table:formula="of:=RIGHT([.A218];LEN([.A218])-3)" office:value-type="string" office:string-value="MaurícioInternacional, 21, AM(CR)" calcext:value-type="string">
            <text:p>MaurícioInternacional, 21, A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88/Show/Felipe-Marques" xlink:type="simple">214Felipe Marques</text:a><text:a xlink:href="https://1xbet.whoscored.com/Teams/8938/Show/Brazil-Cuiaba" xlink:type="simple">Cuiaba, </text:a>32, AM(L)</text:p>
          </table:table-cell>
          <table:table-cell office:value-type="string" calcext:value-type="string">
            <text:p><text:a xlink:href="https://1xbet.whoscored.com/Players/416788/Show/Felipe-Marques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5.9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63</text:p>
          </table:table-cell>
          <table:table-cell table:formula="of:=RIGHT([.A219];LEN([.A219])-3)" office:value-type="string" office:string-value="Felipe MarquesCuiaba, 32, AM(L)" calcext:value-type="string">
            <text:p>Felipe MarquesCuiaba, 32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119540/Show/Luan-Garcia" xlink:type="simple">215Luan Garcia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19540/Show/Luan-Garci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1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220];LEN([.A220])-3)" office:value-type="string" office:string-value="Luan GarciaPalmeiras, 29, D(C)" calcext:value-type="string">
            <text:p>Luan GarciaPalmeiras, 29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47/Show/Gabriel-Menino" xlink:type="simple">216Gabriel Menino</text:a><text:a xlink:href="https://1xbet.whoscored.com/Teams/1234/Show/Brazil-Palmeiras" xlink:type="simple">Palmeiras, </text:a>21, D(R),M(CR)</text:p>
          </table:table-cell>
          <table:table-cell office:value-type="string" calcext:value-type="string">
            <text:p><text:a xlink:href="https://1xbet.whoscored.com/Players/397847/Show/Gabriel-Menino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87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2</text:p>
          </table:table-cell>
          <table:table-cell table:formula="of:=RIGHT([.A221];LEN([.A221])-3)" office:value-type="string" office:string-value="Gabriel MeninoPalmeiras, 21, D(R),M(CR)" calcext:value-type="string">
            <text:p>Gabriel MeninoPalmeiras, 21, D(R),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40771/Show/Mariano" xlink:type="simple">217Mariano</text:a><text:a xlink:href="https://1xbet.whoscored.com/Teams/1235/Show/Brazil-Atletico-MG" xlink:type="simple">Atletico MG, </text:a>36, D(R),M(R)</text:p>
          </table:table-cell>
          <table:table-cell office:value-type="string" calcext:value-type="string">
            <text:p><text:a xlink:href="https://1xbet.whoscored.com/Players/40771/Show/Marian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5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222];LEN([.A222])-3)" office:value-type="string" office:string-value="MarianoAtletico MG, 36, D(R),M(R)" calcext:value-type="string">
            <text:p>MarianoAtletico MG, 36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9079/Show/Fabrício-Daniel" xlink:type="simple">218Fabrício Daniel</text:a><text:a xlink:href="https://1xbet.whoscored.com/Teams/1236/Show/Brazil-Coritiba" xlink:type="simple">Coritiba, </text:a>25, AM(CR),FW</text:p>
          </table:table-cell>
          <table:table-cell office:value-type="string" calcext:value-type="string">
            <text:p><text:a xlink:href="https://1xbet.whoscored.com/Players/419079/Show/Fabrício-Daniel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223];LEN([.A223])-3)" office:value-type="string" office:string-value="Fabrício DanielCoritiba, 25, AM(CR),FW" calcext:value-type="string">
            <text:p>Fabrício DanielCoritiba, 25, AM(C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37247/Show/Kanu" xlink:type="simple">219Kanu</text:a><text:a xlink:href="https://1xbet.whoscored.com/Teams/1227/Show/Brazil-Botafogo-RJ" xlink:type="simple">Botafogo RJ, </text:a>25, D(C)</text:p>
          </table:table-cell>
          <table:table-cell office:value-type="string" calcext:value-type="string">
            <text:p><text:a xlink:href="https://1xbet.whoscored.com/Players/337247/Show/Kanu" xlink:type="simple"> </text:a><text:a xlink:href="https://1xbet.whoscored.com/Teams/1227/Show/Brazil-Botafogo-RJ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27" calcext:value-type="float">
            <text:p>62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6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224];LEN([.A224])-3)" office:value-type="string" office:string-value="KanuBotafogo RJ, 25, D(C)" calcext:value-type="string">
            <text:p>KanuBotafogo RJ, 25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37316/Show/Léo" xlink:type="simple">220Léo</text:a><text:a xlink:href="https://1xbet.whoscored.com/Teams/1224/Show/Brazil-Sao-Paulo" xlink:type="simple">Sao Paulo, </text:a>26, D(CL)</text:p>
          </table:table-cell>
          <table:table-cell office:value-type="string" calcext:value-type="string">
            <text:p><text:a xlink:href="https://1xbet.whoscored.com/Players/137316/Show/Léo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56" calcext:value-type="float">
            <text:p>75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225];LEN([.A225])-3)" office:value-type="string" office:string-value="LéoSao Paulo, 26, D(CL)" calcext:value-type="string">
            <text:p>LéoSao Paulo, 26, D(CL)</text:p>
          </table:table-cell>
        </table:table-row>
        <table:table-row table:style-name="ro1">
          <table:table-cell table:style-name="Default" table:number-columns-repeated="13"/>
          <table:table-cell table:formula="of:=RIGHT([.A226];LEN([.A226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40/Show/Hércules" xlink:type="simple">221Hércules</text:a><text:a xlink:href="https://1xbet.whoscored.com/Teams/2065/Show/Brazil-Fortaleza" xlink:type="simple">Fortaleza, </text:a>21, M(C)</text:p>
          </table:table-cell>
          <table:table-cell office:value-type="string" calcext:value-type="string">
            <text:p><text:a xlink:href="https://1xbet.whoscored.com/Players/436640/Show/Hércule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79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227];LEN([.A227])-3)" office:value-type="string" office:string-value="HérculesFortaleza, 21, M(C)" calcext:value-type="string">
            <text:p>HérculesFortaleza, 21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58/Show/Val" xlink:type="simple">222Val</text:a><text:a xlink:href="https://1xbet.whoscored.com/Teams/1236/Show/Brazil-Coritiba" xlink:type="simple">Coritiba, </text:a>25, DMC</text:p>
          </table:table-cell>
          <table:table-cell office:value-type="string" calcext:value-type="string">
            <text:p><text:a xlink:href="https://1xbet.whoscored.com/Players/436558/Show/Val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8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228];LEN([.A228])-3)" office:value-type="string" office:string-value="ValCoritiba, 25, DMC" calcext:value-type="string">
            <text:p>ValCoritiba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49214/Show/Igor-Gomes" xlink:type="simple">223Igor Gomes</text:a><text:a xlink:href="https://1xbet.whoscored.com/Teams/1224/Show/Brazil-Sao-Paulo" xlink:type="simple">Sao Paulo, </text:a>23, M(CLR)</text:p>
          </table:table-cell>
          <table:table-cell office:value-type="string" calcext:value-type="string">
            <text:p><text:a xlink:href="https://1xbet.whoscored.com/Players/349214/Show/Igor-Gomes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81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229];LEN([.A229])-3)" office:value-type="string" office:string-value="Igor GomesSao Paulo, 23, M(CLR)" calcext:value-type="string">
            <text:p>Igor GomesSao Paulo, 23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26/Show/Jefferson" xlink:type="simple">224Jefferson</text:a><text:a xlink:href="https://1xbet.whoscored.com/Teams/6368/Show/Brazil-Atletico-GO" xlink:type="simple">Atletico GO, </text:a>25, D(L)</text:p>
          </table:table-cell>
          <table:table-cell office:value-type="string" calcext:value-type="string">
            <text:p><text:a xlink:href="https://1xbet.whoscored.com/Players/373526/Show/Jefferso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84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230];LEN([.A230])-3)" office:value-type="string" office:string-value="JeffersonAtletico GO, 25, D(L)" calcext:value-type="string">
            <text:p>JeffersonAtletico GO, 25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7586/Show/David-Luiz" xlink:type="simple">225David Luiz</text:a><text:a xlink:href="https://1xbet.whoscored.com/Teams/1239/Show/Brazil-Flamengo" xlink:type="simple">Flamengo, </text:a>35, D(C),DMC</text:p>
          </table:table-cell>
          <table:table-cell office:value-type="string" calcext:value-type="string">
            <text:p><text:a xlink:href="https://1xbet.whoscored.com/Players/27586/Show/David-Luiz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231];LEN([.A231])-3)" office:value-type="string" office:string-value="David LuizFlamengo, 35, D(C),DMC" calcext:value-type="string">
            <text:p>David LuizFlamengo, 35, D(C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55643/Show/Thonny-Anderson" xlink:type="simple">226Thonny Anderson</text:a><text:a xlink:href="https://1xbet.whoscored.com/Teams/1236/Show/Brazil-Coritiba" xlink:type="simple">Coritiba, </text:a>24, AM(C),FW</text:p>
          </table:table-cell>
          <table:table-cell office:value-type="string" calcext:value-type="string">
            <text:p><text:a xlink:href="https://1xbet.whoscored.com/Players/355643/Show/Thonny-Anderson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formula="of:=RIGHT([.A232];LEN([.A232])-3)" office:value-type="string" office:string-value="Thonny AndersonCoritiba, 24, AM(C),FW" calcext:value-type="string">
            <text:p>Thonny AndersonCoritiba, 24, AM(C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09495/Show/Camilo" xlink:type="simple">227Camilo</text:a><text:a xlink:href="https://1xbet.whoscored.com/Teams/8938/Show/Brazil-Cuiaba" xlink:type="simple">Cuiaba, </text:a>23, DMC,M(R)</text:p>
          </table:table-cell>
          <table:table-cell office:value-type="string" calcext:value-type="string">
            <text:p><text:a xlink:href="https://1xbet.whoscored.com/Players/409495/Show/Camilo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619" calcext:value-type="float">
            <text:p>61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formula="of:=RIGHT([.A233];LEN([.A233])-3)" office:value-type="string" office:string-value="CamiloCuiaba, 23, DMC,M(R)" calcext:value-type="string">
            <text:p>CamiloCuiaba, 23, DMC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92/Show/Sorriso" xlink:type="simple">228Sorriso</text:a><text:a xlink:href="https://1xbet.whoscored.com/Teams/5438/Show/Brazil-Red-Bull-Bragantino" xlink:type="simple">Red Bull Bragantino, </text:a>21, AM(LR)</text:p>
          </table:table-cell>
          <table:table-cell office:value-type="string" calcext:value-type="string">
            <text:p><text:a xlink:href="https://1xbet.whoscored.com/Players/416792/Show/Sorris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461" calcext:value-type="float">
            <text:p>46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7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formula="of:=RIGHT([.A234];LEN([.A234])-3)" office:value-type="string" office:string-value="SorrisoRed Bull Bragantino, 21, AM(LR)" calcext:value-type="string">
            <text:p>SorrisoRed Bull Bragantino, 21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50/Show/Patrick-de-Paula" xlink:type="simple">229Patrick de Paula</text:a><text:a xlink:href="https://1xbet.whoscored.com/Teams/1227/Show/Brazil-Botafogo-RJ" xlink:type="simple">Botafogo RJ, </text:a>22, DMC</text:p>
          </table:table-cell>
          <table:table-cell office:value-type="string" calcext:value-type="string">
            <text:p><text:a xlink:href="https://1xbet.whoscored.com/Players/397850/Show/Patrick-de-Paul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formula="of:=RIGHT([.A235];LEN([.A235])-3)" office:value-type="string" office:string-value="Patrick de PaulaBotafogo RJ, 22, DMC" calcext:value-type="string">
            <text:p>Patrick de PaulaBotafogo RJ, 22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64717/Show/Caetano" xlink:type="simple">230Caetano</text:a><text:a xlink:href="https://1xbet.whoscored.com/Teams/1218/Show/Brazil-Goias" xlink:type="simple">Goias, </text:a>23, D(C)</text:p>
          </table:table-cell>
          <table:table-cell office:value-type="string" calcext:value-type="string">
            <text:p><text:a xlink:href="https://1xbet.whoscored.com/Players/364717/Show/Caetano" xlink:type="simple"> </text:a><text:a xlink:href="https://1xbet.whoscored.com/Teams/1218/Show/Brazil-Goi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56" calcext:value-type="float">
            <text:p>85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9</text:p>
          </table:table-cell>
          <table:table-cell table:formula="of:=RIGHT([.A236];LEN([.A236])-3)" office:value-type="string" office:string-value="CaetanoGoias, 23, D(C)" calcext:value-type="string">
            <text:p>CaetanoGoias, 23, D(C)</text:p>
          </table:table-cell>
        </table:table-row>
        <table:table-row table:style-name="ro1">
          <table:table-cell table:style-name="Default" table:number-columns-repeated="13"/>
          <table:table-cell table:formula="of:=RIGHT([.A237];LEN([.A237])-3)" office:value-type="string" office:string-value="" calcext:value-type="error">
            <text:p>Erro:502</text:p>
          </table:table-cell>
        </table:table-row>
        <table:table-row table:style-name="ro4">
          <table:table-cell office:value-type="string" calcext:value-type="string">
            <text:p><text:a xlink:href="https://1xbet.whoscored.com/Players/397520/Show/Cléber" xlink:type="simple">231Cléber</text:a><text:a xlink:href="https://1xbet.whoscored.com/Teams/7334/Show/Brazil-Ceara" xlink:type="simple">Ceara, </text:a>25, FW</text:p>
          </table:table-cell>
          <table:table-cell office:value-type="string" calcext:value-type="string">
            <text:p><text:a xlink:href="https://1xbet.whoscored.com/Players/397520/Show/Cléber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73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9</text:p>
          </table:table-cell>
          <table:table-cell table:formula="of:=RIGHT([.A238];LEN([.A238])-3)" office:value-type="string" office:string-value="CléberCeara, 25, FW" calcext:value-type="string">
            <text:p>CléberCeara, 25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23/Show/Luis-Oyama" xlink:type="simple">232Luis Oyama</text:a><text:a xlink:href="https://1xbet.whoscored.com/Teams/1227/Show/Brazil-Botafogo-RJ" xlink:type="simple">Botafogo RJ, </text:a>25, DMC</text:p>
          </table:table-cell>
          <table:table-cell office:value-type="string" calcext:value-type="string">
            <text:p><text:a xlink:href="https://1xbet.whoscored.com/Players/436623/Show/Luis-Oyam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57" calcext:value-type="float">
            <text:p>55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80.7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9</text:p>
          </table:table-cell>
          <table:table-cell table:formula="of:=RIGHT([.A239];LEN([.A239])-3)" office:value-type="string" office:string-value="Luis OyamaBotafogo RJ, 25, DMC" calcext:value-type="string">
            <text:p>Luis OyamaBotafogo RJ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97766/Show/Vitão" xlink:type="simple">233Vitão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97766/Show/Vitão" xlink:type="simple"> </text:a><text:a xlink:href="https://1xbet.whoscored.com/Teams/1219/Show/Brazil-Internacional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29" calcext:value-type="float">
            <text:p>62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9</text:p>
          </table:table-cell>
          <table:table-cell table:formula="of:=RIGHT([.A240];LEN([.A240])-3)" office:value-type="string" office:string-value="VitãoInternacional, 22, D(C)" calcext:value-type="string">
            <text:p>VitãoInternacional, 22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62/Show/Lucas-Crispim" xlink:type="simple">234Lucas Crispim</text:a><text:a xlink:href="https://1xbet.whoscored.com/Teams/2065/Show/Brazil-Fortaleza" xlink:type="simple">Fortaleza, </text:a>28, M(CLR)</text:p>
          </table:table-cell>
          <table:table-cell office:value-type="string" calcext:value-type="string">
            <text:p><text:a xlink:href="https://1xbet.whoscored.com/Players/279562/Show/Lucas-Crispim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9</text:p>
          </table:table-cell>
          <table:table-cell table:formula="of:=RIGHT([.A241];LEN([.A241])-3)" office:value-type="string" office:string-value="Lucas CrispimFortaleza, 28, M(CLR)" calcext:value-type="string">
            <text:p>Lucas CrispimFortaleza, 28, 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17747/Show/Lucas-Kal" xlink:type="simple">235Lucas Kal</text:a><text:a xlink:href="https://1xbet.whoscored.com/Teams/1228/Show/Brazil-America-MG" xlink:type="simple">America MG, </text:a>26, D(CL),DMC</text:p>
          </table:table-cell>
          <table:table-cell office:value-type="string" calcext:value-type="string">
            <text:p><text:a xlink:href="https://1xbet.whoscored.com/Players/317747/Show/Lucas-Kal" xlink:type="simple"> </text:a><text:a xlink:href="https://1xbet.whoscored.com/Teams/1228/Show/Brazil-America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21" calcext:value-type="float">
            <text:p>72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9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242];LEN([.A242])-3)" office:value-type="string" office:string-value="Lucas KalAmerica MG, 26, D(CL),DMC" calcext:value-type="string">
            <text:p>Lucas KalAmerica MG, 26, D(CL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58736/Show/Morato" xlink:type="simple">236Morato</text:a><text:a xlink:href="https://1xbet.whoscored.com/Teams/4619/Show/Brazil-Avai-FC" xlink:type="simple">Avai FC, </text:a>29, AM(LR)</text:p>
          </table:table-cell>
          <table:table-cell office:value-type="string" calcext:value-type="string">
            <text:p><text:a xlink:href="https://1xbet.whoscored.com/Players/358736/Show/Morato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405" calcext:value-type="float">
            <text:p>4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8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243];LEN([.A243])-3)" office:value-type="string" office:string-value="MoratoAvai FC, 29, AM(LR)" calcext:value-type="string">
            <text:p>MoratoAvai FC, 29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2/Show/Jhojan-Julio" xlink:type="simple">237Jhojan Julio</text:a><text:a xlink:href="https://1xbet.whoscored.com/Teams/1241/Show/Brazil-Santos-FC" xlink:type="simple">Santos FC, </text:a>24, AM(L)</text:p>
          </table:table-cell>
          <table:table-cell office:value-type="string" calcext:value-type="string">
            <text:p><text:a xlink:href="https://1xbet.whoscored.com/Players/436502/Show/Jhojan-Julio" xlink:type="simple"> </text:a><text:a xlink:href="https://1xbet.whoscored.com/Teams/1241/Show/Brazil-Santos-FC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244];LEN([.A244])-3)" office:value-type="string" office:string-value="Jhojan JulioSantos FC, 24, AM(L)" calcext:value-type="string">
            <text:p>Jhojan JulioSantos FC, 24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714/Show/Alerrandro" xlink:type="simple">238Alerrandr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55714/Show/Alerrandr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8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245];LEN([.A245])-3)" office:value-type="string" office:string-value="AlerrandroRed Bull Bragantino, 22, FW" calcext:value-type="string">
            <text:p>AlerrandroRed Bull Bragantino, 22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35237/Show/Eduardo-Vargas" xlink:type="simple">239Eduardo Vargas</text:a><text:a xlink:href="https://1xbet.whoscored.com/Teams/1235/Show/Brazil-Atletico-MG" xlink:type="simple">Atletico MG, </text:a>32, AM(CLR),FW</text:p>
          </table:table-cell>
          <table:table-cell office:value-type="string" calcext:value-type="string">
            <text:p><text:a xlink:href="https://1xbet.whoscored.com/Players/35237/Show/Eduardo-Vargas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9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246];LEN([.A246])-3)" office:value-type="string" office:string-value="Eduardo VargasAtletico MG, 32, AM(CLR),FW" calcext:value-type="string">
            <text:p>Eduardo VargasAtletico MG, 32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21/Show/Sávio" xlink:type="simple">240Sávio</text:a><text:a xlink:href="https://1xbet.whoscored.com/Teams/1235/Show/Brazil-Atletico-MG" xlink:type="simple">Atletico MG, </text:a>18, Forward</text:p>
          </table:table-cell>
          <table:table-cell office:value-type="string" calcext:value-type="string">
            <text:p><text:a xlink:href="https://1xbet.whoscored.com/Players/397821/Show/Sávi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7</text:p>
          </table:table-cell>
          <table:table-cell table:formula="of:=RIGHT([.A247];LEN([.A247])-3)" office:value-type="string" office:string-value="SávioAtletico MG, 18, Forward" calcext:value-type="string">
            <text:p>SávioAtletico MG, 18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43970/Show/Fellipe-Bastos" xlink:type="simple">241Fellipe Bastos</text:a><text:a xlink:href="https://1xbet.whoscored.com/Teams/1218/Show/Brazil-Goias" xlink:type="simple">Goias, </text:a>32, DMC</text:p>
          </table:table-cell>
          <table:table-cell office:value-type="string" calcext:value-type="string">
            <text:p><text:a xlink:href="https://1xbet.whoscored.com/Players/43970/Show/Fellipe-Basto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3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  <table:table-cell table:formula="of:=RIGHT([.A248];LEN([.A248])-3)" office:value-type="string" office:string-value="Fellipe BastosGoias, 32, DMC" calcext:value-type="string">
            <text:p>Fellipe BastosGoias, 32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56785/Show/Ademir" xlink:type="simple">242Ademir</text:a><text:a xlink:href="https://1xbet.whoscored.com/Teams/1235/Show/Brazil-Atletico-MG" xlink:type="simple">Atletico MG, </text:a>27, AM(CR)</text:p>
          </table:table-cell>
          <table:table-cell office:value-type="string" calcext:value-type="string">
            <text:p><text:a xlink:href="https://1xbet.whoscored.com/Players/356785/Show/Ademir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3(6)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82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  <table:table-cell table:formula="of:=RIGHT([.A249];LEN([.A249])-3)" office:value-type="string" office:string-value="AdemirAtletico MG, 27, AM(CR)" calcext:value-type="string">
            <text:p>AdemirAtletico MG, 27, A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56/Show/Bernardo-Lemes" xlink:type="simple">243Bernardo Lemes</text:a><text:a xlink:href="https://1xbet.whoscored.com/Teams/1236/Show/Brazil-Coritiba" xlink:type="simple">Coritiba, </text:a>20, DMC</text:p>
          </table:table-cell>
          <table:table-cell office:value-type="string" calcext:value-type="string">
            <text:p><text:a xlink:href="https://1xbet.whoscored.com/Players/436556/Show/Bernardo-Lemes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310" calcext:value-type="float">
            <text:p>3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83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250];LEN([.A250])-3)" office:value-type="string" office:string-value="Bernardo LemesCoritiba, 20, DMC" calcext:value-type="string">
            <text:p>Bernardo LemesCoritiba, 20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18966/Show/Du-Queiroz" xlink:type="simple">244Du Queiroz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418966/Show/Du-Queiroz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8(3)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7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251];LEN([.A251])-3)" office:value-type="string" office:string-value="Du QueirozCorinthians, 22, DMC" calcext:value-type="string">
            <text:p>Du QueirozCorinthians, 22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139125/Show/Zé-Roberto" xlink:type="simple">245Zé Roberto</text:a><text:a xlink:href="https://1xbet.whoscored.com/Teams/7334/Show/Brazil-Ceara" xlink:type="simple">Ceara, </text:a>28, FW</text:p>
          </table:table-cell>
          <table:table-cell office:value-type="string" calcext:value-type="string">
            <text:p><text:a xlink:href="https://1xbet.whoscored.com/Players/139125/Show/Zé-Robert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252];LEN([.A252])-3)" office:value-type="string" office:string-value="Zé RobertoCeara, 28, FW" calcext:value-type="string">
            <text:p>Zé RobertoCeara, 28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37/Show/Brayan-Ceballos" xlink:type="simple">246Brayan Ceballos</text:a><text:a xlink:href="https://1xbet.whoscored.com/Teams/2065/Show/Brazil-Fortaleza" xlink:type="simple">Fortaleza, </text:a>21, D(C)</text:p>
          </table:table-cell>
          <table:table-cell office:value-type="string" calcext:value-type="string">
            <text:p><text:a xlink:href="https://1xbet.whoscored.com/Players/436637/Show/Brayan-Ceballo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6.3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253];LEN([.A253])-3)" office:value-type="string" office:string-value="Brayan CeballosFortaleza, 21, D(C)" calcext:value-type="string">
            <text:p>Brayan CeballosFortaleza, 2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55/Show/Guillermo-De-los-Santos" xlink:type="simple">247Guillermo De los Santos</text:a><text:a xlink:href="https://1xbet.whoscored.com/Teams/1236/Show/Brazil-Coritiba" xlink:type="simple">Coritiba, </text:a>31, D(C)</text:p>
          </table:table-cell>
          <table:table-cell office:value-type="string" calcext:value-type="string">
            <text:p><text:a xlink:href="https://1xbet.whoscored.com/Players/436555/Show/Guillermo-De-los-Santos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5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254];LEN([.A254])-3)" office:value-type="string" office:string-value="Guillermo De los SantosCoritiba, 31, D(C)" calcext:value-type="string">
            <text:p>Guillermo De los SantosCoritiba, 3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99249/Show/Hugo" xlink:type="simple">248Hugo</text:a><text:a xlink:href="https://1xbet.whoscored.com/Teams/1227/Show/Brazil-Botafogo-RJ" xlink:type="simple">Botafogo RJ, </text:a>20, D(L),M(L)</text:p>
          </table:table-cell>
          <table:table-cell office:value-type="string" calcext:value-type="string">
            <text:p><text:a xlink:href="https://1xbet.whoscored.com/Players/399249/Show/Hug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  <table:table-cell table:formula="of:=RIGHT([.A255];LEN([.A255])-3)" office:value-type="string" office:string-value="HugoBotafogo RJ, 20, D(L),M(L)" calcext:value-type="string">
            <text:p>HugoBotafogo RJ, 20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89/Show/Maycon" xlink:type="simple">249Maycon</text:a><text:a xlink:href="https://1xbet.whoscored.com/Teams/1237/Show/Brazil-Corinthians" xlink:type="simple">Corinthians, </text:a>25, M(C)</text:p>
          </table:table-cell>
          <table:table-cell office:value-type="string" calcext:value-type="string">
            <text:p><text:a xlink:href="https://1xbet.whoscored.com/Players/317789/Show/Mayc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84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  <table:table-cell table:formula="of:=RIGHT([.A256];LEN([.A256])-3)" office:value-type="string" office:string-value="MayconCorinthians, 25, M(C)" calcext:value-type="string">
            <text:p>MayconCorinthians, 25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429/Show/Igor-Vinicius" xlink:type="simple">250Igor Vinicius</text:a><text:a xlink:href="https://1xbet.whoscored.com/Teams/1224/Show/Brazil-Sao-Paulo" xlink:type="simple">Sao Paulo, </text:a>25, D(R),M(R)</text:p>
          </table:table-cell>
          <table:table-cell office:value-type="string" calcext:value-type="string">
            <text:p><text:a xlink:href="https://1xbet.whoscored.com/Players/373429/Show/Igor-Vinicius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3(6)</text:p>
          </table:table-cell>
          <table:table-cell office:value-type="float" office:value="335" calcext:value-type="float">
            <text:p>3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8.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5</text:p>
          </table:table-cell>
          <table:table-cell table:formula="of:=RIGHT([.A257];LEN([.A257])-3)" office:value-type="string" office:string-value="Igor ViniciusSao Paulo, 25, D(R),M(R)" calcext:value-type="string">
            <text:p>Igor ViniciusSao Paulo, 25, D(R),M(R)</text:p>
          </table:table-cell>
        </table:table-row>
        <table:table-row table:style-name="ro1">
          <table:table-cell table:style-name="Default" table:number-columns-repeated="13"/>
          <table:table-cell table:formula="of:=RIGHT([.A258];LEN([.A258])-3)" office:value-type="string" office:string-value="" calcext:value-type="error">
            <text:p>Erro:502</text:p>
          </table:table-cell>
        </table:table-row>
        <table:table-row table:style-name="ro1">
          <table:table-cell table:style-name="Default" table:number-columns-repeated="13"/>
          <table:table-cell table:formula="of:=RIGHT([.A259];LEN([.A259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364190/Show/Alesson" xlink:type="simple">251Alesson</text:a><text:a xlink:href="https://1xbet.whoscored.com/Teams/8938/Show/Brazil-Cuiaba" xlink:type="simple">Cuiaba, </text:a>23, AM(R)</text:p>
          </table:table-cell>
          <table:table-cell office:value-type="string" calcext:value-type="string">
            <text:p><text:a xlink:href="https://1xbet.whoscored.com/Players/364190/Show/Alesson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9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  <table:table-cell table:formula="of:=RIGHT([.A260];LEN([.A260])-3)" office:value-type="string" office:string-value="AlessonCuiaba, 23, AM(R)" calcext:value-type="string">
            <text:p>AlessonCuiaba, 23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10695/Show/Willian-Arão" xlink:type="simple">252Willian Arão</text:a><text:a xlink:href="https://1xbet.whoscored.com/Teams/1239/Show/Brazil-Flamengo" xlink:type="simple">Flamengo, </text:a>30, D(C),M(C)</text:p>
          </table:table-cell>
          <table:table-cell office:value-type="string" calcext:value-type="string">
            <text:p><text:a xlink:href="https://1xbet.whoscored.com/Players/110695/Show/Willian-Arã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18" calcext:value-type="float">
            <text:p>41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88.3</text:p>
          </table:table-cell>
          <table:table-cell office:value-type="string" calcext:value-type="string">
            <text:p>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4</text:p>
          </table:table-cell>
          <table:table-cell table:formula="of:=RIGHT([.A261];LEN([.A261])-3)" office:value-type="string" office:string-value="Willian ArãoFlamengo, 30, D(C),M(C)" calcext:value-type="string">
            <text:p>Willian ArãoFlamengo, 30, D(C),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976/Show/Luiz-Fernando" xlink:type="simple">253Luiz Fernando</text:a><text:a xlink:href="https://1xbet.whoscored.com/Teams/6368/Show/Brazil-Atletico-GO" xlink:type="simple">Atletico GO, </text:a>25, AM(CLR)</text:p>
          </table:table-cell>
          <table:table-cell office:value-type="string" calcext:value-type="string">
            <text:p><text:a xlink:href="https://1xbet.whoscored.com/Players/337976/Show/Luiz-Fernand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79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262];LEN([.A262])-3)" office:value-type="string" office:string-value="Luiz FernandoAtletico GO, 25, AM(CLR)" calcext:value-type="string">
            <text:p>Luiz FernandoAtletico GO, 25, A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41494/Show/Taison" xlink:type="simple">254Taison</text:a><text:a xlink:href="https://1xbet.whoscored.com/Teams/1219/Show/Brazil-Internacional" xlink:type="simple">Internacional, </text:a>34, AM(CL),FW</text:p>
          </table:table-cell>
          <table:table-cell office:value-type="string" calcext:value-type="string">
            <text:p><text:a xlink:href="https://1xbet.whoscored.com/Players/41494/Show/Taison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92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263];LEN([.A263])-3)" office:value-type="string" office:string-value="TaisonInternacional, 34, AM(CL),FW" calcext:value-type="string">
            <text:p>TaisonInternacional, 34, AM(CL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16913/Show/Alê" xlink:type="simple">255Alê</text:a><text:a xlink:href="https://1xbet.whoscored.com/Teams/1228/Show/Brazil-America-MG" xlink:type="simple">America MG, </text:a>32, M(C)</text:p>
          </table:table-cell>
          <table:table-cell office:value-type="string" calcext:value-type="string">
            <text:p><text:a xlink:href="https://1xbet.whoscored.com/Players/416913/Show/Alê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264];LEN([.A264])-3)" office:value-type="string" office:string-value="AlêAmerica MG, 32, M(C)" calcext:value-type="string">
            <text:p>AlêAmerica MG, 32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46/Show/Arthur-Chaves" xlink:type="simple">256Arthur Chaves</text:a><text:a xlink:href="https://1xbet.whoscored.com/Teams/4619/Show/Brazil-Avai-FC" xlink:type="simple">Avai FC, </text:a>21, D(C)</text:p>
          </table:table-cell>
          <table:table-cell office:value-type="string" calcext:value-type="string">
            <text:p><text:a xlink:href="https://1xbet.whoscored.com/Players/436646/Show/Arthur-Chaves" xlink:type="simple"> </text:a><text:a xlink:href="https://1xbet.whoscored.com/Teams/4619/Show/Brazil-Avai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7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65];LEN([.A265])-3)" office:value-type="string" office:string-value="Arthur ChavesAvai FC, 21, D(C)" calcext:value-type="string">
            <text:p>Arthur ChavesAvai FC, 2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7763/Show/Titi" xlink:type="simple">257Titi</text:a><text:a xlink:href="https://1xbet.whoscored.com/Teams/2065/Show/Brazil-Fortaleza" xlink:type="simple">Fortaleza, </text:a>34, D(C)</text:p>
          </table:table-cell>
          <table:table-cell office:value-type="string" calcext:value-type="string">
            <text:p><text:a xlink:href="https://1xbet.whoscored.com/Players/27763/Show/Titi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69" calcext:value-type="float">
            <text:p>76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80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66];LEN([.A266])-3)" office:value-type="string" office:string-value="TitiFortaleza, 34, D(C)" calcext:value-type="string">
            <text:p>TitiFortaleza, 3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38202/Show/Rwan" xlink:type="simple">258Rwan</text:a><text:a xlink:href="https://1xbet.whoscored.com/Teams/1241/Show/Brazil-Santos-FC" xlink:type="simple">Santos FC, </text:a>21, Forward</text:p>
          </table:table-cell>
          <table:table-cell office:value-type="string" calcext:value-type="string">
            <text:p><text:a xlink:href="https://1xbet.whoscored.com/Players/438202/Show/Rwan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0(6)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67];LEN([.A267])-3)" office:value-type="string" office:string-value="RwanSantos FC, 21, Forward" calcext:value-type="string">
            <text:p>RwanSantos FC, 21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125792/Show/Bressan" xlink:type="simple">259Bressan</text:a><text:a xlink:href="https://1xbet.whoscored.com/Teams/4619/Show/Brazil-Avai-FC" xlink:type="simple">Avai FC, </text:a>29, D(CR)</text:p>
          </table:table-cell>
          <table:table-cell office:value-type="string" calcext:value-type="string">
            <text:p><text:a xlink:href="https://1xbet.whoscored.com/Players/125792/Show/Bressan" xlink:type="simple"> </text:a><text:a xlink:href="https://1xbet.whoscored.com/Teams/4619/Show/Brazil-Avai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3.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68];LEN([.A268])-3)" office:value-type="string" office:string-value="BressanAvai FC, 29, D(CR)" calcext:value-type="string">
            <text:p>BressanAvai FC, 29, D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243254/Show/Andreas-Pereira" xlink:type="simple">260Andreas Pereira</text:a><text:a xlink:href="https://1xbet.whoscored.com/Teams/1239/Show/Brazil-Flamengo" xlink:type="simple">Flamengo, </text:a>26, M(CLR)</text:p>
          </table:table-cell>
          <table:table-cell office:value-type="string" calcext:value-type="string">
            <text:p><text:a xlink:href="https://1xbet.whoscored.com/Players/243254/Show/Andreas-Pereir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69];LEN([.A269])-3)" office:value-type="string" office:string-value="Andreas PereiraFlamengo, 26, M(CLR)" calcext:value-type="string">
            <text:p>Andreas PereiraFlamengo, 26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28259/Show/Pablo-Maia" xlink:type="simple">261Pablo Maia</text:a><text:a xlink:href="https://1xbet.whoscored.com/Teams/1224/Show/Brazil-Sao-Paulo" xlink:type="simple">Sao Paulo, </text:a>20, DMC</text:p>
          </table:table-cell>
          <table:table-cell office:value-type="string" calcext:value-type="string">
            <text:p><text:a xlink:href="https://1xbet.whoscored.com/Players/428259/Show/Pablo-Mai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637" calcext:value-type="float">
            <text:p>63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89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70];LEN([.A270])-3)" office:value-type="string" office:string-value="Pablo MaiaSao Paulo, 20, DMC" calcext:value-type="string">
            <text:p>Pablo MaiaSao Paulo, 20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43476/Show/Matheus-Sales" xlink:type="simple">262Matheus Sales</text:a><text:a xlink:href="https://1xbet.whoscored.com/Teams/1218/Show/Brazil-Goias" xlink:type="simple">Goias, </text:a>27, M(C)</text:p>
          </table:table-cell>
          <table:table-cell office:value-type="string" calcext:value-type="string">
            <text:p><text:a xlink:href="https://1xbet.whoscored.com/Players/243476/Show/Matheus-Sale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575" calcext:value-type="float">
            <text:p>57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71];LEN([.A271])-3)" office:value-type="string" office:string-value="Matheus SalesGoias, 27, M(C)" calcext:value-type="string">
            <text:p>Matheus SalesGoias, 27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54/Show/Gabriel-Lacerda" xlink:type="simple">263Gabriel Lacerda</text:a><text:a xlink:href="https://1xbet.whoscored.com/Teams/7334/Show/Brazil-Ceara" xlink:type="simple">Ceara, </text:a>22, D(C)</text:p>
          </table:table-cell>
          <table:table-cell office:value-type="string" calcext:value-type="string">
            <text:p><text:a xlink:href="https://1xbet.whoscored.com/Players/397854/Show/Gabriel-Lacerda" xlink:type="simple"> </text:a><text:a xlink:href="https://1xbet.whoscored.com/Teams/7334/Show/Brazil-Cear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1.3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72];LEN([.A272])-3)" office:value-type="string" office:string-value="Gabriel LacerdaCeara, 22, D(C)" calcext:value-type="string">
            <text:p>Gabriel LacerdaCeara, 22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06/Show/Matheus-Jussa" xlink:type="simple">264Matheus Jussa</text:a><text:a xlink:href="https://1xbet.whoscored.com/Teams/2065/Show/Brazil-Fortaleza" xlink:type="simple">Fortaleza, </text:a>26, D(C),DMC</text:p>
          </table:table-cell>
          <table:table-cell office:value-type="string" calcext:value-type="string">
            <text:p><text:a xlink:href="https://1xbet.whoscored.com/Players/397506/Show/Matheus-Jussa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306" calcext:value-type="float">
            <text:p>30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83.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73];LEN([.A273])-3)" office:value-type="string" office:string-value="Matheus JussaFortaleza, 26, D(C),DMC" calcext:value-type="string">
            <text:p>Matheus JussaFortaleza, 26, D(C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46795/Show/Danilo-Barcelos" xlink:type="simple">265Danilo Barcelos</text:a><text:a xlink:href="https://1xbet.whoscored.com/Teams/1218/Show/Brazil-Goias" xlink:type="simple">Goias, </text:a>30, D(L),M(CL)</text:p>
          </table:table-cell>
          <table:table-cell office:value-type="string" calcext:value-type="string">
            <text:p><text:a xlink:href="https://1xbet.whoscored.com/Players/146795/Show/Danilo-Barcelo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74];LEN([.A274])-3)" office:value-type="string" office:string-value="Danilo BarcelosGoias, 30, D(L),M(CL)" calcext:value-type="string">
            <text:p>Danilo BarcelosGoias, 30, D(L),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22504/Show/Miranda" xlink:type="simple">266Miranda</text:a><text:a xlink:href="https://1xbet.whoscored.com/Teams/1224/Show/Brazil-Sao-Paulo" xlink:type="simple">Sao Paulo, </text:a>37, D(C)</text:p>
          </table:table-cell>
          <table:table-cell office:value-type="string" calcext:value-type="string">
            <text:p><text:a xlink:href="https://1xbet.whoscored.com/Players/22504/Show/Mirand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8</text:p>
          </table:table-cell>
          <table:table-cell table:formula="of:=RIGHT([.A275];LEN([.A275])-3)" office:value-type="string" office:string-value="MirandaSao Paulo, 37, D(C)" calcext:value-type="string">
            <text:p>MirandaSao Paulo, 37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86269/Show/Vinícius-Lopes" xlink:type="simple">267Vinícius Lopes</text:a><text:a xlink:href="https://1xbet.whoscored.com/Teams/1227/Show/Brazil-Botafogo-RJ" xlink:type="simple">Botafogo RJ, </text:a>23, AM(LR),FW</text:p>
          </table:table-cell>
          <table:table-cell office:value-type="string" calcext:value-type="string">
            <text:p><text:a xlink:href="https://1xbet.whoscored.com/Players/386269/Show/Vinícius-Lop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47" calcext:value-type="float">
            <text:p>44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8</text:p>
          </table:table-cell>
          <table:table-cell table:formula="of:=RIGHT([.A276];LEN([.A276])-3)" office:value-type="string" office:string-value="Vinícius LopesBotafogo RJ, 23, AM(LR),FW" calcext:value-type="string">
            <text:p>Vinícius LopesBotafogo RJ, 23, AM(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76804/Show/Henrique-Almeida" xlink:type="simple">268Henrique Almeida</text:a><text:a xlink:href="https://1xbet.whoscored.com/Teams/1228/Show/Brazil-America-MG" xlink:type="simple">America MG, </text:a>31, AM(LR),FW</text:p>
          </table:table-cell>
          <table:table-cell office:value-type="string" calcext:value-type="string">
            <text:p><text:a xlink:href="https://1xbet.whoscored.com/Players/76804/Show/Henrique-Almeida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30" calcext:value-type="float">
            <text:p>4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72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8</text:p>
          </table:table-cell>
          <table:table-cell table:formula="of:=RIGHT([.A277];LEN([.A277])-3)" office:value-type="string" office:string-value="Henrique AlmeidaAmerica MG, 31, AM(LR),FW" calcext:value-type="string">
            <text:p>Henrique AlmeidaAmerica MG, 31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87833/Show/Raúl-Cáceres" xlink:type="simple">269Raúl Cáceres</text:a><text:a xlink:href="https://1xbet.whoscored.com/Teams/1228/Show/Brazil-America-MG" xlink:type="simple">America MG, </text:a>30, D(R)</text:p>
          </table:table-cell>
          <table:table-cell office:value-type="string" calcext:value-type="string">
            <text:p><text:a xlink:href="https://1xbet.whoscored.com/Players/87833/Show/Raúl-Cáceres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4(6)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4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278];LEN([.A278])-3)" office:value-type="string" office:string-value="Raúl CáceresAmerica MG, 30, D(R)" calcext:value-type="string">
            <text:p>Raúl CáceresAmerica MG, 30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7534/Show/Gustavinho" xlink:type="simple">271Gustavinho</text:a><text:a xlink:href="https://1xbet.whoscored.com/Teams/1228/Show/Brazil-America-MG" xlink:type="simple">America MG, </text:a>20, Midfielder</text:p>
          </table:table-cell>
          <table:table-cell office:value-type="string" calcext:value-type="string">
            <text:p><text:a xlink:href="https://1xbet.whoscored.com/Players/417534/Show/Gustavinh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189" calcext:value-type="float">
            <text:p>18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8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6</text:p>
          </table:table-cell>
          <table:table-cell table:formula="of:=RIGHT([.A279];LEN([.A279])-3)" office:value-type="string" office:string-value="GustavinhoAmerica MG, 20, Midfielder" calcext:value-type="string">
            <text:p>GustavinhoAmerica MG, 20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437090/Show/Dadá-Belmonte" xlink:type="simple">272Dadá Belmonte</text:a><text:a xlink:href="https://1xbet.whoscored.com/Teams/1218/Show/Brazil-Goias" xlink:type="simple">Goias, </text:a>25, M(L)</text:p>
          </table:table-cell>
          <table:table-cell office:value-type="string" calcext:value-type="string">
            <text:p><text:a xlink:href="https://1xbet.whoscored.com/Players/437090/Show/Dadá-Belmonte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62" calcext:value-type="float">
            <text:p>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74.1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6</text:p>
          </table:table-cell>
          <table:table-cell table:formula="of:=RIGHT([.A280];LEN([.A280])-3)" office:value-type="string" office:string-value="Dadá BelmonteGoias, 25, M(L)" calcext:value-type="string">
            <text:p>Dadá BelmonteGoias, 25, 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21/Show/Chay" xlink:type="simple">273Chay</text:a><text:a xlink:href="https://1xbet.whoscored.com/Teams/1227/Show/Brazil-Botafogo-RJ" xlink:type="simple">Botafogo RJ, </text:a>31, Forward</text:p>
          </table:table-cell>
          <table:table-cell office:value-type="string" calcext:value-type="string">
            <text:p><text:a xlink:href="https://1xbet.whoscored.com/Players/436621/Show/Chay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81];LEN([.A281])-3)" office:value-type="string" office:string-value="ChayBotafogo RJ, 31, Forward" calcext:value-type="string">
            <text:p>ChayBotafogo RJ, 31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284655/Show/André-Luis" xlink:type="simple">274André Luis</text:a><text:a xlink:href="https://1xbet.whoscored.com/Teams/8938/Show/Brazil-Cuiaba" xlink:type="simple">Cuiaba, </text:a>25, AM(CR),FW</text:p>
          </table:table-cell>
          <table:table-cell office:value-type="string" calcext:value-type="string">
            <text:p><text:a xlink:href="https://1xbet.whoscored.com/Players/284655/Show/André-Luis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4(6)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82];LEN([.A282])-3)" office:value-type="string" office:string-value="André LuisCuiaba, 25, AM(CR),FW" calcext:value-type="string">
            <text:p>André LuisCuiaba, 25, AM(C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86566/Show/Vinícius-Silva" xlink:type="simple">275Vinícius Silva</text:a><text:a xlink:href="https://1xbet.whoscored.com/Teams/1218/Show/Brazil-Goias" xlink:type="simple">Goias, </text:a>29, AM(LR),FW</text:p>
          </table:table-cell>
          <table:table-cell office:value-type="string" calcext:value-type="string">
            <text:p><text:a xlink:href="https://1xbet.whoscored.com/Players/86566/Show/Vinícius-Silva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64.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83];LEN([.A283])-3)" office:value-type="string" office:string-value="Vinícius SilvaGoias, 29, AM(LR),FW" calcext:value-type="string">
            <text:p>Vinícius SilvaGoias, 29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51/Show/Wesley" xlink:type="simple">276Wesley</text:a><text:a xlink:href="https://1xbet.whoscored.com/Teams/1234/Show/Brazil-Palmeiras" xlink:type="simple">Palmeiras, </text:a>23, AM(L)</text:p>
          </table:table-cell>
          <table:table-cell office:value-type="string" calcext:value-type="string">
            <text:p><text:a xlink:href="https://1xbet.whoscored.com/Players/397851/Show/Wesley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6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84];LEN([.A284])-3)" office:value-type="string" office:string-value="WesleyPalmeiras, 23, AM(L)" calcext:value-type="string">
            <text:p>WesleyPalmeiras, 23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75970/Show/Ricardo-Bueno" xlink:type="simple">277Ricardo Bueno</text:a><text:a xlink:href="https://1xbet.whoscored.com/Teams/1220/Show/Brazil-Juventude" xlink:type="simple">Juventude, </text:a>35, FW</text:p>
          </table:table-cell>
          <table:table-cell office:value-type="string" calcext:value-type="string">
            <text:p><text:a xlink:href="https://1xbet.whoscored.com/Players/75970/Show/Ricardo-Bueno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85];LEN([.A285])-3)" office:value-type="string" office:string-value="Ricardo BuenoJuventude, 35, FW" calcext:value-type="string">
            <text:p>Ricardo BuenoJuventude, 35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46764/Show/Otávio" xlink:type="simple">278Otávio</text:a><text:a xlink:href="https://1xbet.whoscored.com/Teams/1235/Show/Brazil-Atletico-MG" xlink:type="simple">Atletico MG, </text:a>28, DMC</text:p>
          </table:table-cell>
          <table:table-cell office:value-type="string" calcext:value-type="string">
            <text:p><text:a xlink:href="https://1xbet.whoscored.com/Players/146764/Show/Otávi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421" calcext:value-type="float">
            <text:p>42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91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  <table:table-cell table:formula="of:=RIGHT([.A286];LEN([.A286])-3)" office:value-type="string" office:string-value="OtávioAtletico MG, 28, DMC" calcext:value-type="string">
            <text:p>OtávioAtletico MG, 28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07670/Show/Juan-Ramírez" xlink:type="simple">279Juan Ramírez</text:a><text:a xlink:href="https://1xbet.whoscored.com/Teams/1228/Show/Brazil-America-MG" xlink:type="simple">America MG, </text:a>24, AM(C)</text:p>
          </table:table-cell>
          <table:table-cell office:value-type="string" calcext:value-type="string">
            <text:p><text:a xlink:href="https://1xbet.whoscored.com/Players/407670/Show/Juan-Ramírez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0(5)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81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  <table:table-cell table:formula="of:=RIGHT([.A287];LEN([.A287])-3)" office:value-type="string" office:string-value="Juan RamírezAmerica MG, 24, AM(C)" calcext:value-type="string">
            <text:p>Juan RamírezAmerica MG, 24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41538/Show/Alan-Empereur" xlink:type="simple">280Alan Empereur</text:a><text:a xlink:href="https://1xbet.whoscored.com/Teams/8938/Show/Brazil-Cuiaba" xlink:type="simple">Cuiaba, </text:a>28, D(C)</text:p>
          </table:table-cell>
          <table:table-cell office:value-type="string" calcext:value-type="string">
            <text:p><text:a xlink:href="https://1xbet.whoscored.com/Players/141538/Show/Alan-Empereur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88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  <table:table-cell table:formula="of:=RIGHT([.A288];LEN([.A288])-3)" office:value-type="string" office:string-value="Alan EmpereurCuiaba, 28, D(C)" calcext:value-type="string">
            <text:p>Alan EmpereurCuiaba, 28, D(C)</text:p>
          </table:table-cell>
        </table:table-row>
        <table:table-row table:style-name="ro1">
          <table:table-cell table:style-name="Default" table:number-columns-repeated="13"/>
          <table:table-cell table:formula="of:=RIGHT([.A289];LEN([.A289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97/Show/Óscar-Ruiz" xlink:type="simple">281Óscar Ruiz</text:a><text:a xlink:href="https://1xbet.whoscored.com/Teams/1220/Show/Brazil-Juventude" xlink:type="simple">Juventude, </text:a>31, Forward</text:p>
          </table:table-cell>
          <table:table-cell office:value-type="string" calcext:value-type="string">
            <text:p><text:a xlink:href="https://1xbet.whoscored.com/Players/416797/Show/Óscar-Ruiz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80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  <table:table-cell table:formula="of:=RIGHT([.A290];LEN([.A290])-3)" office:value-type="string" office:string-value="Óscar RuizJuventude, 31, Forward" calcext:value-type="string">
            <text:p>Óscar RuizJuventude, 31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114098/Show/Vitinho" xlink:type="simple">282Vitinho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14098/Show/Vitinh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0(6)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86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  <table:table-cell table:formula="of:=RIGHT([.A291];LEN([.A291])-3)" office:value-type="string" office:string-value="VitinhoFlamengo, 28, AM(CLR),FW" calcext:value-type="string">
            <text:p>VitinhoFlamengo, 28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24/Show/Erison" xlink:type="simple">283Erison</text:a><text:a xlink:href="https://1xbet.whoscored.com/Teams/1227/Show/Brazil-Botafogo-RJ" xlink:type="simple">Botafogo RJ, </text:a>23, FW</text:p>
          </table:table-cell>
          <table:table-cell office:value-type="string" calcext:value-type="string">
            <text:p><text:a xlink:href="https://1xbet.whoscored.com/Players/436624/Show/Erison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775" calcext:value-type="float">
            <text:p>7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71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  <table:table-cell table:formula="of:=RIGHT([.A292];LEN([.A292])-3)" office:value-type="string" office:string-value="ErisonBotafogo RJ, 23, FW" calcext:value-type="string">
            <text:p>ErisonBotafogo RJ, 23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99247/Show/Hugo-Souza" xlink:type="simple">284Hugo Souza</text:a><text:a xlink:href="https://1xbet.whoscored.com/Teams/1239/Show/Brazil-Flamengo" xlink:type="simple">Flamengo, </text:a>23, GK</text:p>
          </table:table-cell>
          <table:table-cell office:value-type="string" calcext:value-type="string">
            <text:p><text:a xlink:href="https://1xbet.whoscored.com/Players/399247/Show/Hugo-Souza" xlink:type="simple"> </text:a><text:a xlink:href="https://1xbet.whoscored.com/Teams/1239/Show/Brazil-Flamen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8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3];LEN([.A293])-3)" office:value-type="string" office:string-value="Hugo SouzaFlamengo, 23, GK" calcext:value-type="string">
            <text:p>Hugo SouzaFlamengo, 23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04487/Show/Gabriel-Baralhas" xlink:type="simple">285Gabriel Baralhas</text:a><text:a xlink:href="https://1xbet.whoscored.com/Teams/6368/Show/Brazil-Atletico-GO" xlink:type="simple">Atletico GO, </text:a>23, DMC</text:p>
          </table:table-cell>
          <table:table-cell office:value-type="string" calcext:value-type="string">
            <text:p><text:a xlink:href="https://1xbet.whoscored.com/Players/404487/Show/Gabriel-Baralhas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4];LEN([.A294])-3)" office:value-type="string" office:string-value="Gabriel BaralhasAtletico GO, 23, DMC" calcext:value-type="string">
            <text:p>Gabriel BaralhasAtletico GO, 23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66/Show/Maguinho" xlink:type="simple">286Maguinho</text:a><text:a xlink:href="https://1xbet.whoscored.com/Teams/1218/Show/Brazil-Goias" xlink:type="simple">Goias, </text:a>30, D(R)</text:p>
          </table:table-cell>
          <table:table-cell office:value-type="string" calcext:value-type="string">
            <text:p><text:a xlink:href="https://1xbet.whoscored.com/Players/436566/Show/Maguinho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1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5];LEN([.A295])-3)" office:value-type="string" office:string-value="MaguinhoGoias, 30, D(R)" calcext:value-type="string">
            <text:p>MaguinhoGoias, 30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677/Show/Douglas-Friedrich" xlink:type="simple">287Douglas Friedrich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318677/Show/Douglas-Friedrich" xlink:type="simple"> </text:a><text:a xlink:href="https://1xbet.whoscored.com/Teams/4619/Show/Brazil-Avai-FC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9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6];LEN([.A296])-3)" office:value-type="string" office:string-value="Douglas FriedrichAvai FC, 33, GK" calcext:value-type="string">
            <text:p>Douglas FriedrichAvai FC, 33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18751/Show/José-Hurtado" xlink:type="simple">288José Hurtado</text:a><text:a xlink:href="https://1xbet.whoscored.com/Teams/5438/Show/Brazil-Red-Bull-Bragantino" xlink:type="simple">Red Bull Bragantino, </text:a>20, D(R)</text:p>
          </table:table-cell>
          <table:table-cell office:value-type="string" calcext:value-type="string">
            <text:p><text:a xlink:href="https://1xbet.whoscored.com/Players/418751/Show/José-Hurta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1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7];LEN([.A297])-3)" office:value-type="string" office:string-value="José HurtadoRed Bull Bragantino, 20, D(R)" calcext:value-type="string">
            <text:p>José HurtadoRed Bull Bragantino, 20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7414/Show/Hugo" xlink:type="simple">289Hugo</text:a><text:a xlink:href="https://1xbet.whoscored.com/Teams/1236/Show/Brazil-Coritiba" xlink:type="simple">Coritiba, </text:a>22, Forward</text:p>
          </table:table-cell>
          <table:table-cell office:value-type="string" calcext:value-type="string">
            <text:p><text:a xlink:href="https://1xbet.whoscored.com/Players/437414/Show/Hug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7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8];LEN([.A298])-3)" office:value-type="string" office:string-value="HugoCoritiba, 22, Forward" calcext:value-type="string">
            <text:p>HugoCoritiba, 22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89176/Show/Luan-Patrick" xlink:type="simple">290Luan Patrick</text:a><text:a xlink:href="https://1xbet.whoscored.com/Teams/1228/Show/Brazil-America-MG" xlink:type="simple">America MG, </text:a>20, D(C)</text:p>
          </table:table-cell>
          <table:table-cell office:value-type="string" calcext:value-type="string">
            <text:p><text:a xlink:href="https://1xbet.whoscored.com/Players/389176/Show/Luan-Patrick" xlink:type="simple"> </text:a><text:a xlink:href="https://1xbet.whoscored.com/Teams/1228/Show/Brazil-America-MG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99];LEN([.A299])-3)" office:value-type="string" office:string-value="Luan PatrickAmerica MG, 20, D(C)" calcext:value-type="string">
            <text:p>Luan PatrickAmerica MG, 20, D(C)</text:p>
          </table:table-cell>
        </table:table-row>
        <table:table-row table:style-name="ro1">
          <table:table-cell table:style-name="Default" table:number-columns-repeated="13"/>
          <table:table-cell table:formula="of:=RIGHT([.A300];LEN([.A300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330555/Show/Ronaldo" xlink:type="simple">291Ronaldo</text:a><text:a xlink:href="https://1xbet.whoscored.com/Teams/6368/Show/Brazil-Atletico-GO" xlink:type="simple">Atletico GO, </text:a>25, GK</text:p>
          </table:table-cell>
          <table:table-cell office:value-type="string" calcext:value-type="string">
            <text:p><text:a xlink:href="https://1xbet.whoscored.com/Players/330555/Show/Ronaldo" xlink:type="simple"> </text:a><text:a xlink:href="https://1xbet.whoscored.com/Teams/6368/Show/Brazil-Atletico-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301];LEN([.A301])-3)" office:value-type="string" office:string-value="RonaldoAtletico GO, 25, GK" calcext:value-type="string">
            <text:p>RonaldoAtletico GO, 25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02/Show/Fernando-Sobral" xlink:type="simple">292Fernando Sobral</text:a><text:a xlink:href="https://1xbet.whoscored.com/Teams/7334/Show/Brazil-Ceara" xlink:type="simple">Ceara, </text:a>27, M(CLR)</text:p>
          </table:table-cell>
          <table:table-cell office:value-type="string" calcext:value-type="string">
            <text:p><text:a xlink:href="https://1xbet.whoscored.com/Players/373502/Show/Fernando-Sobral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302];LEN([.A302])-3)" office:value-type="string" office:string-value="Fernando SobralCeara, 27, M(CLR)" calcext:value-type="string">
            <text:p>Fernando SobralCeara, 27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113/Show/Eduard-Atuesta" xlink:type="simple">293Eduard Atuesta</text:a><text:a xlink:href="https://1xbet.whoscored.com/Teams/1234/Show/Brazil-Palmeiras" xlink:type="simple">Palmeiras, </text:a>25, DMC</text:p>
          </table:table-cell>
          <table:table-cell office:value-type="string" calcext:value-type="string">
            <text:p><text:a xlink:href="https://1xbet.whoscored.com/Players/355113/Show/Eduard-Atuest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0(8)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79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303];LEN([.A303])-3)" office:value-type="string" office:string-value="Eduard AtuestaPalmeiras, 25, DMC" calcext:value-type="string">
            <text:p>Eduard AtuestaPalmeiras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23520/Show/Nicolás-Hernández" xlink:type="simple">294Nicolás Hernández</text:a><text:a xlink:href="https://1xbet.whoscored.com/Teams/1243/Show/Brazil-Athletico-Paranaense" xlink:type="simple">Athletico Paranaense, </text:a>24, D(C)</text:p>
          </table:table-cell>
          <table:table-cell office:value-type="string" calcext:value-type="string">
            <text:p><text:a xlink:href="https://1xbet.whoscored.com/Players/423520/Show/Nicolás-Hernández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304];LEN([.A304])-3)" office:value-type="string" office:string-value="Nicolás HernándezAthletico Paranaense, 24, D(C)" calcext:value-type="string">
            <text:p>Nicolás HernándezAthletico Paranaense, 2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7929/Show/Bruno-Tubarão" xlink:type="simple">295Bruno Tubarão</text:a><text:a xlink:href="https://1xbet.whoscored.com/Teams/5438/Show/Brazil-Red-Bull-Bragantino" xlink:type="simple">Red Bull Bragantino, </text:a>27, AM(LR)</text:p>
          </table:table-cell>
          <table:table-cell office:value-type="string" calcext:value-type="string">
            <text:p><text:a xlink:href="https://1xbet.whoscored.com/Players/417929/Show/Bruno-Tubarã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305];LEN([.A305])-3)" office:value-type="string" office:string-value="Bruno TubarãoRed Bull Bragantino, 27, AM(LR)" calcext:value-type="string">
            <text:p>Bruno TubarãoRed Bull Bragantino, 27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63173/Show/Caio-Vinícius" xlink:type="simple">296Caio Vinícius</text:a><text:a xlink:href="https://1xbet.whoscored.com/Teams/1218/Show/Brazil-Goias" xlink:type="simple">Goias, </text:a>23, M(C)</text:p>
          </table:table-cell>
          <table:table-cell office:value-type="string" calcext:value-type="string">
            <text:p><text:a xlink:href="https://1xbet.whoscored.com/Players/363173/Show/Caio-Viníciu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538" calcext:value-type="float">
            <text:p>53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8.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306];LEN([.A306])-3)" office:value-type="string" office:string-value="Caio ViníciusGoias, 23, M(C)" calcext:value-type="string">
            <text:p>Caio ViníciusGoias, 23, 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92032/Show/Eduardo-Sasha" xlink:type="simple">297Eduardo Sasha</text:a><text:a xlink:href="https://1xbet.whoscored.com/Teams/1235/Show/Brazil-Atletico-MG" xlink:type="simple">Atletico MG, </text:a>30, AM(CLR),FW</text:p>
          </table:table-cell>
          <table:table-cell office:value-type="string" calcext:value-type="string">
            <text:p><text:a xlink:href="https://1xbet.whoscored.com/Players/92032/Show/Eduardo-Sash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1</text:p>
          </table:table-cell>
          <table:table-cell table:formula="of:=RIGHT([.A307];LEN([.A307])-3)" office:value-type="string" office:string-value="Eduardo SashaAtletico MG, 30, AM(CLR),FW" calcext:value-type="string">
            <text:p>Eduardo SashaAtletico MG, 30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3183/Show/Giuliano" xlink:type="simple">298Giuliano</text:a><text:a xlink:href="https://1xbet.whoscored.com/Teams/1237/Show/Brazil-Corinthians" xlink:type="simple">Corinthians, </text:a>32, AM(CLR),FW</text:p>
          </table:table-cell>
          <table:table-cell office:value-type="string" calcext:value-type="string">
            <text:p><text:a xlink:href="https://1xbet.whoscored.com/Players/33183/Show/Giulian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3(6)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308];LEN([.A308])-3)" office:value-type="string" office:string-value="GiulianoCorinthians, 32, AM(CLR),FW" calcext:value-type="string">
            <text:p>GiulianoCorinthians, 32, A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90132/Show/Danilo-Avelar" xlink:type="simple">299Danilo Avelar</text:a><text:a xlink:href="https://1xbet.whoscored.com/Teams/1228/Show/Brazil-America-MG" xlink:type="simple">America MG, </text:a>33, D(CL),M(L)</text:p>
          </table:table-cell>
          <table:table-cell office:value-type="string" calcext:value-type="string">
            <text:p><text:a xlink:href="https://1xbet.whoscored.com/Players/90132/Show/Danilo-Avelar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15" calcext:value-type="float">
            <text:p>21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78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309];LEN([.A309])-3)" office:value-type="string" office:string-value="Danilo AvelarAmerica MG, 33, D(CL),M(L)" calcext:value-type="string">
            <text:p>Danilo AvelarAmerica MG, 33, D(C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4/Show/Bryan-Angulo" xlink:type="simple">301Bryan Angulo</text:a><text:a xlink:href="https://1xbet.whoscored.com/Teams/1241/Show/Brazil-Santos-FC" xlink:type="simple">Santos FC, </text:a>26, Forward</text:p>
          </table:table-cell>
          <table:table-cell office:value-type="string" calcext:value-type="string">
            <text:p><text:a xlink:href="https://1xbet.whoscored.com/Players/436504/Show/Bryan-Angul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7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9</text:p>
          </table:table-cell>
          <table:table-cell table:formula="of:=RIGHT([.A310];LEN([.A310])-3)" office:value-type="string" office:string-value="Bryan AnguloSantos FC, 26, Forward" calcext:value-type="string">
            <text:p>Bryan AnguloSantos FC, 26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18688/Show/Yuri" xlink:type="simple">302Yuri</text:a><text:a xlink:href="https://1xbet.whoscored.com/Teams/1220/Show/Brazil-Juventude" xlink:type="simple">Juventude, </text:a>28, D(C),DMC</text:p>
          </table:table-cell>
          <table:table-cell office:value-type="string" calcext:value-type="string">
            <text:p><text:a xlink:href="https://1xbet.whoscored.com/Players/318688/Show/Yuri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553" calcext:value-type="float">
            <text:p>55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9</text:p>
          </table:table-cell>
          <table:table-cell table:formula="of:=RIGHT([.A311];LEN([.A311])-3)" office:value-type="string" office:string-value="YuriJuventude, 28, D(C),DMC" calcext:value-type="string">
            <text:p>YuriJuventude, 28, D(C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37072/Show/Rodriguinho" xlink:type="simple">303Rodriguinho</text:a><text:a xlink:href="https://1xbet.whoscored.com/Teams/8938/Show/Brazil-Cuiaba" xlink:type="simple">Cuiaba, </text:a>34, M(CL),FW</text:p>
          </table:table-cell>
          <table:table-cell office:value-type="string" calcext:value-type="string">
            <text:p><text:a xlink:href="https://1xbet.whoscored.com/Players/137072/Show/Rodriguinho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75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9</text:p>
          </table:table-cell>
          <table:table-cell table:formula="of:=RIGHT([.A312];LEN([.A312])-3)" office:value-type="string" office:string-value="RodriguinhoCuiaba, 34, M(CL),FW" calcext:value-type="string">
            <text:p>RodriguinhoCuiaba, 34, M(CL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26506/Show/Robson" xlink:type="simple">304Robson</text:a><text:a xlink:href="https://1xbet.whoscored.com/Teams/2065/Show/Brazil-Fortaleza" xlink:type="simple">Fortaleza, </text:a>31, AM(LR),FW</text:p>
          </table:table-cell>
          <table:table-cell office:value-type="string" calcext:value-type="string">
            <text:p><text:a xlink:href="https://1xbet.whoscored.com/Players/326506/Show/Robson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3(6)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8</text:p>
          </table:table-cell>
          <table:table-cell table:formula="of:=RIGHT([.A313];LEN([.A313])-3)" office:value-type="string" office:string-value="RobsonFortaleza, 31, AM(LR),FW" calcext:value-type="string">
            <text:p>RobsonFortaleza, 31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7157/Show/Vitor-Roque" xlink:type="simple">305Vitor Roque</text:a><text:a xlink:href="https://1xbet.whoscored.com/Teams/1243/Show/Brazil-Athletico-Paranaense" xlink:type="simple">Athletico Paranaense, </text:a>17, FW</text:p>
          </table:table-cell>
          <table:table-cell office:value-type="string" calcext:value-type="string">
            <text:p><text:a xlink:href="https://1xbet.whoscored.com/Players/437157/Show/Vitor-Roque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2(6)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63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8</text:p>
          </table:table-cell>
          <table:table-cell table:formula="of:=RIGHT([.A314];LEN([.A314])-3)" office:value-type="string" office:string-value="Vitor RoqueAthletico Paranaense, 17, FW" calcext:value-type="string">
            <text:p>Vitor RoqueAthletico Paranaense, 17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763/Show/Isidro-Pitta" xlink:type="simple">306Isidro Pitta</text:a><text:a xlink:href="https://1xbet.whoscored.com/Teams/1220/Show/Brazil-Juventude" xlink:type="simple">Juventude, </text:a>23, FW</text:p>
          </table:table-cell>
          <table:table-cell office:value-type="string" calcext:value-type="string">
            <text:p><text:a xlink:href="https://1xbet.whoscored.com/Players/436763/Show/Isidro-Pitta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8(3)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8.6</text:p>
          </table:table-cell>
          <table:table-cell office:value-type="string" calcext:value-type="string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8</text:p>
          </table:table-cell>
          <table:table-cell table:formula="of:=RIGHT([.A315];LEN([.A315])-3)" office:value-type="string" office:string-value="Isidro PittaJuventude, 23, FW" calcext:value-type="string">
            <text:p>Isidro PittaJuventude, 23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14123/Show/Auremir" xlink:type="simple">307Auremir</text:a><text:a xlink:href="https://1xbet.whoscored.com/Teams/1218/Show/Brazil-Goias" xlink:type="simple">Goias, </text:a>30, D(R),DMC</text:p>
          </table:table-cell>
          <table:table-cell office:value-type="string" calcext:value-type="string">
            <text:p><text:a xlink:href="https://1xbet.whoscored.com/Players/114123/Show/Auremir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155" calcext:value-type="float">
            <text:p>15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2.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316];LEN([.A316])-3)" office:value-type="string" office:string-value="AuremirGoias, 30, D(R),DMC" calcext:value-type="string">
            <text:p>AuremirGoias, 30, D(R),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17791/Show/João-Ricardo" xlink:type="simple">308João Ricardo</text:a><text:a xlink:href="https://1xbet.whoscored.com/Teams/7334/Show/Brazil-Ceara" xlink:type="simple">Ceara, </text:a>33, GK</text:p>
          </table:table-cell>
          <table:table-cell office:value-type="string" calcext:value-type="string">
            <text:p><text:a xlink:href="https://1xbet.whoscored.com/Players/317791/Show/João-Ricardo" xlink:type="simple"> </text:a><text:a xlink:href="https://1xbet.whoscored.com/Teams/7334/Show/Brazil-Cear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75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317];LEN([.A317])-3)" office:value-type="string" office:string-value="João RicardoCeara, 33, GK" calcext:value-type="string">
            <text:p>João RicardoCeara, 33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56762/Show/Richardson" xlink:type="simple">309Richardson</text:a><text:a xlink:href="https://1xbet.whoscored.com/Teams/7334/Show/Brazil-Ceara" xlink:type="simple">Ceara, </text:a>30, DMC</text:p>
          </table:table-cell>
          <table:table-cell office:value-type="string" calcext:value-type="string">
            <text:p><text:a xlink:href="https://1xbet.whoscored.com/Players/356762/Show/Richardson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556" calcext:value-type="float">
            <text:p>55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318];LEN([.A318])-3)" office:value-type="string" office:string-value="RichardsonCeara, 30, DMC" calcext:value-type="string">
            <text:p>RichardsonCeara, 30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80650/Show/Arthur-Henrique" xlink:type="simple">310Arthur Henrique</text:a><text:a xlink:href="https://1xbet.whoscored.com/Teams/6368/Show/Brazil-Atletico-GO" xlink:type="simple">Atletico GO, </text:a>28, D(L),M(L)</text:p>
          </table:table-cell>
          <table:table-cell office:value-type="string" calcext:value-type="string">
            <text:p><text:a xlink:href="https://1xbet.whoscored.com/Players/380650/Show/Arthur-Henrique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166" calcext:value-type="float">
            <text:p>16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319];LEN([.A319])-3)" office:value-type="string" office:string-value="Arthur HenriqueAtletico GO, 28, D(L),M(L)" calcext:value-type="string">
            <text:p>Arthur HenriqueAtletico GO, 28, D(L),M(L)</text:p>
          </table:table-cell>
        </table:table-row>
        <table:table-row table:style-name="ro1">
          <table:table-cell table:style-name="Default" table:number-columns-repeated="13"/>
          <table:table-cell table:formula="of:=RIGHT([.A320];LEN([.A320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149574/Show/Victor-Luis" xlink:type="simple">311Victor Luis</text:a><text:a xlink:href="https://1xbet.whoscored.com/Teams/7334/Show/Brazil-Ceara" xlink:type="simple">Ceara, </text:a>29, D(L),M(CL)</text:p>
          </table:table-cell>
          <table:table-cell office:value-type="string" calcext:value-type="string">
            <text:p><text:a xlink:href="https://1xbet.whoscored.com/Players/149574/Show/Victor-Luis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339" calcext:value-type="float">
            <text:p>33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84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321];LEN([.A321])-3)" office:value-type="string" office:string-value="Victor LuisCeara, 29, D(L),M(CL)" calcext:value-type="string">
            <text:p>Victor LuisCeara, 29, D(L),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360049/Show/Edinho" xlink:type="simple">312Edinho</text:a><text:a xlink:href="https://1xbet.whoscored.com/Teams/1220/Show/Brazil-Juventude" xlink:type="simple">Juventude, </text:a>28, AM(LR)</text:p>
          </table:table-cell>
          <table:table-cell office:value-type="string" calcext:value-type="string">
            <text:p><text:a xlink:href="https://1xbet.whoscored.com/Players/360049/Show/Edinho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322];LEN([.A322])-3)" office:value-type="string" office:string-value="EdinhoJuventude, 28, AM(LR)" calcext:value-type="string">
            <text:p>EdinhoJuventude, 28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42410/Show/Nathan" xlink:type="simple">313Nathan</text:a><text:a xlink:href="https://1xbet.whoscored.com/Teams/1232/Show/Brazil-Fluminense" xlink:type="simple">Fluminense, </text:a>26, M(CL)</text:p>
          </table:table-cell>
          <table:table-cell office:value-type="string" calcext:value-type="string">
            <text:p><text:a xlink:href="https://1xbet.whoscored.com/Players/142410/Show/Nathan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323];LEN([.A323])-3)" office:value-type="string" office:string-value="NathanFluminense, 26, M(CL)" calcext:value-type="string">
            <text:p>NathanFluminense, 26, 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129/Show/Capixaba" xlink:type="simple">314Capixaba</text:a><text:a xlink:href="https://1xbet.whoscored.com/Teams/1220/Show/Brazil-Juventude" xlink:type="simple">Juventude, </text:a>25, AM(LR)</text:p>
          </table:table-cell>
          <table:table-cell office:value-type="string" calcext:value-type="string">
            <text:p><text:a xlink:href="https://1xbet.whoscored.com/Players/318129/Show/Capixaba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20" calcext:value-type="float">
            <text:p>32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8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6</text:p>
          </table:table-cell>
          <table:table-cell table:formula="of:=RIGHT([.A324];LEN([.A324])-3)" office:value-type="string" office:string-value="CapixabaJuventude, 25, AM(LR)" calcext:value-type="string">
            <text:p>CapixabaJuventude, 25, AM(LR)</text:p>
          </table:table-cell>
        </table:table-row>
        <table:table-row table:style-name="ro4">
          <table:table-cell office:value-type="string" calcext:value-type="string">
            <text:p><text:a xlink:href="https://1xbet.whoscored.com/Players/337897/Show/Matheus-Peixoto" xlink:type="simple">315Matheus Peixot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337897/Show/Matheus-Peixot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194" calcext:value-type="float">
            <text:p>19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7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6</text:p>
          </table:table-cell>
          <table:table-cell table:formula="of:=RIGHT([.A325];LEN([.A325])-3)" office:value-type="string" office:string-value="Matheus PeixotoCeara, 26, FW" calcext:value-type="string">
            <text:p>Matheus PeixotoCeara, 26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74573/Show/André" xlink:type="simple">316André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74573/Show/André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71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5</text:p>
          </table:table-cell>
          <table:table-cell table:formula="of:=RIGHT([.A326];LEN([.A326])-3)" office:value-type="string" office:string-value="AndréCuiaba, 31, FW" calcext:value-type="string">
            <text:p>AndréCuiaba, 31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97498/Show/Natanael" xlink:type="simple">317Natanael</text:a><text:a xlink:href="https://1xbet.whoscored.com/Teams/1236/Show/Brazil-Coritiba" xlink:type="simple">Coritiba, </text:a>20, D(R)</text:p>
          </table:table-cell>
          <table:table-cell office:value-type="string" calcext:value-type="string">
            <text:p><text:a xlink:href="https://1xbet.whoscored.com/Players/397498/Show/Natanael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224" calcext:value-type="float">
            <text:p>22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75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5</text:p>
          </table:table-cell>
          <table:table-cell table:formula="of:=RIGHT([.A327];LEN([.A327])-3)" office:value-type="string" office:string-value="NatanaelCoritiba, 20, D(R)" calcext:value-type="string">
            <text:p>NatanaelCoritiba, 20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666/Show/Vitinho" xlink:type="simple">318Vitinho</text:a><text:a xlink:href="https://1xbet.whoscored.com/Teams/1243/Show/Brazil-Athletico-Paranaense" xlink:type="simple">Athletico Paranaense, </text:a>23, AM(L)</text:p>
          </table:table-cell>
          <table:table-cell office:value-type="string" calcext:value-type="string">
            <text:p><text:a xlink:href="https://1xbet.whoscored.com/Players/373666/Show/Vitinh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75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5</text:p>
          </table:table-cell>
          <table:table-cell table:formula="of:=RIGHT([.A328];LEN([.A328])-3)" office:value-type="string" office:string-value="VitinhoAthletico Paranaense, 23, AM(L)" calcext:value-type="string">
            <text:p>VitinhoAthletico Paranaense, 23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96454/Show/Júnior-Moraes" xlink:type="simple">319Júnior Moraes</text:a><text:a xlink:href="https://1xbet.whoscored.com/Teams/1237/Show/Brazil-Corinthians" xlink:type="simple">Corinthians, </text:a>35, FW</text:p>
          </table:table-cell>
          <table:table-cell office:value-type="string" calcext:value-type="string">
            <text:p><text:a xlink:href="https://1xbet.whoscored.com/Players/296454/Show/Júnior-Moraes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20" calcext:value-type="float">
            <text:p>22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4</text:p>
          </table:table-cell>
          <table:table-cell table:formula="of:=RIGHT([.A329];LEN([.A329])-3)" office:value-type="string" office:string-value="Júnior MoraesCorinthians, 35, FW" calcext:value-type="string">
            <text:p>Júnior MoraesCorinthians, 35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05116/Show/Diego-Churín" xlink:type="simple">320Diego Churín</text:a><text:a xlink:href="https://1xbet.whoscored.com/Teams/6368/Show/Brazil-Atletico-GO" xlink:type="simple">Atletico GO, </text:a>32, FW</text:p>
          </table:table-cell>
          <table:table-cell office:value-type="string" calcext:value-type="string">
            <text:p><text:a xlink:href="https://1xbet.whoscored.com/Players/405116/Show/Diego-Churí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5(6)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4</text:p>
          </table:table-cell>
          <table:table-cell table:formula="of:=RIGHT([.A330];LEN([.A330])-3)" office:value-type="string" office:string-value="Diego ChurínAtletico GO, 32, FW" calcext:value-type="string">
            <text:p>Diego ChurínAtletico GO, 32, FW</text:p>
          </table:table-cell>
        </table:table-row>
        <table:table-row table:style-name="ro1">
          <table:table-cell table:style-name="Default" table:number-columns-repeated="13"/>
          <table:table-cell table:formula="of:=RIGHT([.A331];LEN([.A331])-3)" office:value-type="string" office:string-value="" calcext:value-type="error">
            <text:p>Erro:502</text:p>
          </table:table-cell>
        </table:table-row>
        <table:table-row table:style-name="ro1">
          <table:table-cell table:style-name="Default" table:number-columns-repeated="13"/>
          <table:table-cell table:formula="of:=RIGHT([.A332];LEN([.A332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39220/Show/Luan-Dias" xlink:type="simple">321Luan Dias</text:a><text:a xlink:href="https://1xbet.whoscored.com/Teams/1218/Show/Brazil-Goias" xlink:type="simple">Goias, </text:a>25, Forward</text:p>
          </table:table-cell>
          <table:table-cell office:value-type="string" calcext:value-type="string">
            <text:p><text:a xlink:href="https://1xbet.whoscored.com/Players/439220/Show/Luan-Dia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8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2</text:p>
          </table:table-cell>
          <table:table-cell table:formula="of:=RIGHT([.A333];LEN([.A333])-3)" office:value-type="string" office:string-value="Luan DiasGoias, 25, Forward" calcext:value-type="string">
            <text:p>Luan DiasGoias, 25, Forward</text:p>
          </table:table-cell>
        </table:table-row>
        <table:table-row table:style-name="ro3">
          <table:table-cell office:value-type="string" calcext:value-type="string">
            <text:p><text:a xlink:href="https://1xbet.whoscored.com/Players/337301/Show/Shaylon" xlink:type="simple">322Shaylon</text:a><text:a xlink:href="https://1xbet.whoscored.com/Teams/6368/Show/Brazil-Atletico-GO" xlink:type="simple">Atletico GO, </text:a>25, D(R),M(CR)</text:p>
          </table:table-cell>
          <table:table-cell office:value-type="string" calcext:value-type="string">
            <text:p><text:a xlink:href="https://1xbet.whoscored.com/Players/337301/Show/Shaylo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84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1</text:p>
          </table:table-cell>
          <table:table-cell table:formula="of:=RIGHT([.A334];LEN([.A334])-3)" office:value-type="string" office:string-value="ShaylonAtletico GO, 25, D(R),M(CR)" calcext:value-type="string">
            <text:p>ShaylonAtletico GO, 25, D(R),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965/Show/Roni" xlink:type="simple">323Roni</text:a><text:a xlink:href="https://1xbet.whoscored.com/Teams/1237/Show/Brazil-Corinthians" xlink:type="simple">Corinthians, </text:a>23, M(C)</text:p>
          </table:table-cell>
          <table:table-cell office:value-type="string" calcext:value-type="string">
            <text:p><text:a xlink:href="https://1xbet.whoscored.com/Players/397965/Show/Roni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  <table:table-cell table:formula="of:=RIGHT([.A335];LEN([.A335])-3)" office:value-type="string" office:string-value="RoniCorinthians, 23, M(C)" calcext:value-type="string">
            <text:p>RoniCorinthians, 23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68249/Show/Camacho" xlink:type="simple">324Camacho</text:a><text:a xlink:href="https://1xbet.whoscored.com/Teams/1241/Show/Brazil-Santos-FC" xlink:type="simple">Santos FC, </text:a>32, DMC</text:p>
          </table:table-cell>
          <table:table-cell office:value-type="string" calcext:value-type="string">
            <text:p><text:a xlink:href="https://1xbet.whoscored.com/Players/68249/Show/Camach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7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  <table:table-cell table:formula="of:=RIGHT([.A336];LEN([.A336])-3)" office:value-type="string" office:string-value="CamachoSantos FC, 32, DMC" calcext:value-type="string">
            <text:p>CamachoSantos FC, 32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22661/Show/Jean-Cléber" xlink:type="simple">325Jean Cléber</text:a><text:a xlink:href="https://1xbet.whoscored.com/Teams/4619/Show/Brazil-Avai-FC" xlink:type="simple">Avai FC, </text:a>32, M(C)</text:p>
          </table:table-cell>
          <table:table-cell office:value-type="string" calcext:value-type="string">
            <text:p><text:a xlink:href="https://1xbet.whoscored.com/Players/322661/Show/Jean-Cléber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  <table:table-cell table:formula="of:=RIGHT([.A337];LEN([.A337])-3)" office:value-type="string" office:string-value="Jean CléberAvai FC, 32, M(C)" calcext:value-type="string">
            <text:p>Jean CléberAvai FC, 32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88653/Show/Léo-Pereira" xlink:type="simple">326Léo Pereira</text:a><text:a xlink:href="https://1xbet.whoscored.com/Teams/6368/Show/Brazil-Atletico-GO" xlink:type="simple">Atletico GO, </text:a>22, AM(LR)</text:p>
          </table:table-cell>
          <table:table-cell office:value-type="string" calcext:value-type="string">
            <text:p><text:a xlink:href="https://1xbet.whoscored.com/Players/388653/Show/Léo-Pereira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75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  <table:table-cell table:formula="of:=RIGHT([.A338];LEN([.A338])-3)" office:value-type="string" office:string-value="Léo PereiraAtletico GO, 22, AM(LR)" calcext:value-type="string">
            <text:p>Léo PereiraAtletico GO, 22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7656/Show/Tchê-Tchê" xlink:type="simple">327Tchê Tchê</text:a><text:a xlink:href="https://1xbet.whoscored.com/Teams/1227/Show/Brazil-Botafogo-RJ" xlink:type="simple">Botafogo RJ, </text:a>29, M(CR)</text:p>
          </table:table-cell>
          <table:table-cell office:value-type="string" calcext:value-type="string">
            <text:p><text:a xlink:href="https://1xbet.whoscored.com/Players/317656/Show/Tchê-Tchê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0</text:p>
          </table:table-cell>
          <table:table-cell table:formula="of:=RIGHT([.A339];LEN([.A339])-3)" office:value-type="string" office:string-value="Tchê TchêBotafogo RJ, 29, M(CR)" calcext:value-type="string">
            <text:p>Tchê TchêBotafogo RJ, 29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42608/Show/Jean-Pyerre" xlink:type="simple">328Jean Pyerre</text:a><text:a xlink:href="https://1xbet.whoscored.com/Teams/4619/Show/Brazil-Avai-FC" xlink:type="simple">Avai FC, </text:a>24, AM(C)</text:p>
          </table:table-cell>
          <table:table-cell office:value-type="string" calcext:value-type="string">
            <text:p><text:a xlink:href="https://1xbet.whoscored.com/Players/342608/Show/Jean-Pyerre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0(8)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0</text:p>
          </table:table-cell>
          <table:table-cell table:formula="of:=RIGHT([.A340];LEN([.A340])-3)" office:value-type="string" office:string-value="Jean PyerreAvai FC, 24, AM(C)" calcext:value-type="string">
            <text:p>Jean PyerreAvai FC, 24, AM(C)</text:p>
          </table:table-cell>
        </table:table-row>
        <table:table-row table:style-name="ro3">
          <table:table-cell office:value-type="string" calcext:value-type="string">
            <text:p><text:a xlink:href="https://1xbet.whoscored.com/Players/77883/Show/Marcelo" xlink:type="simple">329Marcelo</text:a><text:a xlink:href="https://1xbet.whoscored.com/Teams/1243/Show/Brazil-Athletico-Paranaense" xlink:type="simple">Athletico Paranaense, </text:a>30, AM(CR),FW</text:p>
          </table:table-cell>
          <table:table-cell office:value-type="string" calcext:value-type="string">
            <text:p><text:a xlink:href="https://1xbet.whoscored.com/Players/77883/Show/Marce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90" calcext:value-type="float">
            <text:p>2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60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0</text:p>
          </table:table-cell>
          <table:table-cell table:formula="of:=RIGHT([.A341];LEN([.A341])-3)" office:value-type="string" office:string-value="MarceloAthletico Paranaense, 30, AM(CR),FW" calcext:value-type="string">
            <text:p>MarceloAthletico Paranaense, 30, AM(C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37973/Show/Marcão-Silva" xlink:type="simple">331Marcão Silva</text:a><text:a xlink:href="https://1xbet.whoscored.com/Teams/8938/Show/Brazil-Cuiaba" xlink:type="simple">Cuiaba, </text:a>31, DMC</text:p>
          </table:table-cell>
          <table:table-cell office:value-type="string" calcext:value-type="string">
            <text:p><text:a xlink:href="https://1xbet.whoscored.com/Players/337973/Show/Marcão-Silva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202" calcext:value-type="float">
            <text:p>20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8</text:p>
          </table:table-cell>
          <table:table-cell table:formula="of:=RIGHT([.A342];LEN([.A342])-3)" office:value-type="string" office:string-value="Marcão SilvaCuiaba, 31, DMC" calcext:value-type="string">
            <text:p>Marcão SilvaCuiaba, 3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99736/Show/Guilherme-Biro" xlink:type="simple">332Guilherme Biro</text:a><text:a xlink:href="https://1xbet.whoscored.com/Teams/1236/Show/Brazil-Coritiba" xlink:type="simple">Coritiba, </text:a>22, D(L)</text:p>
          </table:table-cell>
          <table:table-cell office:value-type="string" calcext:value-type="string">
            <text:p><text:a xlink:href="https://1xbet.whoscored.com/Players/399736/Show/Guilherme-Bir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5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8</text:p>
          </table:table-cell>
          <table:table-cell table:formula="of:=RIGHT([.A343];LEN([.A343])-3)" office:value-type="string" office:string-value="Guilherme BiroCoritiba, 22, D(L)" calcext:value-type="string">
            <text:p>Guilherme BiroCoritiba, 22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1230/Show/William-Matheus" xlink:type="simple">333William Matheus</text:a><text:a xlink:href="https://1xbet.whoscored.com/Teams/1220/Show/Brazil-Juventude" xlink:type="simple">Juventude, </text:a>32, D(L),M(L)</text:p>
          </table:table-cell>
          <table:table-cell office:value-type="string" calcext:value-type="string">
            <text:p><text:a xlink:href="https://1xbet.whoscored.com/Players/41230/Show/William-Matheus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76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8</text:p>
          </table:table-cell>
          <table:table-cell table:formula="of:=RIGHT([.A344];LEN([.A344])-3)" office:value-type="string" office:string-value="William MatheusJuventude, 32, D(L),M(L)" calcext:value-type="string">
            <text:p>William MatheusJuventude, 32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136670/Show/Rodrigo-Lindoso" xlink:type="simple">334Rodrigo Lindoso</text:a><text:a xlink:href="https://1xbet.whoscored.com/Teams/7334/Show/Brazil-Ceara" xlink:type="simple">Ceara, </text:a>33, DMC</text:p>
          </table:table-cell>
          <table:table-cell office:value-type="string" calcext:value-type="string">
            <text:p><text:a xlink:href="https://1xbet.whoscored.com/Players/136670/Show/Rodrigo-Lindos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6.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table:formula="of:=RIGHT([.A345];LEN([.A345])-3)" office:value-type="string" office:string-value="Rodrigo LindosoCeara, 33, DMC" calcext:value-type="string">
            <text:p>Rodrigo LindosoCeara, 33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28/Show/Matheus-Nascimento" xlink:type="simple">335Matheus Nascimento</text:a><text:a xlink:href="https://1xbet.whoscored.com/Teams/1227/Show/Brazil-Botafogo-RJ" xlink:type="simple">Botafogo RJ, </text:a>18, FW</text:p>
          </table:table-cell>
          <table:table-cell office:value-type="string" calcext:value-type="string">
            <text:p><text:a xlink:href="https://1xbet.whoscored.com/Players/397828/Show/Matheus-Nasciment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2(7)</text:p>
          </table:table-cell>
          <table:table-cell office:value-type="float" office:value="259" calcext:value-type="float">
            <text:p>25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table:formula="of:=RIGHT([.A346];LEN([.A346])-3)" office:value-type="string" office:string-value="Matheus NascimentoBotafogo RJ, 18, FW" calcext:value-type="string">
            <text:p>Matheus NascimentoBotafogo RJ, 18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7125/Show/Adrián-Martínez" xlink:type="simple">336Adrián Martínez</text:a><text:a xlink:href="https://1xbet.whoscored.com/Teams/1236/Show/Brazil-Coritiba" xlink:type="simple">Coritiba, </text:a>30, FW</text:p>
          </table:table-cell>
          <table:table-cell office:value-type="string" calcext:value-type="string">
            <text:p><text:a xlink:href="https://1xbet.whoscored.com/Players/437125/Show/Adrián-Martínez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table:formula="of:=RIGHT([.A347];LEN([.A347])-3)" office:value-type="string" office:string-value="Adrián MartínezCoritiba, 30, FW" calcext:value-type="string">
            <text:p>Adrián MartínezCoritiba, 30, FW</text:p>
          </table:table-cell>
        </table:table-row>
        <table:table-row table:style-name="ro3">
          <table:table-cell office:value-type="string" calcext:value-type="string">
            <text:p><text:a xlink:href="https://1xbet.whoscored.com/Players/317762/Show/David" xlink:type="simple">337David</text:a><text:a xlink:href="https://1xbet.whoscored.com/Teams/1219/Show/Brazil-Internacional" xlink:type="simple">Internacional, </text:a>26, AM(CLR),FW</text:p>
          </table:table-cell>
          <table:table-cell office:value-type="string" calcext:value-type="string">
            <text:p><text:a xlink:href="https://1xbet.whoscored.com/Players/317762/Show/David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table:formula="of:=RIGHT([.A348];LEN([.A348])-3)" office:value-type="string" office:string-value="DavidInternacional, 26, AM(CLR),FW" calcext:value-type="string">
            <text:p>DavidInternacional, 26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74692/Show/Ricardo-Goulart" xlink:type="simple">338Ricardo Goulart</text:a><text:a xlink:href="https://1xbet.whoscored.com/Teams/1241/Show/Brazil-Santos-FC" xlink:type="simple">Santos FC, </text:a>31, AM(CR),FW</text:p>
          </table:table-cell>
          <table:table-cell office:value-type="string" calcext:value-type="string">
            <text:p><text:a xlink:href="https://1xbet.whoscored.com/Players/74692/Show/Ricardo-Goulart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table:formula="of:=RIGHT([.A349];LEN([.A349])-3)" office:value-type="string" office:string-value="Ricardo GoulartSantos FC, 31, AM(CR),FW" calcext:value-type="string">
            <text:p>Ricardo GoulartSantos FC, 31, AM(C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2377/Show/Éder" xlink:type="simple">339Éder</text:a><text:a xlink:href="https://1xbet.whoscored.com/Teams/1224/Show/Brazil-Sao-Paulo" xlink:type="simple">Sao Paulo, </text:a>35, AM(CLR),FW</text:p>
          </table:table-cell>
          <table:table-cell office:value-type="string" calcext:value-type="string">
            <text:p><text:a xlink:href="https://1xbet.whoscored.com/Players/22377/Show/Éder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31" calcext:value-type="float">
            <text:p>33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83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  <table:table-cell table:formula="of:=RIGHT([.A350];LEN([.A350])-3)" office:value-type="string" office:string-value="ÉderSao Paulo, 35, AM(CLR),FW" calcext:value-type="string">
            <text:p>ÉderSao Paulo, 35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0768/Show/David-Braz" xlink:type="simple">340David Braz</text:a><text:a xlink:href="https://1xbet.whoscored.com/Teams/1232/Show/Brazil-Fluminense" xlink:type="simple">Fluminense, </text:a>35, D(C)</text:p>
          </table:table-cell>
          <table:table-cell office:value-type="string" calcext:value-type="string">
            <text:p><text:a xlink:href="https://1xbet.whoscored.com/Players/40768/Show/David-Braz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87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  <table:table-cell table:formula="of:=RIGHT([.A351];LEN([.A351])-3)" office:value-type="string" office:string-value="David BrazFluminense, 35, D(C)" calcext:value-type="string">
            <text:p>David BrazFluminense, 35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67199/Show/Míchel-Macedo" xlink:type="simple">341Míchel Macedo</text:a><text:a xlink:href="https://1xbet.whoscored.com/Teams/7334/Show/Brazil-Ceara" xlink:type="simple">Ceara, </text:a>32, D(R)</text:p>
          </table:table-cell>
          <table:table-cell office:value-type="string" calcext:value-type="string">
            <text:p><text:a xlink:href="https://1xbet.whoscored.com/Players/67199/Show/Míchel-Maced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8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5</text:p>
          </table:table-cell>
          <table:table-cell table:formula="of:=RIGHT([.A352];LEN([.A352])-3)" office:value-type="string" office:string-value="Míchel MacedoCeara, 32, D(R)" calcext:value-type="string">
            <text:p>Míchel MacedoCeara, 32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31458/Show/Léo-Cittadini" xlink:type="simple">342Léo Cittadini</text:a><text:a xlink:href="https://1xbet.whoscored.com/Teams/1243/Show/Brazil-Athletico-Paranaense" xlink:type="simple">Athletico Paranaense, </text:a>28, M(CLR)</text:p>
          </table:table-cell>
          <table:table-cell office:value-type="string" calcext:value-type="string">
            <text:p><text:a xlink:href="https://1xbet.whoscored.com/Players/131458/Show/Léo-Cittadini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0(6)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7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5</text:p>
          </table:table-cell>
          <table:table-cell table:formula="of:=RIGHT([.A353];LEN([.A353])-3)" office:value-type="string" office:string-value="Léo CittadiniAthletico Paranaense, 28, M(CLR)" calcext:value-type="string">
            <text:p>Léo CittadiniAthletico Paranaense, 28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33808/Show/Emiliano-Rigoni" xlink:type="simple">343Emiliano Rigoni</text:a><text:a xlink:href="https://1xbet.whoscored.com/Teams/1224/Show/Brazil-Sao-Paulo" xlink:type="simple">Sao Paulo, </text:a>29, M(CLR),FW</text:p>
          </table:table-cell>
          <table:table-cell office:value-type="string" calcext:value-type="string">
            <text:p><text:a xlink:href="https://1xbet.whoscored.com/Players/133808/Show/Emiliano-Rigoni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5</text:p>
          </table:table-cell>
          <table:table-cell table:formula="of:=RIGHT([.A354];LEN([.A354])-3)" office:value-type="string" office:string-value="Emiliano RigoniSao Paulo, 29, M(CLR),FW" calcext:value-type="string">
            <text:p>Emiliano RigoniSao Paulo, 29, 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78546/Show/Edson-Fernando" xlink:type="simple">344Edson Fernando</text:a><text:a xlink:href="https://1xbet.whoscored.com/Teams/6368/Show/Brazil-Atletico-GO" xlink:type="simple">Atletico GO, </text:a>24, DMC</text:p>
          </table:table-cell>
          <table:table-cell office:value-type="string" calcext:value-type="string">
            <text:p><text:a xlink:href="https://1xbet.whoscored.com/Players/378546/Show/Edson-Fernand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94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5</text:p>
          </table:table-cell>
          <table:table-cell table:formula="of:=RIGHT([.A355];LEN([.A355])-3)" office:value-type="string" office:string-value="Edson FernandoAtletico GO, 24, DMC" calcext:value-type="string">
            <text:p>Edson FernandoAtletico GO, 24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1061/Show/Wellington" xlink:type="simple">345Wellington</text:a><text:a xlink:href="https://1xbet.whoscored.com/Teams/1232/Show/Brazil-Fluminense" xlink:type="simple">Fluminense, </text:a>31, DMC</text:p>
          </table:table-cell>
          <table:table-cell office:value-type="string" calcext:value-type="string">
            <text:p><text:a xlink:href="https://1xbet.whoscored.com/Players/41061/Show/Wellington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87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4</text:p>
          </table:table-cell>
          <table:table-cell table:formula="of:=RIGHT([.A356];LEN([.A356])-3)" office:value-type="string" office:string-value="WellingtonFluminense, 31, DMC" calcext:value-type="string">
            <text:p>WellingtonFluminense, 3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84420/Show/Sandry" xlink:type="simple">346Sandry</text:a><text:a xlink:href="https://1xbet.whoscored.com/Teams/1241/Show/Brazil-Santos-FC" xlink:type="simple">Santos FC, </text:a>19, DMC</text:p>
          </table:table-cell>
          <table:table-cell office:value-type="string" calcext:value-type="string">
            <text:p><text:a xlink:href="https://1xbet.whoscored.com/Players/384420/Show/Sandry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186" calcext:value-type="float">
            <text:p>18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formula="of:=RIGHT([.A357];LEN([.A357])-3)" office:value-type="string" office:string-value="SandrySantos FC, 19, DMC" calcext:value-type="string">
            <text:p>SandrySantos FC, 19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78598/Show/Vitor-Mendes" xlink:type="simple">347Vitor Mendes</text:a><text:a xlink:href="https://1xbet.whoscored.com/Teams/1220/Show/Brazil-Juventude" xlink:type="simple">Juventude, </text:a>23, D(C)</text:p>
          </table:table-cell>
          <table:table-cell office:value-type="string" calcext:value-type="string">
            <text:p><text:a xlink:href="https://1xbet.whoscored.com/Players/378598/Show/Vitor-Mendes" xlink:type="simple"> </text:a><text:a xlink:href="https://1xbet.whoscored.com/Teams/1220/Show/Brazil-Juventude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42" calcext:value-type="float">
            <text:p>44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2</text:p>
          </table:table-cell>
          <table:table-cell table:formula="of:=RIGHT([.A358];LEN([.A358])-3)" office:value-type="string" office:string-value="Vitor MendesJuventude, 23, D(C)" calcext:value-type="string">
            <text:p>Vitor MendesJuventude, 2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06285/Show/Breno-Lopes" xlink:type="simple">348Breno Lopes</text:a><text:a xlink:href="https://1xbet.whoscored.com/Teams/1234/Show/Brazil-Palmeiras" xlink:type="simple">Palmeiras, </text:a>26, AM(R)</text:p>
          </table:table-cell>
          <table:table-cell office:value-type="string" calcext:value-type="string">
            <text:p><text:a xlink:href="https://1xbet.whoscored.com/Players/406285/Show/Breno-Lopes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0(6)</text:p>
          </table:table-cell>
          <table:table-cell office:value-type="float" office:value="89" calcext:value-type="float">
            <text:p>8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8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1</text:p>
          </table:table-cell>
          <table:table-cell table:formula="of:=RIGHT([.A359];LEN([.A359])-3)" office:value-type="string" office:string-value="Breno LopesPalmeiras, 26, AM(R)" calcext:value-type="string">
            <text:p>Breno LopesPalmeiras, 26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59/Show/Clayton" xlink:type="simple">349Clayton</text:a><text:a xlink:href="https://1xbet.whoscored.com/Teams/1236/Show/Brazil-Coritiba" xlink:type="simple">Coritiba, </text:a>23, Forward</text:p>
          </table:table-cell>
          <table:table-cell office:value-type="string" calcext:value-type="string">
            <text:p><text:a xlink:href="https://1xbet.whoscored.com/Players/436559/Show/Clayton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1(4)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9</text:p>
          </table:table-cell>
          <table:table-cell table:formula="of:=RIGHT([.A360];LEN([.A360])-3)" office:value-type="string" office:string-value="ClaytonCoritiba, 23, Forward" calcext:value-type="string">
            <text:p>ClaytonCoritiba, 23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21613/Show/Wellington-Paulista" xlink:type="simple">350Wellington Paulista</text:a><text:a xlink:href="https://1xbet.whoscored.com/Teams/1228/Show/Brazil-America-MG" xlink:type="simple">America MG, </text:a>39, AM(R),FW</text:p>
          </table:table-cell>
          <table:table-cell office:value-type="string" calcext:value-type="string">
            <text:p><text:a xlink:href="https://1xbet.whoscored.com/Players/21613/Show/Wellington-Paulista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191" calcext:value-type="float">
            <text:p>19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9</text:p>
          </table:table-cell>
          <table:table-cell table:formula="of:=RIGHT([.A361];LEN([.A361])-3)" office:value-type="string" office:string-value="Wellington PaulistaAmerica MG, 39, AM(R),FW" calcext:value-type="string">
            <text:p>Wellington PaulistaAmerica MG, 39, AM(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2407/Show/Régis" xlink:type="simple">351Régis</text:a><text:a xlink:href="https://1xbet.whoscored.com/Teams/1236/Show/Brazil-Coritiba" xlink:type="simple">Coritiba, </text:a>29, AM(C)</text:p>
          </table:table-cell>
          <table:table-cell office:value-type="string" calcext:value-type="string">
            <text:p><text:a xlink:href="https://1xbet.whoscored.com/Players/132407/Show/Régis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260" calcext:value-type="float">
            <text:p>26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9</text:p>
          </table:table-cell>
          <table:table-cell table:formula="of:=RIGHT([.A362];LEN([.A362])-3)" office:value-type="string" office:string-value="RégisCoritiba, 29, AM(C)" calcext:value-type="string">
            <text:p>RégisCoritiba, 29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91094/Show/Silvio-Romero" xlink:type="simple">352Silvio Romero</text:a><text:a xlink:href="https://1xbet.whoscored.com/Teams/2065/Show/Brazil-Fortaleza" xlink:type="simple">Fortaleza, </text:a>34, AM(R),FW</text:p>
          </table:table-cell>
          <table:table-cell office:value-type="string" calcext:value-type="string">
            <text:p><text:a xlink:href="https://1xbet.whoscored.com/Players/91094/Show/Silvio-Romero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486" calcext:value-type="float">
            <text:p>48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8</text:p>
          </table:table-cell>
          <table:table-cell table:formula="of:=RIGHT([.A363];LEN([.A363])-3)" office:value-type="string" office:string-value="Silvio RomeroFortaleza, 34, AM(R),FW" calcext:value-type="string">
            <text:p>Silvio RomeroFortaleza, 34, AM(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101772/Show/Willian" xlink:type="simple">353Willian</text:a><text:a xlink:href="https://1xbet.whoscored.com/Teams/1232/Show/Brazil-Fluminense" xlink:type="simple">Fluminense, </text:a>35, AM(CLR),FW</text:p>
          </table:table-cell>
          <table:table-cell office:value-type="string" calcext:value-type="string">
            <text:p><text:a xlink:href="https://1xbet.whoscored.com/Players/101772/Show/Willian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2(8)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4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8</text:p>
          </table:table-cell>
          <table:table-cell table:formula="of:=RIGHT([.A364];LEN([.A364])-3)" office:value-type="string" office:string-value="WillianFluminense, 35, AM(CLR),FW" calcext:value-type="string">
            <text:p>WillianFluminense, 35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22211/Show/Renato-Júnior" xlink:type="simple">354Renato Júnior</text:a><text:a xlink:href="https://1xbet.whoscored.com/Teams/1218/Show/Brazil-Goias" xlink:type="simple">Goias, </text:a>20, Forward</text:p>
          </table:table-cell>
          <table:table-cell office:value-type="string" calcext:value-type="string">
            <text:p><text:a xlink:href="https://1xbet.whoscored.com/Players/422211/Show/Renato-Júnior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0(8)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88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8</text:p>
          </table:table-cell>
          <table:table-cell table:formula="of:=RIGHT([.A365];LEN([.A365])-3)" office:value-type="string" office:string-value="Renato JúniorGoias, 20, Forward" calcext:value-type="string">
            <text:p>Renato JúniorGoias, 20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63129/Show/Eric-Ramires" xlink:type="simple">355Eric Ramires</text:a><text:a xlink:href="https://1xbet.whoscored.com/Teams/5438/Show/Brazil-Red-Bull-Bragantino" xlink:type="simple">Red Bull Bragantino, </text:a>22, M(CR)</text:p>
          </table:table-cell>
          <table:table-cell office:value-type="string" calcext:value-type="string">
            <text:p><text:a xlink:href="https://1xbet.whoscored.com/Players/363129/Show/Eric-Ramires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295" calcext:value-type="float">
            <text:p>29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9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7</text:p>
          </table:table-cell>
          <table:table-cell table:formula="of:=RIGHT([.A366];LEN([.A366])-3)" office:value-type="string" office:string-value="Eric RamiresRed Bull Bragantino, 22, M(CR)" calcext:value-type="string">
            <text:p>Eric RamiresRed Bull Bragantino, 22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424041/Show/Valentín-Depietri" xlink:type="simple">356Valentín Depietri</text:a><text:a xlink:href="https://1xbet.whoscored.com/Teams/2065/Show/Brazil-Fortaleza" xlink:type="simple">Fortaleza, </text:a>21, Forward</text:p>
          </table:table-cell>
          <table:table-cell office:value-type="string" calcext:value-type="string">
            <text:p><text:a xlink:href="https://1xbet.whoscored.com/Players/424041/Show/Valentín-Depietri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0(9)</text:p>
          </table:table-cell>
          <table:table-cell office:value-type="float" office:value="118" calcext:value-type="float">
            <text:p>11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9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6</text:p>
          </table:table-cell>
          <table:table-cell table:formula="of:=RIGHT([.A367];LEN([.A367])-3)" office:value-type="string" office:string-value="Valentín DepietriFortaleza, 21, Forward" calcext:value-type="string">
            <text:p>Valentín DepietriFortaleza, 21, Forward</text:p>
          </table:table-cell>
        </table:table-row>
        <table:table-row table:style-name="ro3">
          <table:table-cell office:value-type="string" calcext:value-type="string">
            <text:p><text:a xlink:href="https://1xbet.whoscored.com/Players/280246/Show/Carlos-Eduardo" xlink:type="simple">357Carlos Eduardo</text:a><text:a xlink:href="https://1xbet.whoscored.com/Teams/5438/Show/Brazil-Red-Bull-Bragantino" xlink:type="simple">Red Bull Bragantino, </text:a>25, AM(CLR),FW</text:p>
          </table:table-cell>
          <table:table-cell office:value-type="string" calcext:value-type="string">
            <text:p><text:a xlink:href="https://1xbet.whoscored.com/Players/280246/Show/Carlos-Eduar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(4)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6</text:p>
          </table:table-cell>
          <table:table-cell table:formula="of:=RIGHT([.A368];LEN([.A368])-3)" office:value-type="string" office:string-value="Carlos EduardoRed Bull Bragantino, 25, AM(CLR),FW" calcext:value-type="string">
            <text:p>Carlos EduardoRed Bull Bragantino, 25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06258/Show/Kevin-Lomónaco" xlink:type="simple">358Kevin Lomónaco</text:a><text:a xlink:href="https://1xbet.whoscored.com/Teams/5438/Show/Brazil-Red-Bull-Bragantino" xlink:type="simple">Red Bull Bragantino, </text:a>20, D(C)</text:p>
          </table:table-cell>
          <table:table-cell office:value-type="string" calcext:value-type="string">
            <text:p><text:a xlink:href="https://1xbet.whoscored.com/Players/406258/Show/Kevin-Lomónac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5</text:p>
          </table:table-cell>
          <table:table-cell table:formula="of:=RIGHT([.A369];LEN([.A369])-3)" office:value-type="string" office:string-value="Kevin LomónacoRed Bull Bragantino, 20, D(C)" calcext:value-type="string">
            <text:p>Kevin LomónacoRed Bull Bragantino, 20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450/Show/Vitor-Gabriel" xlink:type="simple">359Vitor Gabriel</text:a><text:a xlink:href="https://1xbet.whoscored.com/Teams/1220/Show/Brazil-Juventude" xlink:type="simple">Juventude, </text:a>22, FW</text:p>
          </table:table-cell>
          <table:table-cell office:value-type="string" calcext:value-type="string">
            <text:p><text:a xlink:href="https://1xbet.whoscored.com/Players/373450/Show/Vitor-Gabriel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5</text:p>
          </table:table-cell>
          <table:table-cell table:formula="of:=RIGHT([.A370];LEN([.A370])-3)" office:value-type="string" office:string-value="Vitor GabrielJuventude, 22, FW" calcext:value-type="string">
            <text:p>Vitor GabrielJuventude, 22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551/Show/Felipe-Melo" xlink:type="simple">360Felipe Melo</text:a><text:a xlink:href="https://1xbet.whoscored.com/Teams/1232/Show/Brazil-Fluminense" xlink:type="simple">Fluminense, </text:a>39, D(C),M(C)</text:p>
          </table:table-cell>
          <table:table-cell office:value-type="string" calcext:value-type="string">
            <text:p><text:a xlink:href="https://1xbet.whoscored.com/Players/13551/Show/Felipe-Mel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(6)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0</text:p>
          </table:table-cell>
          <table:table-cell table:formula="of:=RIGHT([.A371];LEN([.A371])-3)" office:value-type="string" office:string-value="Felipe MeloFluminense, 39, D(C),M(C)" calcext:value-type="string">
            <text:p>Felipe MeloFluminense, 39, D(C),M(C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21:55:30.294712709</meta:creation-date>
    <dc:date>2022-08-16T10:59:21.583365262</dc:date>
    <meta:editing-duration>PT13M53S</meta:editing-duration>
    <meta:editing-cycles>4</meta:editing-cycles>
    <meta:generator>LibreOffice/7.3.4.2$Linux_X86_64 LibreOffice_project/30$Build-2</meta:generator>
    <meta:document-statistic meta:table-count="1" meta:cell-count="4933" meta:object-count="0"/>
  </office:meta>
</office:document-meta>
</file>